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Roman" svg:font-family="'Times Roman'"/>
    <style:font-face style:name="ＭＳ Ｐゴシック" svg:font-family="'ＭＳ Ｐゴシック'"/>
    <style:font-face style:name="F" svg:font-family="" style:font-family-generic="roman"/>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866in"/>
    </style:style>
    <style:style style:name="co3" style:family="table-column">
      <style:table-column-properties fo:break-before="auto" style:column-width="1.7984in"/>
    </style:style>
    <style:style style:name="co4" style:family="table-column">
      <style:table-column-properties fo:break-before="auto" style:column-width="1.898in"/>
    </style:style>
    <style:style style:name="co5" style:family="table-column">
      <style:table-column-properties fo:break-before="auto" style:column-width="2.6791in"/>
    </style:style>
    <style:style style:name="co6" style:family="table-column">
      <style:table-column-properties fo:break-before="auto" style:column-width="1.7756in"/>
    </style:style>
    <style:style style:name="co7" style:family="table-column">
      <style:table-column-properties fo:break-before="auto" style:column-width="1.828in"/>
    </style:style>
    <style:style style:name="co8" style:family="table-column">
      <style:table-column-properties fo:break-before="auto" style:column-width="2.6638in"/>
    </style:style>
    <style:style style:name="ro1" style:family="table-row">
      <style:table-row-properties style:row-height="0.1791in" fo:break-before="auto" style:use-optimal-row-height="true"/>
    </style:style>
    <style:style style:name="ro2" style:family="table-row">
      <style:table-row-properties style:row-height="0.3925in" fo:break-before="auto" style:use-optimal-row-height="true"/>
    </style:style>
    <style:style style:name="ro3" style:family="table-row">
      <style:table-row-properties style:row-height="0.2091in" fo:break-before="auto" style:use-optimal-row-height="true"/>
    </style:style>
    <style:style style:name="ro4" style:family="table-row">
      <style:table-row-properties style:row-height="0.5756in" fo:break-before="auto" style:use-optimal-row-height="true"/>
    </style:style>
    <style:style style:name="ro5" style:family="table-row">
      <style:table-row-properties style:row-height="0.2354in" fo:break-before="auto" style:use-optimal-row-height="true"/>
    </style:style>
    <style:style style:name="ro6" style:family="table-row">
      <style:table-row-properties style:row-height="4.0583in" fo:break-before="auto" style:use-optimal-row-height="true"/>
    </style:style>
    <style:style style:name="ro7" style:family="table-row">
      <style:table-row-properties style:row-height="1.6756in" fo:break-before="auto" style:use-optimal-row-height="true"/>
    </style:style>
    <style:style style:name="ro8" style:family="table-row">
      <style:table-row-properties style:row-height="0.7591in" fo:break-before="auto" style:use-optimal-row-height="true"/>
    </style:style>
    <style:style style:name="ro9" style:family="table-row">
      <style:table-row-properties style:row-height="1.4925in" fo:break-before="auto" style:use-optimal-row-height="true"/>
    </style:style>
    <style:style style:name="ro10" style:family="table-row">
      <style:table-row-properties style:row-height="2.5925in" fo:break-before="auto" style:use-optimal-row-height="true"/>
    </style:style>
    <style:style style:name="ro11" style:family="table-row">
      <style:table-row-properties style:row-height="0.9425in" fo:break-before="auto" style:use-optimal-row-height="true"/>
    </style:style>
    <style:style style:name="ro12" style:family="table-row">
      <style:table-row-properties style:row-height="1.3091in" fo:break-before="auto" style:use-optimal-row-height="true"/>
    </style:style>
    <style:style style:name="ro13" style:family="table-row">
      <style:table-row-properties style:row-height="2.7752in" fo:break-before="auto" style:use-optimal-row-height="true"/>
    </style:style>
    <style:style style:name="ro14" style:family="table-row">
      <style:table-row-properties style:row-height="2.2256in" fo:break-before="auto" style:use-optimal-row-height="true"/>
    </style:style>
    <style:style style:name="ro15" style:family="table-row">
      <style:table-row-properties style:row-height="0.222in" fo:break-before="auto" style:use-optimal-row-height="true"/>
    </style:style>
    <style:style style:name="ro16" style:family="table-row">
      <style:table-row-properties style:row-height="4.9752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7071in" fo:break-before="auto" style:use-optimal-row-height="true"/>
    </style:style>
    <style:style style:name="ro19" style:family="table-row">
      <style:table-row-properties style:row-height="0.3661in" fo:break-before="auto" style:use-optimal-row-height="true"/>
    </style:style>
    <style:style style:name="ro20" style:family="table-row">
      <style:table-row-properties style:row-height="0.5366in" fo:break-before="auto" style:use-optimal-row-height="true"/>
    </style:style>
    <style:style style:name="ro21" style:family="table-row">
      <style:table-row-properties style:row-height="0.8772in" fo:break-before="auto" style:use-optimal-row-height="true"/>
    </style:style>
    <style:style style:name="ro22" style:family="table-row">
      <style:table-row-properties style:row-height="0.1626in" fo:break-before="auto" style:use-optimal-row-height="true"/>
    </style:style>
    <style:style style:name="ro23" style:family="table-row">
      <style:table-row-properties style:row-height="0.3335in" fo:break-before="auto" style:use-optimal-row-height="true"/>
    </style:style>
    <style:style style:name="ro24" style:family="table-row">
      <style:table-row-properties style:row-height="0.5008in" fo:break-before="auto" style:use-optimal-row-height="true"/>
    </style:style>
    <style:style style:name="ro25" style:family="table-row">
      <style:table-row-properties style:row-height="0.2291in" fo:break-before="auto" style:use-optimal-row-height="true"/>
    </style:style>
    <style:style style:name="ro26" style:family="table-row">
      <style:table-row-properties style:row-height="2.5409in" fo:break-before="auto" style:use-optimal-row-height="true"/>
    </style:style>
    <style:style style:name="ro27" style:family="table-row">
      <style:table-row-properties style:row-height="4.2283in" fo:break-before="auto" style:use-optimal-row-height="true"/>
    </style:style>
    <style:style style:name="ro28" style:family="table-row">
      <style:table-row-properties style:row-height="1.6874in" fo:break-before="auto" style:use-optimal-row-height="true"/>
    </style:style>
    <style:style style:name="ro29" style:family="table-row">
      <style:table-row-properties style:row-height="1.3535in" fo:break-before="auto" style:use-optimal-row-height="true"/>
    </style:style>
    <style:style style:name="ro30" style:family="table-row">
      <style:table-row-properties style:row-height="1.1866in" fo:break-before="auto" style:use-optimal-row-height="true"/>
    </style:style>
    <style:style style:name="ro31" style:family="table-row">
      <style:table-row-properties style:row-height="1.5209in" fo:break-before="auto" style:use-optimal-row-height="true"/>
    </style:style>
    <style:style style:name="ro32" style:family="table-row">
      <style:table-row-properties style:row-height="0.8528in" fo:break-before="auto" style:use-optimal-row-height="true"/>
    </style:style>
    <style:style style:name="ro33" style:family="table-row">
      <style:table-row-properties style:row-height="1.0201in" fo:break-before="auto" style:use-optimal-row-height="true"/>
    </style:style>
    <style:style style:name="ro34" style:family="table-row">
      <style:table-row-properties style:row-height="2.6154in" fo:break-before="auto" style:use-optimal-row-height="true"/>
    </style:style>
    <style:style style:name="ro35" style:family="table-row">
      <style:table-row-properties style:row-height="2.3925in" fo:break-before="auto" style:use-optimal-row-height="true"/>
    </style:style>
    <style:style style:name="ro36" style:family="table-row">
      <style:table-row-properties style:row-height="2.2071in" fo:break-before="auto" style:use-optimal-row-height="true"/>
    </style:style>
    <style:style style:name="ro37" style:family="table-row">
      <style:table-row-properties style:row-height="2.0957in" fo:break-before="auto" style:use-optimal-row-height="true"/>
    </style:style>
    <style:style style:name="ro38" style:family="table-row">
      <style:table-row-properties style:row-height="1.7244in" fo:break-before="auto" style:use-optimal-row-height="true"/>
    </style:style>
    <style:style style:name="ro39" style:family="table-row">
      <style:table-row-properties style:row-height="2.0772in" fo:break-before="auto" style:use-optimal-row-height="true"/>
    </style:style>
    <style:style style:name="ro40" style:family="table-row">
      <style:table-row-properties style:row-height="1.6319in" fo:break-before="auto" style:use-optimal-row-height="true"/>
    </style:style>
    <style:style style:name="ro41" style:family="table-row">
      <style:table-row-properties style:row-height="1.298in" fo:break-before="auto" style:use-optimal-row-height="true"/>
    </style:style>
    <style:style style:name="ro42" style:family="table-row">
      <style:table-row-properties style:row-height="1.1126in" fo:break-before="auto" style:use-optimal-row-height="true"/>
    </style:style>
    <style:style style:name="ro43" style:family="table-row">
      <style:table-row-properties style:row-height="2.0402in" fo:break-before="auto" style:use-optimal-row-height="true"/>
    </style:style>
    <style:style style:name="ro44" style:family="table-row">
      <style:table-row-properties style:row-height="1.3165in" fo:break-before="auto" style:use-optimal-row-height="true"/>
    </style:style>
    <style:style style:name="ro45" style:family="table-row">
      <style:table-row-properties style:row-height="0.2126in" fo:break-before="auto" style:use-optimal-row-height="true"/>
    </style:style>
    <style:style style:name="ro46" style:family="table-row">
      <style:table-row-properties style:row-height="0.6673in" fo:break-before="auto" style:use-optimal-row-height="true"/>
    </style:style>
    <style:style style:name="ro47" style:family="table-row">
      <style:table-row-properties style:row-height="0.7417in" fo:break-before="auto" style:use-optimal-row-height="true"/>
    </style:style>
    <style:style style:name="ro48" style:family="table-row">
      <style:table-row-properties style:row-height="2.3736in" fo:break-before="auto" style:use-optimal-row-height="true"/>
    </style:style>
    <style:style style:name="ro49" style:family="table-row">
      <style:table-row-properties style:row-height="5.0819in" fo:break-before="auto" style:use-optimal-row-height="true"/>
    </style:style>
    <style:style style:name="ro50" style:family="table-row">
      <style:table-row-properties style:row-height="1.8543in" fo:break-before="auto" style:use-optimal-row-height="true"/>
    </style:style>
    <style:style style:name="ro51" style:family="table-row">
      <style:table-row-properties style:row-height="5.2484in" fo:break-before="auto" style:use-optimal-row-height="true"/>
    </style:style>
    <style:style style:name="ro52" style:family="table-row">
      <style:table-row-properties style:row-height="5.6016in" fo:break-before="auto" style:use-optimal-row-height="true"/>
    </style:style>
    <style:style style:name="ro53" style:family="table-row">
      <style:table-row-properties style:row-height="1.8362in" fo:break-before="auto" style:use-optimal-row-height="true"/>
    </style:style>
    <style:style style:name="ro54" style:family="table-row">
      <style:table-row-properties style:row-height="1.0016in" fo:break-before="auto" style:use-optimal-row-height="true"/>
    </style:style>
    <style:style style:name="ro55" style:family="table-row">
      <style:table-row-properties style:row-height="0.8339in" fo:break-before="auto" style:use-optimal-row-height="true"/>
    </style:style>
    <style:style style:name="ro56" style:family="table-row">
      <style:table-row-properties style:row-height="1.3354in" fo:break-before="auto" style:use-optimal-row-height="true"/>
    </style:style>
    <style:style style:name="ro57" style:family="table-row">
      <style:table-row-properties style:row-height="1.1681in" fo:break-before="auto" style:use-optimal-row-height="true"/>
    </style:style>
    <style:style style:name="ro58" style:family="table-row">
      <style:table-row-properties style:row-height="1.502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 style:family="table-cell" style:parent-style-name="Normal_5f_Sheet1">
      <style:table-cell-properties style:glyph-orientation-vertical="0" fo:background-color="#0080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6" style:family="table-cell" style:parent-style-name="Normal_5f_Sheet1">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7" style:family="table-cell" style:parent-style-name="Default">
      <style:table-cell-properties fo:border="0.0008in solid #000000" style:vertical-align="middle"/>
      <style:text-properties style:font-name="Times New Roman"/>
    </style:style>
    <style:style style:name="ce8"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3pt" fo:font-style="normal" fo:text-shadow="none" style:text-underline-style="none" fo:font-weight="bold" style:font-size-asian="13pt" style:font-style-asian="normal" style:font-weight-asian="bold" style:font-name-complex="Times Roman" style:font-size-complex="13pt" style:font-style-complex="normal" style:font-weight-complex="bold"/>
    </style:style>
    <style:style style:name="ce10"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1" style:family="table-cell" style:parent-style-name="Default">
      <style:table-cell-properties style:vertical-align="middle"/>
      <style:text-properties style:font-name="Times New Roman"/>
    </style:style>
    <style:style style:name="ce12"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3"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ＭＳ Ｐゴシック1" style:font-size-asian="11pt" style:font-style-asian="italic" style:font-weight-asian="normal" style:font-name-complex="Times New Roman" style:font-size-complex="11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Normal_5f_Sheet1">
      <style:table-cell-properties style:glyph-orientation-vertical="0" fo:background-color="#0080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8" style:family="table-cell" style:parent-style-name="Normal_5f_Sheet1">
      <style:table-cell-properties style:glyph-orientation-vertical="0" fo:border-bottom="0.0138in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0"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1"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2"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4" style:family="table-cell" style:parent-style-name="Default">
      <style:table-cell-properties style:glyph-orientation-vertical="0"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5" style:family="table-cell" style:parent-style-name="Default">
      <style:table-cell-properties style:text-align-source="fix" style:repeat-content="false"/>
      <style:paragraph-properties fo:text-align="center" fo:margin-left="0in"/>
      <style:text-properties style:font-name="Times New Roman" fo:font-size="13pt" style:font-size-asian="13pt" style:font-size-complex="13pt"/>
    </style:style>
    <style:style style:name="ce26"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7"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8" style:family="table-cell" style:parent-style-name="Normal_20_3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9" style:family="table-cell" style:parent-style-name="Normal_20_3_20_2">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0"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1" style:family="table-cell" style:parent-style-name="Normal_20_3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2"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3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4"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5"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7"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1"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2" style:family="table-cell" style:parent-style-name="Normal_5f_Template_5f_UnitTest_20_Case_5f_v0.9">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5"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6" style:family="table-cell" style:parent-style-name="Normal_5f_Template_5f_UnitTest_20_Case_5f_v0.9" style:data-style-name="N36">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7"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8"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Normal_5f_Sheet1">
      <style:table-cell-properties style:glyph-orientation-vertical="0" fo:border-bottom="none" fo:background-color="#008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1"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4"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5" style:family="table-cell" style:parent-style-name="Defaul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7"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58" style:family="table-cell" style:parent-style-name="Normal_5f_Template_5f_UnitTest_20_Case_5f_v0.9" style:data-style-name="N36">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59"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0"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1"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3"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4" style:family="table-cell" style:parent-style-name="Normal_5f_Sheet1">
      <style:table-cell-properties style:glyph-orientation-vertical="0" fo:border-bottom="0.0138in solid #000000" fo:background-color="#ffff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65" style:family="table-cell" style:parent-style-name="Default">
      <style:table-cell-properties fo:wrap-option="wrap" style:vertical-align="middle"/>
    </style:style>
    <style:style style:name="ce66" style:family="table-cell" style:parent-style-name="Normal_5f_Sheet1">
      <style:table-cell-properties style:glyph-orientation-vertical="0" fo:background-color="#0080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67"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68" style:family="table-cell" style:parent-style-name="Default">
      <style:table-cell-properties fo:wrap-option="wrap" fo:border="0.0008in solid #000000" style:vertical-align="middle"/>
    </style:style>
    <style:style style:name="ce69"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70" style:family="table-cell" style:parent-style-name="Default">
      <style:table-cell-properties style:glyph-orientation-vertical="0" fo:background-color="#99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71"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start" fo:margin-left="0in"/>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2" style:family="table-cell" style:parent-style-name="Default">
      <style:table-cell-properties fo:border-bottom="0.0138in solid #000000" style:diagonal-bl-tr="none" style:diagonal-tl-br="none" style:text-align-source="fix" style:repeat-content="false" fo:wrap-option="wrap" fo:border-left="0.0138in solid #000000" fo:border-right="none" style:rotation-align="none" fo:border-top="0.0138in solid #000000" style:vertical-align="middle"/>
      <style:paragraph-properties fo:text-align="start" fo:margin-left="0in"/>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3" style:family="table-cell" style:parent-style-name="Default">
      <style:table-cell-properties style:glyph-orientation-vertical="0" fo:background-color="#99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3pt" fo:font-style="normal" fo:text-shadow="none" style:text-underline-style="none" fo:font-weight="bold" style:font-size-asian="13pt" style:font-style-asian="normal" style:font-weight-asian="bold" style:font-name-complex="Times Roman" style:font-size-complex="13pt" style:font-style-complex="normal" style:font-weight-complex="bold"/>
    </style:style>
    <style:style style:name="ce74" style:family="table-cell" style:parent-style-name="Default">
      <style:table-cell-properties style:glyph-orientation-vertical="0" fo:background-color="#99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75"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6"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7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9"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80"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ＭＳ Ｐゴシック1" style:font-size-asian="11pt" style:font-style-asian="italic" style:font-weight-asian="normal" style:font-name-complex="Times New Roman" style:font-size-complex="11pt" style:font-style-complex="italic"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2" style:family="table-cell" style:parent-style-name="Normal_5f_Sheet1">
      <style:table-cell-properties style:glyph-orientation-vertical="0" fo:background-color="#0080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83"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84" style:family="table-cell" style:parent-style-name="Default">
      <style:table-cell-properties style:diagonal-bl-tr="none" style:diagonal-tl-br="none" style:text-align-source="fix" style:repeat-content="false" fo:wrap-option="wrap" fo:border="0.0008in solid #000000" style:rotation-align="none" style:vertical-align="middle"/>
      <style:paragraph-properties fo:text-align="start" fo:margin-left="0in"/>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6"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7"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8"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89"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0" style:family="table-cell" style:parent-style-name="Default">
      <style:table-cell-properties fo:border-bottom="0.0138in solid #000000" style:diagonal-bl-tr="none" style:diagonal-tl-br="none" style:text-align-source="fix" style:repeat-content="false" fo:wrap-option="wrap" fo:border-left="none" fo:border-right="0.0138in solid #000000" style:rotation-align="none" fo:border-top="0.0138in solid #000000" style:vertical-align="middle"/>
      <style:paragraph-properties fo:text-align="start" fo:margin-left="0in"/>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1" style:family="table-cell" style:parent-style-name="Default">
      <style:table-cell-properties style:glyph-orientation-vertical="0"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2"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3"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4"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5"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7"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8"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9" style:family="table-cell" style:parent-style-name="Default">
      <style:table-cell-properties style:glyph-orientation-vertical="0"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0"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1" style:family="table-cell" style:parent-style-name="Default">
      <style:table-cell-properties style:glyph-orientation-vertical="0" fo:border-bottom="0.0138in solid #000000" fo:background-color="#99ccff"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5" style:family="table-cell" style:parent-style-name="Normal_5f_Sheet1">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06"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7" style:family="table-cell" style:parent-style-name="Normal_20_2_20_3">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8" style:family="table-cell" style:parent-style-name="Normal_20_2_20_3">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9"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10"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12"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113"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1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15"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17" style:family="table-cell" style:parent-style-name="Normal_20_2_20_3">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18" style:family="table-cell" style:parent-style-name="Normal_5f_Template_5f_UnitTest_20_Case_5f_v0.9">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20"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start" fo:margin-left="0in"/>
      <style:text-properties style:use-window-font-color="true" style:text-outline="false" style:text-line-through-style="none" style:font-name="Times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21" style:family="table-cell" style:parent-style-name="Default">
      <style:table-cell-properties style:diagonal-bl-tr="none" style:diagonal-tl-br="none" style:text-align-source="fix" style:repeat-content="false" fo:wrap-option="wrap" fo:border="0.0138in solid #000000" style:rotation-align="none" style:vertical-align="middle"/>
      <style:paragraph-properties fo:text-align="center" fo:margin-left="0in"/>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122" style:family="table-cell" style:parent-style-name="Default">
      <style:table-cell-properties fo:background-color="#ffffff" style:diagonal-bl-tr="none" style:diagonal-tl-br="none" fo:wrap-option="wrap"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F" fo:font-size="12pt" fo:language="en" fo:country="US" fo:font-style="normal" fo:text-shadow="none" style:text-underline-style="none" fo:font-weight="normal" style:font-size-asian="12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F" fo:font-size="11pt" fo:font-style="normal" fo:text-shadow="none" style:text-underline-style="none" fo:font-weight="normal" style:font-size-asian="11pt" style:language-asian="en" style:country-asian="US" style:font-style-asian="normal" style:font-weight-asian="normal" style:font-name-complex="Tahoma" style:font-size-complex="11pt" style:language-complex="en" style:country-complex="US"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F" fo:font-size="12pt" fo:language="en" fo:country="US" fo:font-style="normal" fo:text-shadow="none" style:text-underline-style="none" fo:font-weight="normal" style:font-size-asian="12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ce1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139in" style:writing-mode="page"/>
      <style:text-properties style:use-window-font-color="true" style:text-outline="false" style:text-line-through-style="none"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ce13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36"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37" style:family="table-cell" style:parent-style-name="Normal_5f_Sheet1">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bold" style:font-size-asian="11pt" style:font-style-asian="normal" style:font-weight-asian="bold" style:font-name-complex="Times Roman" style:font-size-complex="11pt" style:font-style-complex="normal" style:font-weight-complex="bold"/>
    </style:style>
    <style:style style:name="ce13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gr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font-name="ＭＳ Ｐゴシック" fo:font-size="11pt" fo:language="en" fo:country="none" fo:font-style="normal" fo:text-shadow="none" style:text-underline-style="none" fo:font-weight="normal" style:text-underline-mode="continuous" style:text-overline-mode="continuous" style:text-line-through-mode="continuous" style:font-name-asian="ＭＳ Ｐゴシック" style:font-size-asian="11pt" style:language-asian="zh" style:country-asian="CN" style:font-style-asian="normal" style:font-weight-asian="normal" style:font-name-complex="ＭＳ Ｐゴシック"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8pt" fo:font-style="normal" fo:text-shadow="none" style:text-underline-style="none" fo:font-weight="bold" style:font-size-asian="8pt" style:font-style-asian="normal" style:font-weight-asian="bold" style:font-family-complex="Tahoma" style:font-family-generic-complex="swiss" style:font-pitch-complex="variable" style:font-size-complex="8pt" style:font-style-complex="normal" style:font-weight-complex="bold"/>
    </style:style>
    <style:style style:name="T2" style:family="text">
      <style:text-properties fo:color="#000000" style:text-outline="false" style:text-line-through-style="none" style:text-position="0% 100%" fo:font-family="Tahoma" style:font-family-generic="swiss" style:font-pitch="variable" fo:font-size="8pt" fo:font-style="normal" fo:text-shadow="none" style:text-underline-style="none" fo:font-weight="normal" style:font-size-asian="8pt" style:font-style-asian="normal" style:font-weight-asian="normal" style:font-family-complex="Tahoma" style:font-family-generic-complex="swiss" style:font-pitch-complex="variable" style:font-size-complex="8pt" style:font-style-complex="normal" style:font-weight-complex="normal"/>
    </style:style>
    <style:style style:name="T3" style:family="text">
      <style:text-properties style:font-name="Times New Roman" style:font-name-asian="ＭＳ Ｐゴシック1"/>
    </style:style>
    <style:style style:name="T4" style:family="text">
      <style:text-properties style:use-window-font-color="true" style:text-outline="false" style:text-line-through-style="none" style:text-position="0% 100%" style:font-name="Times Roman" fo:font-size="10pt" fo:font-style="italic" fo:text-shadow="none" style:text-underline-style="none" fo:font-weight="bold" style:font-size-asian="10pt" style:font-style-asian="italic" style:font-weight-asian="bold" style:font-name-complex="Times Roman" style:font-size-complex="10pt" style:font-style-complex="italic" style:font-weight-complex="bold"/>
    </style:style>
    <style:style style:name="T5" style:family="text">
      <style:text-properties style:use-window-font-color="true" style:text-outline="false" style:text-line-through-style="none" style:text-position="0% 100%"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T6" style:family="text">
      <style:text-properties style:use-window-font-color="true" style:text-outline="false" style:text-line-through-style="none" style:text-position="0% 100%" style:font-name="Times Roman" fo:font-size="7pt" fo:font-style="normal" fo:text-shadow="none" style:text-underline-style="none" fo:font-weight="normal" style:font-size-asian="7pt" style:font-style-asian="normal" style:font-weight-asian="normal" style:font-name-complex="Times Roman" style:font-size-complex="7pt" style:font-style-complex="normal" style:font-weight-complex="normal"/>
    </style:style>
    <style:style style:name="T7" style:family="text">
      <style:text-properties style:use-window-font-color="true" style:text-outline="false" style:text-line-through-style="none" style:text-position="0% 100%" style:font-name="Times Roman" fo:font-size="12pt" fo:font-style="normal" fo:text-shadow="none" style:text-underline-style="none" fo:font-weight="normal" style:font-size-asian="12pt" style:font-style-asian="normal" style:font-weight-asian="normal" style:font-name-complex="Times Roman" style:font-size-complex="12pt" style:font-style-complex="normal" style:font-weight-complex="normal"/>
    </style:style>
    <style:style style:name="T8" style:family="text">
      <style:text-properties style:font-name="F" fo:font-size="12pt" fo:language="en" fo:country="US" style:font-size-asian="12pt" style:font-size-complex="6.80000019073486pt"/>
    </style:style>
    <style:style style:name="T9" style:family="text">
      <style:text-properties style:font-name="F" fo:font-size="12pt" style:font-size-asian="12pt" style:font-size-complex="6.80000019073486pt"/>
    </style:style>
    <style:style style:name="T10" style:family="text">
      <style:text-properties style:font-name="F" fo:font-size="13pt" fo:language="en" fo:country="AU" style:font-size-asian="13pt" style:font-size-complex="7.40000009536743pt"/>
    </style:style>
    <style:style style:name="T11" style:family="text">
      <style:text-properties style:use-window-font-color="true" style:text-outline="false" style:text-line-through-style="none" style:text-position="0% 100%" style:font-name="Times Roman" fo:font-size="12pt" fo:font-style="italic" fo:text-shadow="none" style:text-underline-style="none" fo:font-weight="normal" style:font-size-asian="12pt" style:font-style-asian="italic" style:font-weight-asian="normal" style:font-name-complex="Times Roman" style:font-size-complex="12pt" style:font-style-complex="italic" style:font-weight-complex="normal"/>
    </style:style>
  </office:automatic-styles>
  <office:body>
    <office:spreadsheet>
      <table:table table:name="Danh sách ĐNTT" table:style-name="ta1" table:print="false">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1" table:number-columns-repeated="1019" table:default-cell-style-name="ce11"/>
        <table:table-row table:style-name="ro1">
          <table:table-cell table:style-name="ce1" office:value-type="string" table:number-columns-spanned="5" table:number-rows-spanned="1">
            <text:p>INTEGRATION TEST CASE</text:p>
          </table:table-cell>
          <table:covered-table-cell table:number-columns-repeated="4" table:style-name="ce1"/>
          <table:table-cell table:style-name="ce1"/>
          <table:table-cell table:style-name="ce59"/>
          <table:table-cell table:style-name="ce63"/>
          <table:table-cell table:number-columns-repeated="1016"/>
        </table:table-row>
        <table:table-row table:style-name="ro2">
          <table:table-cell table:style-name="ce2" office:value-type="string">
            <text:p>Screen Name</text:p>
          </table:table-cell>
          <table:table-cell table:style-name="ce12" office:value-type="string" table:number-columns-spanned="2" table:number-rows-spanned="1">
            <text:p>ĐNTT- Danh sách</text:p>
          </table:table-cell>
          <table:covered-table-cell table:style-name="ce12"/>
          <table:table-cell table:style-name="ce42" office:value-type="string">
            <text:p>Creater</text:p>
          </table:table-cell>
          <table:table-cell table:style-name="ce12" office:value-type="string">
            <text:p>Longth</text:p>
          </table:table-cell>
          <table:table-cell table:style-name="ce12" table:number-columns-repeated="3"/>
          <table:table-cell table:number-columns-repeated="1016"/>
        </table:table-row>
        <table:table-row table:style-name="ro3">
          <table:table-cell table:style-name="ce2" office:value-type="string">
            <text:p>Screen Code</text:p>
          </table:table-cell>
          <table:table-cell table:style-name="ce13" office:value-type="string" table:number-columns-spanned="2" table:number-rows-spanned="1">
            <text:p><text:span text:style-name="T3">ĐNTT- Danh sách</text:span></text:p>
          </table:table-cell>
          <table:covered-table-cell table:style-name="ce12"/>
          <table:table-cell table:style-name="ce42" office:value-type="string">
            <text:p>Create Date</text:p>
          </table:table-cell>
          <table:table-cell table:style-name="ce46" office:value-type="date" office:date-value="2020-03-23">
            <text:p>03/23/2020</text:p>
          </table:table-cell>
          <table:table-cell table:style-name="ce58"/>
          <table:table-cell table:style-name="ce60"/>
          <table:table-cell table:style-name="ce63"/>
          <table:table-cell table:number-columns-repeated="1016"/>
        </table:table-row>
        <table:table-row table:style-name="ro2">
          <table:table-cell table:style-name="ce2" office:value-type="string">
            <text:p>Test requirement</text:p>
          </table:table-cell>
          <table:table-cell table:style-name="ce12" table:number-columns-spanned="2" table:number-rows-spanned="1"/>
          <table:covered-table-cell table:style-name="ce12"/>
          <table:table-cell table:style-name="ce42" office:value-type="string">
            <text:p>Updater</text:p>
          </table:table-cell>
          <table:table-cell table:style-name="ce47"/>
          <table:table-cell table:style-name="ce12"/>
          <table:table-cell table:style-name="ce60"/>
          <table:table-cell table:style-name="ce63"/>
          <table:table-cell table:number-columns-repeated="1016"/>
        </table:table-row>
        <table:table-row table:style-name="ro3">
          <table:table-cell table:style-name="ce2" office:value-type="string">
            <text:p>Version</text:p>
          </table:table-cell>
          <table:table-cell table:style-name="ce12" office:value-type="float" office:value="1" table:number-columns-spanned="2" table:number-rows-spanned="1">
            <text:p>1</text:p>
          </table:table-cell>
          <table:covered-table-cell table:style-name="ce12"/>
          <table:table-cell table:style-name="ce42" office:value-type="string">
            <text:p>Update Date</text:p>
          </table:table-cell>
          <table:table-cell table:style-name="ce47"/>
          <table:table-cell table:style-name="ce12"/>
          <table:table-cell table:style-name="ce60"/>
          <table:table-cell table:style-name="ce63"/>
          <table:table-cell table:number-columns-repeated="1016"/>
        </table:table-row>
        <table:table-row table:style-name="ro3">
          <table:table-cell table:style-name="ce2" office:value-type="string">
            <text:p>Tester</text:p>
          </table:table-cell>
          <table:table-cell table:style-name="ce12" office:value-type="string">
            <text:p>longth</text:p>
          </table:table-cell>
          <table:table-cell table:style-name="ce12" table:number-columns-repeated="2"/>
          <table:table-cell table:style-name="ce47"/>
          <table:table-cell table:style-name="ce12"/>
          <table:table-cell table:style-name="ce60"/>
          <table:table-cell table:style-name="ce63"/>
          <table:table-cell table:number-columns-repeated="1016"/>
        </table:table-row>
        <table:table-row table:style-name="ro3">
          <table:table-cell table:style-name="ce1" office:value-type="string">
            <text:p>Pass</text:p>
          </table:table-cell>
          <table:table-cell table:style-name="ce14" office:value-type="string">
            <text:p>Fail</text:p>
          </table:table-cell>
          <table:table-cell table:style-name="ce35" office:value-type="string">
            <text:p>Untested</text:p>
          </table:table-cell>
          <table:table-cell table:style-name="ce35" office:value-type="string">
            <text:p>N/A</text:p>
          </table:table-cell>
          <table:table-cell table:style-name="ce35" office:value-type="string">
            <text:p>Number of Test cases</text:p>
          </table:table-cell>
          <table:table-cell table:style-name="ce35"/>
          <table:table-cell table:style-name="ce61" table:number-columns-repeated="2"/>
          <table:table-cell table:number-columns-repeated="1016"/>
        </table:table-row>
        <table:table-row table:style-name="ro1">
          <table:table-cell table:style-name="ce3"/>
          <table:table-cell table:style-name="ce15"/>
          <table:table-cell table:style-name="ce3" table:number-columns-repeated="2"/>
          <table:table-cell table:style-name="ce48" table:number-columns-repeated="2"/>
          <table:table-cell table:style-name="ce61" table:number-columns-repeated="2"/>
          <table:table-cell table:number-columns-repeated="1016"/>
        </table:table-row>
        <table:table-row table:style-name="ro1">
          <table:table-cell table:style-name="ce4" table:number-columns-spanned="8" table:number-rows-spanned="1"/>
          <table:covered-table-cell table:style-name="ce16"/>
          <table:covered-table-cell table:style-name="ce4"/>
          <table:covered-table-cell table:number-columns-repeated="3" table:style-name="ce43"/>
          <table:covered-table-cell table:number-columns-repeated="2" table:style-name="ce62"/>
          <table:table-cell table:number-columns-repeated="1016"/>
        </table:table-row>
        <table:table-row table:style-name="ro4">
          <table:table-cell table:style-name="ce5" office:value-type="string">
            <text:p>Mã trường hợp kiểm thử </text:p>
          </table:table-cell>
          <table:table-cell table:style-name="ce17" office:value-type="string">
            <text:p>Mục đích kiểm thử </text:p>
          </table:table-cell>
          <table:table-cell table:style-name="ce5" office:value-type="string">
            <text:p>Các bước thực hiện </text:p>
          </table:table-cell>
          <table:table-cell table:style-name="ce5" office:value-type="string">
            <text:p>Đầu vào </text:p>
          </table:table-cell>
          <table:table-cell table:style-name="ce49" office:value-type="string">
            <text:p>Kết quả mong muốn </text:p>
          </table:table-cell>
          <table:table-cell table:style-name="ce49" office:value-type="string">
            <text:p>Kết quả </text:p>
          </table:table-cell>
          <table:table-cell table:style-name="ce49" office:value-type="string">
            <text:p>Test date</text:p>
          </table:table-cell>
          <table:table-cell table:style-name="ce5" office:value-type="string">
            <text:p>Note</text:p>
          </table:table-cell>
          <table:table-cell table:number-columns-repeated="1016"/>
        </table:table-row>
        <table:table-row table:style-name="ro5">
          <table:table-cell table:style-name="ce6" office:value-type="string" table:number-columns-spanned="8" table:number-rows-spanned="1">
            <text:p>Kiểm tra giao diện chung </text:p>
          </table:table-cell>
          <table:covered-table-cell table:number-columns-repeated="6" table:style-name="ce18"/>
          <table:covered-table-cell table:style-name="ce64"/>
          <table:table-cell table:number-columns-repeated="1016"/>
        </table:table-row>
        <table:table-row table:style-name="ro6">
          <table:table-cell table:style-name="ce7"/>
          <table:table-cell table:style-name="ce19" office:value-type="string">
            <text:p>Kiểm tra giao diện danh sách ĐNTT</text:p>
          </table:table-cell>
          <table:table-cell table:style-name="ce19" office:value-type="string">
            <text:p>1. Truy cập app PMTC</text:p>
            <text:p>2. Tại màn hình Home &gt; Click ĐNTT</text:p>
          </table:table-cell>
          <table:table-cell table:style-name="ce19" office:value-type="string">
            <text:p>- cài đặt app </text:p>
            <text:p>- click vào biểu tượng ĐNTT</text:p>
          </table:table-cell>
          <table:table-cell table:style-name="ce19" office:value-type="string">
            <text:p/>
            <text:p>Hiển thị màn hình danh sách ĐNTT gồm các trường:</text:p>
            <text:p><text:s/>- Hình đình kèm tại note </text:p>
            <text:p>- button back quay trở về màn hình home</text:p>
            <text:p>- tilter của giao diện: danh sách ĐNTT, in đậm, màu trắng, nền xanh, kích thước phù hợp, căn trái. </text:p>
            <text:p>- Danh sách ĐNTT đã tạo trước đó bao gồm các thông tin như : </text:p>
            <text:p>+ Ngày tạo: hiển thị theo mm/dd</text:p>
            <text:p>+Tên ĐNTT </text:p>
            <text:p>+ Số tiền </text:p>
            <text:p>+ Nội dung ĐNTT, hiển thị 1 dòng duy nhất sau đó hiển thị dấu ... </text:p>
            <text:p>+ Ngày hoàn thành hiển thị dưới dạng dd/mm/yyyy</text:p>
            <text:p>+ Groupby các ĐNTT trong tháng và hiển thị </text:p>
            <text:p>- Button tìm kiếm, Lọc</text:p>
            <text:p>- Button thêm</text:p>
            <text:p/>
          </table:table-cell>
          <table:table-cell table:style-name="ce7" table:number-columns-repeated="3"/>
          <table:table-cell table:number-columns-repeated="1016"/>
        </table:table-row>
        <table:table-row table:style-name="ro7">
          <table:table-cell table:style-name="ce7"/>
          <table:table-cell table:style-name="ce20" office:value-type="string">
            <text:p>Kiểm tra bố cục, font chữ, chính tả</text:p>
          </table:table-cell>
          <table:table-cell table:style-name="ce20" office:value-type="string">
            <text:p>1. Kiểm tra về bố cục, font chữ, chính tả, màu chữ</text:p>
            <text:p/>
          </table:table-cell>
          <table:table-cell table:style-name="ce19" office:value-type="string">
            <text:p>- Có tờ trình </text:p>
          </table:table-cell>
          <table:table-cell table:style-name="ce20"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style-name="ce7" table:number-columns-repeated="3"/>
          <table:table-cell table:number-columns-repeated="1016"/>
        </table:table-row>
        <table:table-row table:style-name="ro8">
          <table:table-cell table:style-name="ce7"/>
          <table:table-cell table:style-name="ce20" office:value-type="string">
            <text:p>kiểm tra button tìm kiếm </text:p>
          </table:table-cell>
          <table:table-cell table:style-name="ce20" office:value-type="string">
            <text:p>ND click vào button tìm kiếm </text:p>
          </table:table-cell>
          <table:table-cell table:style-name="ce19"/>
          <table:table-cell table:style-name="ce20" office:value-type="string">
            <text:p>- hiển thị textsearch </text:p>
            <text:p>- hiển thị hypertext tìm kiếm theo số chứng từ, số tiền DN..</text:p>
            <text:p>- icon tìm kiếm </text:p>
          </table:table-cell>
          <table:table-cell table:style-name="ce7" table:number-columns-repeated="3"/>
          <table:table-cell table:number-columns-repeated="1016"/>
        </table:table-row>
        <table:table-row table:style-name="ro3">
          <table:table-cell table:style-name="ce7"/>
          <table:table-cell table:style-name="ce21" office:value-type="string">
            <text:p>kiểm tra button back </text:p>
          </table:table-cell>
          <table:table-cell table:style-name="ce21" office:value-type="string">
            <text:p>click vào button back </text:p>
          </table:table-cell>
          <table:table-cell table:style-name="ce19"/>
          <table:table-cell table:style-name="ce21" office:value-type="string">
            <text:p>Quay trở lại màn hình Dashboard </text:p>
          </table:table-cell>
          <table:table-cell table:style-name="ce7" table:number-columns-repeated="3"/>
          <table:table-cell table:number-columns-repeated="1016"/>
        </table:table-row>
        <table:table-row table:style-name="ro3">
          <table:table-cell table:style-name="ce7"/>
          <table:table-cell table:style-name="ce21" office:value-type="string">
            <text:p>Kiểm tra button thêm mới </text:p>
          </table:table-cell>
          <table:table-cell table:style-name="ce21" office:value-type="string">
            <text:p>click vào button thêm mới </text:p>
          </table:table-cell>
          <table:table-cell table:style-name="ce19"/>
          <table:table-cell table:style-name="ce21" office:value-type="string">
            <text:p>Màn hình hiển thị thêm mới tờ ĐNTT. </text:p>
          </table:table-cell>
          <table:table-cell table:style-name="ce7" table:number-columns-repeated="3"/>
          <table:table-cell table:number-columns-repeated="1016"/>
        </table:table-row>
        <table:table-row table:style-name="ro9">
          <table:table-cell table:style-name="ce7"/>
          <table:table-cell table:style-name="ce20" office:value-type="string">
            <text:p>Kiểm tra button lọc </text:p>
          </table:table-cell>
          <table:table-cell table:style-name="ce20" office:value-type="string">
            <text:p>ND click vào button lọc </text:p>
          </table:table-cell>
          <table:table-cell table:style-name="ce19"/>
          <table:table-cell table:style-name="ce20" office:value-type="string">
            <text:p>Hiển thị pop-up Lọc tờ trình bao gồm các thông tin như : </text:p>
            <text:p>+ dropdown trạng thái tài liệu </text:p>
            <text:p>+ dropdown trạng thái phê duyệt </text:p>
            <text:p>+ dropdown trạng thái ký </text:p>
            <text:p>+ button đồng ý </text:p>
            <text:p>Titel hiển thị căn giữa, màu xanh. Bố cục rõ ràng hợp lý </text:p>
          </table:table-cell>
          <table:table-cell table:style-name="ce7" table:number-columns-repeated="3"/>
          <table:table-cell table:number-columns-repeated="1016"/>
        </table:table-row>
        <table:table-row table:style-name="ro10">
          <table:table-cell table:style-name="ce7"/>
          <table:table-cell table:style-name="ce21" office:value-type="string">
            <text:p>Kiểm tra căn lề các thông tin hiển thị</text:p>
          </table:table-cell>
          <table:table-cell table:style-name="ce21" office:value-type="string">
            <text:p>Kiểm tra căn lề</text:p>
          </table:table-cell>
          <table:table-cell table:style-name="ce19"/>
          <table:table-cell table:style-name="ce21" office:value-type="string">
            <text:p/>
            <text:p>'-Text: căn lề trái</text:p>
            <text:p>-HeaderName căn trái và bôi đậm </text:p>
            <text:p>-Ngày tháng năm: Tm/dd hiển thị cột dọc </text:p>
            <text:p>-Title tờ trình: hiển thị đầy đủ thông tin </text:p>
            <text:p>-Content: hiển thị một dòng, nếu độ dài nhiều hơn 1 dòng thì hiển thị dấu ba chấm. Chữ đậm. </text:p>
            <text:p>-Trạng thái: hiển thị màu theo trạng thái của tờ trình</text:p>
            <text:p>-Số tiền: Màu cam , <text:s/>kiểu dữ liệu xxx.xxx.xxx</text:p>
            <text:p/>
            <text:p/>
          </table:table-cell>
          <table:table-cell table:style-name="ce7" table:number-columns-repeated="3"/>
          <table:table-cell table:number-columns-repeated="1016"/>
        </table:table-row>
        <table:table-row table:style-name="ro7">
          <table:table-cell table:style-name="ce7"/>
          <table:table-cell table:style-name="ce20" office:value-type="string">
            <text:p>Kiểm tra màu trạng thái của các ĐNTT</text:p>
          </table:table-cell>
          <table:table-cell table:style-name="ce20" office:value-type="string">
            <text:p>Quan sát màu của ĐNTT</text:p>
          </table:table-cell>
          <table:table-cell table:style-name="ce19"/>
          <table:table-cell table:style-name="ce20" office:value-type="string">
            <text:p>Quan sát màu trạng thái của các tờ trình bao gồm: </text:p>
            <text:p>+ Tờ trình có trạng thái nháp: viền màu xám </text:p>
            <text:p>+ Tờ trình có trạng thái hoàn thành: màu cam </text:p>
            <text:p>+ Tờ trình có trạng thái đã phê duyệt : màu xanh </text:p>
            <text:p>+ Tờ trình có trạng thái từ chối: màu đỏ</text:p>
          </table:table-cell>
          <table:table-cell table:style-name="ce7" table:number-columns-repeated="3"/>
          <table:table-cell table:number-columns-repeated="1016"/>
        </table:table-row>
        <table:table-row table:style-name="ro5">
          <table:table-cell table:style-name="ce8" office:value-type="string" table:number-columns-spanned="8" table:number-rows-spanned="1">
            <text:p>Kiểm tra tính đứng đắn của các trường dữ liệu </text:p>
          </table:table-cell>
          <table:covered-table-cell table:number-columns-repeated="7" table:style-name="ce7"/>
          <table:table-cell table:number-columns-repeated="1016"/>
        </table:table-row>
        <table:table-row table:style-name="ro8">
          <table:table-cell table:style-name="ce7"/>
          <table:table-cell table:style-name="ce22" office:value-type="string" table:number-columns-spanned="1" table:number-rows-spanned="2">
            <text:p>kiểm tra tổng số ĐNTT sẽ hiển thị trong danh sách </text:p>
          </table:table-cell>
          <table:table-cell table:style-name="ce36" office:value-type="string">
            <text:p>Kiểm tra số ĐNTT sẽ hiển thị </text:p>
          </table:table-cell>
          <table:table-cell table:style-name="ce37"/>
          <table:table-cell table:style-name="ce50" office:value-type="string">
            <text:p>+ Mặc định hiển thị tất cả các ĐNTT </text:p>
            <text:p>+ Hiển thị ĐNTT mới nhất đầu tiên và sắp xếp cho đến hết </text:p>
            <text:p/>
          </table:table-cell>
          <table:table-cell table:style-name="ce7" table:number-columns-repeated="3"/>
          <table:table-cell table:number-columns-repeated="1016"/>
        </table:table-row>
        <table:table-row table:style-name="ro11">
          <table:table-cell table:style-name="ce7"/>
          <table:covered-table-cell table:style-name="ce22"/>
          <table:table-cell table:style-name="ce36" office:value-type="string">
            <text:p>Kiểm tra tổng số ĐNTT sẽ hiển thị </text:p>
          </table:table-cell>
          <table:table-cell table:style-name="ce37"/>
          <table:table-cell table:style-name="ce50" office:value-type="string">
            <text:p>SELECT COUNT(*)</text:p>
            <text:p><text:s/>totalRecord FROM C_STATEMENT T1 WHERE T1.IS_DELETED = 'N' AND T1.AD_ORG_ID = 1000434 ORDER BY TRANS_DATE DESC;</text:p>
          </table:table-cell>
          <table:table-cell table:style-name="ce7" table:number-columns-repeated="3"/>
          <table:table-cell table:number-columns-repeated="1016"/>
        </table:table-row>
        <table:table-row table:style-name="ro11">
          <table:table-cell table:style-name="ce7"/>
          <table:table-cell table:style-name="ce22" office:value-type="string" table:number-columns-spanned="1" table:number-rows-spanned="2">
            <text:p>kiểm tra tổng số tờ trình trong một tháng </text:p>
          </table:table-cell>
          <table:table-cell table:style-name="ce36" office:value-type="string">
            <text:p>Kiểm tra số ĐNTT sẽ hiển thị </text:p>
          </table:table-cell>
          <table:table-cell table:style-name="ce37"/>
          <table:table-cell table:style-name="ce50" office:value-type="string">
            <text:p>+ Mặc định hiển thị tất cả các ĐNTT</text:p>
            <text:p>+ Hiển thị ĐNTT theo danh sách nhóm sắp xếp theo tuần tự mới - cũ </text:p>
            <text:p>+ ĐNTT trong một nhóm được hiển thị theo mới - cũ</text:p>
          </table:table-cell>
          <table:table-cell table:style-name="ce7" table:number-columns-repeated="3"/>
          <table:table-cell table:number-columns-repeated="1016"/>
        </table:table-row>
        <table:table-row table:style-name="ro12">
          <table:table-cell table:style-name="ce7"/>
          <table:covered-table-cell table:style-name="ce22"/>
          <table:table-cell table:style-name="ce36" office:value-type="string">
            <text:p>Kiểm tra tổng số ĐNTT sẽ hiển thị </text:p>
          </table:table-cell>
          <table:table-cell table:style-name="ce37"/>
          <table:table-cell table:style-name="ce50" office:value-type="string">
            <text:p>SELECT COUNT(*) totalRecord FROM C_STATEMENT T1 WHERE T1.IS_DELETED = 'N' AND T1.AD_ORG_ID = 1000434 and t1.trans_date &gt; '01-JAN-2020' and t1.trans_date &lt; '01-MAY-2020' ORDER BY TRANS_DATE DESC </text:p>
          </table:table-cell>
          <table:table-cell table:style-name="ce7" table:number-columns-repeated="3"/>
          <table:table-cell table:number-columns-repeated="1016"/>
        </table:table-row>
        <table:table-row table:style-name="ro4">
          <table:table-cell table:style-name="ce7"/>
          <table:table-cell table:style-name="ce22" office:value-type="string" table:number-columns-spanned="1" table:number-rows-spanned="5">
            <text:p>kiểm tra dữ liệu một tờ trình tại màn hình danh sách ĐNTT </text:p>
          </table:table-cell>
          <table:table-cell table:style-name="ce37" office:value-type="string">
            <text:p>Kiểm tra trường ngày tháng </text:p>
          </table:table-cell>
          <table:table-cell table:style-name="ce37"/>
          <table:table-cell table:style-name="ce37" office:value-type="string">
            <text:p>Hiển thị dưới dạng Date</text:p>
            <text:p>Dữ liệu ở cột ngày tháng hiệu được get từ trường Trans_Date <text:s/>bảng c_statment</text:p>
          </table:table-cell>
          <table:table-cell table:style-name="ce7" table:number-columns-repeated="3"/>
          <table:table-cell table:number-columns-repeated="1016"/>
        </table:table-row>
        <table:table-row table:style-name="ro8">
          <table:table-cell table:style-name="ce7"/>
          <table:covered-table-cell table:style-name="ce22"/>
          <table:table-cell table:style-name="ce37" office:value-type="string">
            <text:p>Kiểm tra trường Số chứng từ</text:p>
          </table:table-cell>
          <table:table-cell table:style-name="ce37"/>
          <table:table-cell table:style-name="ce37" office:value-type="string">
            <text:p>+Hiển thị dưới dạng text </text:p>
            <text:p>Dữ liệu ở cột ngày tháng hiệu được get từ trường Document_No <text:s/>bảng c_statment</text:p>
            <text:p>'+ Không quá 20 ký tự </text:p>
          </table:table-cell>
          <table:table-cell table:style-name="ce7" table:number-columns-repeated="3"/>
          <table:table-cell table:number-columns-repeated="1016"/>
        </table:table-row>
        <table:table-row table:style-name="ro8">
          <table:table-cell table:style-name="ce7"/>
          <table:covered-table-cell table:style-name="ce22"/>
          <table:table-cell table:style-name="ce37" office:value-type="string">
            <text:p>Kiểm tra trường nội dung ĐNTT </text:p>
          </table:table-cell>
          <table:table-cell table:style-name="ce37"/>
          <table:table-cell table:style-name="ce37" office:value-type="string">
            <text:p>Hiển thị dưới dạng text</text:p>
            <text:p>Dữ liệu ở cột ngày tháng hiệu được get từ trường Description <text:s/>bảng c_statment</text:p>
            <text:p>+ Ràng buộc không quá 250 ký tự </text:p>
          </table:table-cell>
          <table:table-cell table:style-name="ce7" table:number-columns-repeated="3"/>
          <table:table-cell table:number-columns-repeated="1016"/>
        </table:table-row>
        <table:table-row table:style-name="ro13">
          <table:table-cell table:style-name="ce7"/>
          <table:covered-table-cell table:style-name="ce22"/>
          <table:table-cell table:style-name="ce22" office:value-type="string">
            <text:p>Kiểm tra trường trạng thái tờ trình + date</text:p>
          </table:table-cell>
          <table:table-cell table:style-name="ce37"/>
          <table:table-cell table:style-name="ce37" office:value-type="string">
            <text:p>Hiển thị trạng thái lần lượt theo thứ tự thỏa mãn điều kiện:</text:p>
            <text:p>- <text:s/>Trạng thái tài liệu[DOCSTATUS] + Ngày cập nhật: </text:p>
            <text:p>• Khi tạo mới hoặc sau khi CO chứng từ </text:p>
            <text:p>- Trạng thái duyệt[APPROVE_STATUS] + Ngày cập nhật: </text:p>
            <text:p>• Trạng thái tài liệu = “Hoàn thành” </text:p>
            <text:p>• Trạng thái duyệt = “Đã duyệt” hoặc “Từ chối”</text:p>
            <text:p>-. Trạng thái ký [SignerStatus] + Ngày duyệt VOffice:</text:p>
            <text:p>• Trạng thái tài liệu = “Đã duyệt”</text:p>
            <text:p>• Trạng thái ký khác “Chưa ký”</text:p>
            <text:p/>
          </table:table-cell>
          <table:table-cell table:style-name="ce7" table:number-columns-repeated="3"/>
          <table:table-cell table:number-columns-repeated="1016"/>
        </table:table-row>
        <table:table-row table:style-name="ro9">
          <table:table-cell table:style-name="ce7"/>
          <table:covered-table-cell table:style-name="ce22"/>
          <table:table-cell table:style-name="ce37" office:value-type="string">
            <text:p>Kiểm tra trường số tiền </text:p>
          </table:table-cell>
          <table:table-cell table:style-name="ce37"/>
          <table:table-cell table:style-name="ce37" office:value-type="string">
            <text:p>Mặc định là Tổng tiền đề nghị</text:p>
            <text:p>Nếu Trạng thái duyệt = “Được duyệt” <text:s text:c="2"/> Lấy Tổng tiền được duyệt [APPROVED_AMOUNT]</text:p>
            <text:p>Nếu Trạng thái duyệt &lt;&gt; “Được duyệt”  Lấy Tổng tiền đề nghị [REQUEST_AMOUNT]</text:p>
            <text:p/>
          </table:table-cell>
          <table:table-cell table:style-name="ce7" table:number-columns-repeated="3"/>
          <table:table-cell table:number-columns-repeated="1016"/>
        </table:table-row>
        <table:table-row table:style-name="ro2">
          <table:table-cell table:style-name="ce7"/>
          <table:table-cell table:style-name="ce23" office:value-type="string" table:number-columns-spanned="1" table:number-rows-spanned="5">
            <text:p>Kiểm tra tùy chọn tại một tờ trình </text:p>
          </table:table-cell>
          <table:table-cell table:style-name="ce37" office:value-type="string">
            <text:p>kiểm tra khi vuốt sang bên phải tại một ĐNTT</text:p>
          </table:table-cell>
          <table:table-cell table:style-name="ce37"/>
          <table:table-cell table:style-name="ce37" office:value-type="string">
            <text:p>không hiển thị gì cả, bản khi không có sự dịch chuyển</text:p>
          </table:table-cell>
          <table:table-cell table:style-name="ce7" table:number-columns-repeated="3"/>
          <table:table-cell table:number-columns-repeated="1016"/>
        </table:table-row>
        <table:table-row table:style-name="ro12">
          <table:table-cell table:style-name="ce7"/>
          <table:covered-table-cell table:style-name="ce24"/>
          <table:table-cell table:style-name="ce37" office:value-type="string">
            <text:p>Kiểm tra khi vuốt sang bên trái tại ĐNTT</text:p>
          </table:table-cell>
          <table:table-cell table:style-name="ce37"/>
          <table:table-cell table:style-name="ce37" office:value-type="string">
            <text:p>màn hình hiển thị danh sách các tùy chọn bao gồm : </text:p>
            <text:p>+Icon xóa/ chức năng xóa tờ trình </text:p>
            <text:p>+ Icon sao chép/ chức năng sao chép tờ trình </text:p>
            <text:p>+ Icon chỉnh sửa - &gt; chỉ hiển thị ở tờ trình có trạng thái là nháp </text:p>
          </table:table-cell>
          <table:table-cell table:style-name="ce7" table:number-columns-repeated="3"/>
          <table:table-cell table:number-columns-repeated="1016"/>
        </table:table-row>
        <table:table-row table:style-name="ro8">
          <table:table-cell table:style-name="ce7"/>
          <table:covered-table-cell table:style-name="ce24"/>
          <table:table-cell table:style-name="ce37" office:value-type="string">
            <text:p>Kiểm tra khi click vào button xóa </text:p>
          </table:table-cell>
          <table:table-cell table:style-name="ce37"/>
          <table:table-cell table:style-name="ce37" office:value-type="string">
            <text:p>+ Màn hình hiển thị button xóa có màu đỏ.Cho phép người dùng click vào button</text:p>
            <text:p>+ Cho phép người dùng thực hiện chức năng xóa</text:p>
          </table:table-cell>
          <table:table-cell table:style-name="ce7" table:number-columns-repeated="3"/>
          <table:table-cell table:number-columns-repeated="1016"/>
        </table:table-row>
        <table:table-row table:style-name="ro8">
          <table:table-cell table:style-name="ce7"/>
          <table:covered-table-cell table:style-name="ce24"/>
          <table:table-cell table:style-name="ce37" office:value-type="string">
            <text:p>Kiểm tra khi click vào button sao chép </text:p>
          </table:table-cell>
          <table:table-cell table:style-name="ce37"/>
          <table:table-cell table:style-name="ce37" office:value-type="string">
            <text:p>+ Màn hình hiển thị button sao chép, cho phép người dùng click vào button. </text:p>
            <text:p>+ Cho phép người dùng thực hiện chức năng sao chép </text:p>
          </table:table-cell>
          <table:table-cell table:style-name="ce7" table:number-columns-repeated="3"/>
          <table:table-cell table:number-columns-repeated="1016"/>
        </table:table-row>
        <table:table-row table:style-name="ro8">
          <table:table-cell table:style-name="ce7"/>
          <table:covered-table-cell table:style-name="ce24"/>
          <table:table-cell table:style-name="ce37" office:value-type="string">
            <text:p>Kiểm tra khi click vào button chỉnh sửa </text:p>
          </table:table-cell>
          <table:table-cell table:style-name="ce37"/>
          <table:table-cell table:style-name="ce37" office:value-type="string">
            <text:p>+ Màn hình hiển thị button chỉnh sửa</text:p>
            <text:p>+ Cho phép người dùng chỉnh sửa tờ trình đối với tờ trình đang ở trạng thái nháp </text:p>
          </table:table-cell>
          <table:table-cell table:style-name="ce7" table:number-columns-repeated="3"/>
          <table:table-cell table:number-columns-repeated="1016"/>
        </table:table-row>
        <table:table-row table:style-name="ro7">
          <table:table-cell table:style-name="ce7"/>
          <table:table-cell table:style-name="ce22" office:value-type="string">
            <text:p>Kiểm tra khi click vào button chỉnh sửa </text:p>
          </table:table-cell>
          <table:table-cell table:style-name="ce37" office:value-type="string">
            <text:p>kiểm tra xem khi người dùng click vào button chỉnh sửa </text:p>
          </table:table-cell>
          <table:table-cell table:style-name="ce37" office:value-type="string">
            <text:p>ĐNTT đang có trạng thái là nháp </text:p>
          </table:table-cell>
          <table:table-cell table:style-name="ce37" office:value-type="string">
            <text:p>+ Khi người dùng click vào button chỉnh sửa, hiển thị màn hình chi tiết ĐNTT bao gồm các tab : </text:p>
            <text:p>+ Thông tin chung </text:p>
            <text:p>+ Thông tin chi tiết </text:p>
            <text:p>+ Thông tin chi </text:p>
            <text:p>+ Trình ký Voffice ( có thể có hoặc không) </text:p>
            <text:p>+ File đính kèm </text:p>
          </table:table-cell>
          <table:table-cell table:style-name="ce7" table:number-columns-repeated="3"/>
          <table:table-cell table:number-columns-repeated="1016"/>
        </table:table-row>
        <table:table-row table:style-name="ro8">
          <table:table-cell table:style-name="ce7"/>
          <table:table-cell table:style-name="ce22" office:value-type="string" table:number-columns-spanned="1" table:number-rows-spanned="6">
            <text:p>Kiểm tra tính đứng đắn khi click vào button xóa </text:p>
          </table:table-cell>
          <table:table-cell table:style-name="ce37" office:value-type="string">
            <text:p>kiểm tra xem khi người dùng click vào button Xóa </text:p>
          </table:table-cell>
          <table:table-cell table:style-name="ce37" office:value-type="string">
            <text:p>Tồn tại tờ trình </text:p>
          </table:table-cell>
          <table:table-cell table:style-name="ce37" office:value-type="string">
            <text:p>Màn hình hiển thị dialog thông báo : </text:p>
            <text:p>+ "Bạn có muốn xóa bản ghi này không?"</text:p>
            <text:p>+ Button hủy bỏ/ đồng ý </text:p>
            <text:p/>
          </table:table-cell>
          <table:table-cell table:style-name="ce7" table:number-columns-repeated="3"/>
          <table:table-cell table:number-columns-repeated="1016"/>
        </table:table-row>
        <table:table-row table:style-name="ro4">
          <table:table-cell table:style-name="ce7"/>
          <table:covered-table-cell table:style-name="ce22"/>
          <table:table-cell table:style-name="ce37" office:value-type="string">
            <text:p>Kiểm tra khi người dùng click vào button đồng ý </text:p>
          </table:table-cell>
          <table:table-cell table:style-name="ce37"/>
          <table:table-cell table:style-name="ce37" office:value-type="string">
            <text:p>Cho phép người dùng xóa bỏ tờ trình </text:p>
            <text:p>update c_statement set is_deleted = 'Y' where c_statement_id = 202;</text:p>
          </table:table-cell>
          <table:table-cell table:style-name="ce7" table:number-columns-repeated="3"/>
          <table:table-cell table:number-columns-repeated="1016"/>
        </table:table-row>
        <table:table-row table:style-name="ro14">
          <table:table-cell table:style-name="ce7"/>
          <table:covered-table-cell table:style-name="ce22"/>
          <table:table-cell table:style-name="ce37" office:value-type="string">
            <text:p>Kiểm tra khi người dùng xóa ĐNTT</text:p>
          </table:table-cell>
          <table:table-cell table:style-name="ce37"/>
          <table:table-cell table:style-name="ce37" office:value-type="string">
            <text:p>Cập nhật bảng QT_C_MONTH_CONTRACT_DETAIL:</text:p>
            <text:p>Căn cứ QT_PLAN_DETAIL_ID của bản ghi C_STATEMENT_LINE_ID bị xóa:</text:p>
            <text:p>• Cập nhật QT_C_MONTH_CONTRACT_DETAIL.C_Statement_ID = Null</text:p>
            <text:p>• Cập nhật QT_C_MONTH_CONTRACT_DETAIL.C_Statement_Line_ID = Null</text:p>
            <text:p/>
          </table:table-cell>
          <table:table-cell table:style-name="ce7" table:number-columns-repeated="3"/>
          <table:table-cell table:number-columns-repeated="1016"/>
        </table:table-row>
        <table:table-row table:style-name="ro2">
          <table:table-cell table:style-name="ce7"/>
          <table:covered-table-cell table:style-name="ce22"/>
          <table:table-cell table:style-name="ce37" office:value-type="string">
            <text:p>Kiểm tra khi người dùng xóa ĐNTT xong </text:p>
          </table:table-cell>
          <table:table-cell table:style-name="ce37"/>
          <table:table-cell table:style-name="ce37" office:value-type="string">
            <text:p>Hiển thị thông báo "Thông báo/ Xóa thành công ĐNTT abc"</text:p>
          </table:table-cell>
          <table:table-cell table:style-name="ce7" table:number-columns-repeated="3"/>
          <table:table-cell table:number-columns-repeated="1016"/>
        </table:table-row>
        <table:table-row table:style-name="ro2">
          <table:table-cell table:style-name="ce7"/>
          <table:covered-table-cell table:style-name="ce22"/>
          <table:table-cell table:style-name="ce37" office:value-type="string">
            <text:p>Kiểm tra khi người dùng click vào button hủy bỏ </text:p>
          </table:table-cell>
          <table:table-cell table:style-name="ce37"/>
          <table:table-cell table:style-name="ce37" office:value-type="string">
            <text:p>Hủy bỏ thao tác vừa nhập </text:p>
          </table:table-cell>
          <table:table-cell table:style-name="ce7" table:number-columns-repeated="3"/>
          <table:table-cell table:number-columns-repeated="1016"/>
        </table:table-row>
        <table:table-row table:style-name="ro2">
          <table:table-cell table:style-name="ce7"/>
          <table:covered-table-cell table:style-name="ce22"/>
          <table:table-cell table:style-name="ce37" office:value-type="string">
            <text:p>Kiểm tra khi người dùng click ra ngoài khoảng trống </text:p>
          </table:table-cell>
          <table:table-cell table:style-name="ce37"/>
          <table:table-cell table:style-name="ce37" office:value-type="string">
            <text:p>Tắt bỏ dialog tương ứng với thao tác hủy </text:p>
          </table:table-cell>
          <table:table-cell table:style-name="ce7" table:number-columns-repeated="3"/>
          <table:table-cell table:number-columns-repeated="1016"/>
        </table:table-row>
        <table:table-row table:style-name="ro15">
          <table:table-cell table:style-name="ce9" office:value-type="string" table:number-columns-spanned="8" table:number-rows-spanned="1">
            <text:p>Kiểm tra chức năng Tìm kiếm thông thường</text:p>
          </table:table-cell>
          <table:covered-table-cell table:number-columns-repeated="7" table:style-name="ce25"/>
          <table:table-cell table:number-columns-repeated="1016"/>
        </table:table-row>
        <table:table-row table:style-name="ro4">
          <table:table-cell table:style-name="ce7"/>
          <table:table-cell table:style-name="ce23" office:value-type="string" table:number-columns-spanned="1" table:number-rows-spanned="12">
            <text:p>Kiểm tra input khi nhập tìm kiếm </text:p>
          </table:table-cell>
          <table:table-cell table:style-name="ce38" office:value-type="string">
            <text:p>Kiểm tra khi không nhập nội dung tìm kiếm</text:p>
          </table:table-cell>
          <table:table-cell table:style-name="ce44"/>
          <table:table-cell table:style-name="ce51" office:value-type="string">
            <text:p>-|Không hiển thị bản ghi nào cả </text:p>
            <text:p>- Hiển thị text yêu cầu người dùng nhập thông tin cần tìm kiếm </text:p>
          </table:table-cell>
          <table:table-cell table:style-name="ce7" table:number-columns-repeated="3"/>
          <table:table-cell table:number-columns-repeated="1016"/>
        </table:table-row>
        <table:table-row table:style-name="ro4">
          <table:table-cell table:style-name="ce7"/>
          <table:covered-table-cell table:style-name="ce24"/>
          <table:table-cell table:style-name="ce38" office:value-type="string">
            <text:p>Kiểm tra khi nhập toàn ký tự Space</text:p>
          </table:table-cell>
          <table:table-cell table:style-name="ce44"/>
          <table:table-cell table:style-name="ce51" office:value-type="string">
            <text:p>-|Không hiển thị bản ghi nào cả </text:p>
            <text:p>- Hiển thị text yêu cầu người dùng nhập thông tin cần tìm kiếm </text:p>
          </table:table-cell>
          <table:table-cell table:style-name="ce7" table:number-columns-repeated="3"/>
          <table:table-cell table:number-columns-repeated="1016"/>
        </table:table-row>
        <table:table-row table:style-name="ro8">
          <table:table-cell table:style-name="ce7"/>
          <table:covered-table-cell table:style-name="ce24"/>
          <table:table-cell table:style-name="ce38" office:value-type="string">
            <text:p>Tìm kiếm khi nhập:</text:p>
            <text:p>- Textbox là một chuỗi có ký tự Space ở đầu và cuối chuỗi</text:p>
          </table:table-cell>
          <table:table-cell table:style-name="ce44"/>
          <table:table-cell table:style-name="ce52" office:value-type="string">
            <text:p>-Không có lỗi</text:p>
            <text:p>-Hiển thị các kết quả tìm kiếm thỏa mãn điều kiện Textbox nhập vào đã được Trim Space ở đầu và cuối chuỗi</text:p>
          </table:table-cell>
          <table:table-cell table:style-name="ce7" table:number-columns-repeated="3"/>
          <table:table-cell table:number-columns-repeated="1016"/>
        </table:table-row>
        <table:table-row table:style-name="ro8">
          <table:table-cell table:style-name="ce7"/>
          <table:covered-table-cell table:style-name="ce24"/>
          <table:table-cell table:style-name="ce39" office:value-type="string">
            <text:p>Tìm kiếm tương đối:</text:p>
            <text:p>- Nhập Textbox là một phần của xâu đã tồn tại</text:p>
          </table:table-cell>
          <table:table-cell table:style-name="ce44"/>
          <table:table-cell table:style-name="ce52" office:value-type="string">
            <text:p>-Hiển thị các kết quả tìm kiếm với Textbox chứa xâu đã nhập không phân biệt chữ hoa, chữ thường</text:p>
            <text:p/>
          </table:table-cell>
          <table:table-cell table:style-name="ce7" table:number-columns-repeated="3"/>
          <table:table-cell table:number-columns-repeated="1016"/>
        </table:table-row>
        <table:table-row table:style-name="ro4">
          <table:table-cell table:style-name="ce7"/>
          <table:covered-table-cell table:style-name="ce24"/>
          <table:table-cell table:style-name="ce39" office:value-type="string">
            <text:p>Tìm kiếm khi nhập Textbox là:</text:p>
            <text:p>- Tiếng việt có dấu</text:p>
          </table:table-cell>
          <table:table-cell table:style-name="ce44"/>
          <table:table-cell table:style-name="ce53" office:value-type="string">
            <text:p>Kết quả tìm kiếm chính xác</text:p>
          </table:table-cell>
          <table:table-cell table:style-name="ce7" table:number-columns-repeated="3"/>
          <table:table-cell table:number-columns-repeated="1016"/>
        </table:table-row>
        <table:table-row table:style-name="ro4">
          <table:table-cell table:style-name="ce7"/>
          <table:covered-table-cell table:style-name="ce24"/>
          <table:table-cell table:style-name="ce38" office:value-type="string">
            <text:p>Tìm kiếm khi nhập:</text:p>
            <text:p>- Textbox là các ký tự đặc biệt</text:p>
          </table:table-cell>
          <table:table-cell table:style-name="ce45"/>
          <table:table-cell table:style-name="ce52" office:value-type="string">
            <text:p>- Hiển thị kết quả tìm kiếm thỏa mãn textbox chứa ký tự đã nhập</text:p>
            <text:p>-Các ký tự không bị mã hoá</text:p>
          </table:table-cell>
          <table:table-cell table:style-name="ce7" table:number-columns-repeated="3"/>
          <table:table-cell table:number-columns-repeated="1016"/>
        </table:table-row>
        <table:table-row table:style-name="ro2">
          <table:table-cell table:style-name="ce7"/>
          <table:covered-table-cell table:style-name="ce24"/>
          <table:table-cell table:style-name="ce38" office:value-type="string">
            <text:p>Kiểm tra khi người dùng nhập giá trị maxlength </text:p>
          </table:table-cell>
          <table:table-cell table:style-name="ce45"/>
          <table:table-cell table:style-name="ce52" office:value-type="string">
            <text:p>Không hiển thị kết quả </text:p>
          </table:table-cell>
          <table:table-cell table:style-name="ce7" table:number-columns-repeated="3"/>
          <table:table-cell table:number-columns-repeated="1016"/>
        </table:table-row>
        <table:table-row table:style-name="ro2">
          <table:table-cell table:style-name="ce7"/>
          <table:covered-table-cell table:style-name="ce24"/>
          <table:table-cell table:style-name="ce38" office:value-type="string">
            <text:p>Tìm kiếm khi người dùng nhập số tiền nhỏ hơn 0 </text:p>
          </table:table-cell>
          <table:table-cell table:style-name="ce45"/>
          <table:table-cell table:style-name="ce52" office:value-type="string">
            <text:p>Không hiển thị kết quả </text:p>
          </table:table-cell>
          <table:table-cell table:style-name="ce7" table:number-columns-repeated="3"/>
          <table:table-cell table:number-columns-repeated="1016"/>
        </table:table-row>
        <table:table-row table:style-name="ro2">
          <table:table-cell table:style-name="ce7"/>
          <table:covered-table-cell table:style-name="ce24"/>
          <table:table-cell table:style-name="ce38" office:value-type="string">
            <text:p>Tìm kiếm khi người dùng nhập số tiền nhỏ hơn 0 </text:p>
          </table:table-cell>
          <table:table-cell table:style-name="ce45"/>
          <table:table-cell table:style-name="ce52" office:value-type="string">
            <text:p>Không hiển thị kết quả </text:p>
          </table:table-cell>
          <table:table-cell table:style-name="ce7" table:number-columns-repeated="3"/>
          <table:table-cell table:number-columns-repeated="1016"/>
        </table:table-row>
        <table:table-row table:style-name="ro2">
          <table:table-cell table:style-name="ce7"/>
          <table:covered-table-cell table:style-name="ce24"/>
          <table:table-cell table:style-name="ce38" office:value-type="string">
            <text:p>Kiểm tra khi nhập số tiền không tồn tại trong ĐNTT </text:p>
          </table:table-cell>
          <table:table-cell table:style-name="ce45"/>
          <table:table-cell table:style-name="ce52" office:value-type="string">
            <text:p>Không hiển thị kết quả </text:p>
          </table:table-cell>
          <table:table-cell table:style-name="ce7" table:number-columns-repeated="3"/>
          <table:table-cell table:number-columns-repeated="1016"/>
        </table:table-row>
        <table:table-row table:style-name="ro4">
          <table:table-cell table:style-name="ce7"/>
          <table:covered-table-cell table:style-name="ce24"/>
          <table:table-cell table:style-name="ce38" office:value-type="string">
            <text:p>Tìm kiếm khi người dùng nhập số tiền tồn tại trong hệ thống </text:p>
          </table:table-cell>
          <table:table-cell table:style-name="ce45"/>
          <table:table-cell table:style-name="ce52" office:value-type="string">
            <text:p>Hiển thị kết quả tương tứng với số tiền đã nhập </text:p>
          </table:table-cell>
          <table:table-cell table:style-name="ce7" table:number-columns-repeated="3"/>
          <table:table-cell table:number-columns-repeated="1016"/>
        </table:table-row>
        <table:table-row table:style-name="ro2">
          <table:table-cell table:style-name="ce7"/>
          <table:covered-table-cell table:style-name="ce26"/>
          <table:table-cell table:style-name="ce39" office:value-type="string">
            <text:p>Tìm kiếm không phân biệt hoa thường</text:p>
          </table:table-cell>
          <table:table-cell table:style-name="ce45"/>
          <table:table-cell table:style-name="ce53" office:value-type="string">
            <text:p>KQ tìm kiếm không phân biệt hoa thường</text:p>
            <text:p/>
          </table:table-cell>
          <table:table-cell table:style-name="ce7" table:number-columns-repeated="3"/>
          <table:table-cell table:number-columns-repeated="1016"/>
        </table:table-row>
        <table:table-row table:style-name="ro16">
          <table:table-cell table:style-name="ce7"/>
          <table:table-cell table:style-name="ce27" office:value-type="string" table:number-columns-spanned="1" table:number-rows-spanned="2">
            <text:p>Tìm kiếm khi nhập </text:p>
          </table:table-cell>
          <table:table-cell table:style-name="ce27" office:value-type="string">
            <text:p>Nhập giá trị có trong DB</text:p>
          </table:table-cell>
          <table:table-cell table:style-name="ce45"/>
          <table:table-cell table:style-name="ce54" office:value-type="string">
            <text:p><text:s/>select <text:s/>from ( SELECT tmp. , count(*) over() totalAfter FROM <text:s/>( select totalRecord ,T1.KEYHEADER keyheader ,T1.C_STATEMENT_ID cStatementId ,T1.AD_ORG_ID adOrgId ,T1.DESCRIPTION description ,T1.DOCUMENT_NO documentNo ,T1.TRANS_DATE transDate ,T1.UPDATED updated ,T1.REQUEST_AMOUNT requestAmount ,T1.APPROVED_AMOUNT approvedAmount ,T1.DOCSTATUS docstatus ,T1.APPROVE_STATUS approveStatus ,T1.SIGNERSTATUS signerstatus , T1.HARD_COPY_DATE hardCopyDate ,T1.ISSIGNERRECORD issignerrecord FROM (SELECT COUNT(*) OVER() totalRecord, T1.* FROM C_STATEMENT T1 WHERE T1.IS_DELETED = 'N' AND T1.AD_ORG_ID = 1000434 AND UPPER(T1.DOCSTATUS) LIKE UPPER(CO) ESCAPE '\' AND UPPER(T1.APPROVE_STATUS) LIKE UPPER(1) ESCAPE '\' ORDER BY TRANS_DATE DESC) T1 <text:s/>) tmp ) </text:p>
          </table:table-cell>
          <table:table-cell table:style-name="ce7" table:number-columns-repeated="3"/>
          <table:table-cell table:number-columns-repeated="1016"/>
        </table:table-row>
        <table:table-row table:style-name="ro2">
          <table:table-cell table:style-name="ce7"/>
          <table:covered-table-cell table:style-name="ce28"/>
          <table:table-cell table:style-name="ce40" office:value-type="string">
            <text:p>Nhập giá trị không có trong DB</text:p>
          </table:table-cell>
          <table:table-cell table:style-name="ce45"/>
          <table:table-cell table:style-name="ce54" office:value-type="string">
            <text:p>không hiển thị bản ghi nào cả </text:p>
          </table:table-cell>
          <table:table-cell table:style-name="ce7" table:number-columns-repeated="3"/>
          <table:table-cell table:number-columns-repeated="1016"/>
        </table:table-row>
        <table:table-row table:style-name="ro4">
          <table:table-cell table:style-name="ce7"/>
          <table:table-cell table:style-name="ce27" office:value-type="string" table:number-columns-spanned="1" table:number-rows-spanned="8">
            <text:p>Kiểm tra chức năng lọc </text:p>
          </table:table-cell>
          <table:table-cell table:style-name="ce40" office:value-type="string">
            <text:p>Kiểm tra khi người dùng không nhập nội dung lọc nhấn Đồng ý </text:p>
          </table:table-cell>
          <table:table-cell table:style-name="ce45"/>
          <table:table-cell table:style-name="ce54" office:value-type="string">
            <text:p>Hiển thị toàn bộ bản ghi có nội dung giống như keyword filter </text:p>
          </table:table-cell>
          <table:table-cell table:style-name="ce7" table:number-columns-repeated="3"/>
          <table:table-cell table:number-columns-repeated="1016"/>
        </table:table-row>
        <table:table-row table:style-name="ro2">
          <table:table-cell table:style-name="ce7"/>
          <table:covered-table-cell table:style-name="ce29"/>
          <table:table-cell table:style-name="ce40" office:value-type="string">
            <text:p>Kiểm tra khi người dùng lọc theo trạng thái tài liệu</text:p>
          </table:table-cell>
          <table:table-cell table:style-name="ce45"/>
          <table:table-cell table:style-name="ce54" office:value-type="string">
            <text:p>Hiển thị toàn bộ bản ghi có nội dung lọc theo trạng thái tài liệu</text:p>
          </table:table-cell>
          <table:table-cell table:style-name="ce7" table:number-columns-repeated="3"/>
          <table:table-cell table:number-columns-repeated="1016"/>
        </table:table-row>
        <table:table-row table:style-name="ro2">
          <table:table-cell table:style-name="ce7"/>
          <table:covered-table-cell table:style-name="ce29"/>
          <table:table-cell table:style-name="ce40" office:value-type="string">
            <text:p>Kiểm tra khi người dùng lọc theo trạng thái duyệt </text:p>
          </table:table-cell>
          <table:table-cell table:style-name="ce45"/>
          <table:table-cell table:style-name="ce54" office:value-type="string">
            <text:p>Hiển thị toàn bộ bản ghi có nội dung theo trạng thái duyệt </text:p>
          </table:table-cell>
          <table:table-cell table:style-name="ce7" table:number-columns-repeated="3"/>
          <table:table-cell table:number-columns-repeated="1016"/>
        </table:table-row>
        <table:table-row table:style-name="ro2">
          <table:table-cell table:style-name="ce7"/>
          <table:covered-table-cell table:style-name="ce29"/>
          <table:table-cell table:style-name="ce40" office:value-type="string">
            <text:p>Kiểm tra khi người dùng lọc theo trạng thái ký </text:p>
          </table:table-cell>
          <table:table-cell table:style-name="ce45"/>
          <table:table-cell table:style-name="ce54" office:value-type="string">
            <text:p>Hiển thị toàn bộ bản ghi có nội dung theo trạng thái ký </text:p>
          </table:table-cell>
          <table:table-cell table:style-name="ce7" table:number-columns-repeated="3"/>
          <table:table-cell table:number-columns-repeated="1016"/>
        </table:table-row>
        <table:table-row table:style-name="ro8">
          <table:table-cell table:style-name="ce7"/>
          <table:covered-table-cell table:style-name="ce29"/>
          <table:table-cell table:style-name="ce40" office:value-type="string">
            <text:p>Kiểm tra khi người dùng chọn tích hợp các điều kiện lọc kết hợp giữa trạng thái tài liệu và trạng thái duyệt </text:p>
          </table:table-cell>
          <table:table-cell table:style-name="ce45"/>
          <table:table-cell table:style-name="ce54" office:value-type="string">
            <text:p>Hiển thị bản ghi có trạng thái lọc và trạng thái duyệt giống như người dùng nhập </text:p>
          </table:table-cell>
          <table:table-cell table:style-name="ce7" table:number-columns-repeated="3"/>
          <table:table-cell table:number-columns-repeated="1016"/>
        </table:table-row>
        <table:table-row table:style-name="ro8">
          <table:table-cell table:style-name="ce7"/>
          <table:covered-table-cell table:style-name="ce29"/>
          <table:table-cell table:style-name="ce40" office:value-type="string">
            <text:p>Kiểm tra khi người dùng chọn tích hợp điều kiện lọc kết hợp giữa trạng thái duyệt và trạng thái ký </text:p>
          </table:table-cell>
          <table:table-cell table:style-name="ce45"/>
          <table:table-cell table:style-name="ce54" office:value-type="string">
            <text:p>Hiển thị bản ghi có trạng thái duyệt và trạng thái ký giống như người dùng nhập </text:p>
          </table:table-cell>
          <table:table-cell table:style-name="ce7" table:number-columns-repeated="3"/>
          <table:table-cell table:number-columns-repeated="1016"/>
        </table:table-row>
        <table:table-row table:style-name="ro8">
          <table:table-cell table:style-name="ce7"/>
          <table:covered-table-cell table:style-name="ce29"/>
          <table:table-cell table:style-name="ce40" office:value-type="string">
            <text:p>Kiểm tra khi người dùng nhập điều kiện lọc kết hợp giữa trạng thái tài liệu và trạng thái ký </text:p>
          </table:table-cell>
          <table:table-cell table:style-name="ce45"/>
          <table:table-cell table:style-name="ce54" office:value-type="string">
            <text:p>Hiển thị bản ghi có trạng thái tài liệu và trạng thái ký giống như người dùng nhập </text:p>
          </table:table-cell>
          <table:table-cell table:style-name="ce7" table:number-columns-repeated="3"/>
          <table:table-cell table:number-columns-repeated="1016"/>
        </table:table-row>
        <table:table-row table:style-name="ro4">
          <table:table-cell table:style-name="ce7"/>
          <table:covered-table-cell table:style-name="ce28"/>
          <table:table-cell table:style-name="ce40" office:value-type="string">
            <text:p>Kiểm tra trường hợp filler toàn bộ nhưng không có bản ghi tồn tại </text:p>
          </table:table-cell>
          <table:table-cell table:style-name="ce45"/>
          <table:table-cell table:style-name="ce54" office:value-type="string">
            <text:p>Hiển thị thông báo không có bản ghi nào tồn tại như điều kiện lọc người dùng nhập </text:p>
          </table:table-cell>
          <table:table-cell table:style-name="ce7" table:number-columns-repeated="3"/>
          <table:table-cell table:number-columns-repeated="1016"/>
        </table:table-row>
        <table:table-row table:style-name="ro8">
          <table:table-cell table:style-name="ce7"/>
          <table:table-cell table:style-name="ce30" office:value-type="string" table:number-columns-spanned="1" table:number-rows-spanned="2">
            <text:p>Sao chép ĐNTT</text:p>
          </table:table-cell>
          <table:table-cell table:style-name="ce40" office:value-type="string">
            <text:p>1. Click vào ĐNTT muốn sao chép </text:p>
            <text:p>2. Vuốt qua bên tay trái </text:p>
            <text:p>3. Chọn sao chép </text:p>
          </table:table-cell>
          <table:table-cell table:style-name="ce45"/>
          <table:table-cell table:style-name="ce54" office:value-type="string">
            <text:p>1. Tạo 1 bản ghi mới, cho copy toàn bộ thông tin ở tab chung và tab chi tiết ngoại trừ các trường readonly và tự sinh từ hệ thống.</text:p>
          </table:table-cell>
          <table:table-cell table:style-name="ce7" table:number-columns-repeated="3"/>
          <table:table-cell table:number-columns-repeated="1016"/>
        </table:table-row>
        <table:table-row table:style-name="ro3">
          <table:table-cell table:style-name="ce7"/>
          <table:covered-table-cell table:style-name="ce31"/>
          <table:table-cell table:style-name="ce40" office:value-type="string">
            <text:p>4. Back ra ngoài </text:p>
          </table:table-cell>
          <table:table-cell table:style-name="ce45"/>
          <table:table-cell table:style-name="ce54" office:value-type="string">
            <text:p>Huỷ thao tác vừa thực hiện </text:p>
          </table:table-cell>
          <table:table-cell table:style-name="ce7" table:number-columns-repeated="3"/>
          <table:table-cell table:number-columns-repeated="1016"/>
        </table:table-row>
        <table:table-row table:style-name="ro8">
          <table:table-cell table:style-name="ce7"/>
          <table:table-cell table:style-name="ce30" office:value-type="string" table:number-columns-spanned="1" table:number-rows-spanned="2">
            <text:p>Chỉnh sửa tờ trình </text:p>
          </table:table-cell>
          <table:table-cell table:style-name="ce40" office:value-type="string">
            <text:p>1. Click vào ĐNTT muốn sao chép </text:p>
            <text:p>2. Vuốt qua bên tay trái </text:p>
            <text:p>3. Chọn chỉnh sửa </text:p>
          </table:table-cell>
          <table:table-cell table:style-name="ce45"/>
          <table:table-cell table:style-name="ce55" office:value-type="string">
            <text:p>Chuyển sang màn hình chi tiết ĐNTT </text:p>
          </table:table-cell>
          <table:table-cell table:style-name="ce7" table:number-columns-repeated="3"/>
          <table:table-cell table:number-columns-repeated="1016"/>
        </table:table-row>
        <table:table-row table:style-name="ro3">
          <table:table-cell table:style-name="ce7"/>
          <table:covered-table-cell table:style-name="ce31"/>
          <table:table-cell table:style-name="ce40" office:value-type="string">
            <text:p>4. Back </text:p>
          </table:table-cell>
          <table:table-cell table:style-name="ce45"/>
          <table:table-cell table:style-name="ce54" office:value-type="string">
            <text:p>Huỷ thao tác vừa thực hiện </text:p>
          </table:table-cell>
          <table:table-cell table:style-name="ce7" table:number-columns-repeated="3"/>
          <table:table-cell table:number-columns-repeated="1016"/>
        </table:table-row>
        <table:table-row table:style-name="ro5">
          <table:table-cell table:style-name="ce10" office:value-type="string" table:number-columns-spanned="8" table:number-rows-spanned="1">
            <text:p>Kiểm tra các ảnh hưởng </text:p>
          </table:table-cell>
          <table:covered-table-cell table:number-columns-repeated="7" table:style-name="ce32"/>
          <table:table-cell table:number-columns-repeated="1016"/>
        </table:table-row>
        <table:table-row table:style-name="ro17">
          <table:table-cell table:style-name="ce7"/>
          <table:table-cell table:style-name="ce33" office:value-type="string">
            <text:p>Khi mất mạng </text:p>
          </table:table-cell>
          <table:table-cell table:style-name="ce41" office:value-type="string">
            <text:p>ND thực hiện tắt mạng </text:p>
          </table:table-cell>
          <table:table-cell table:style-name="ce41"/>
          <table:table-cell table:style-name="ce56" office:value-type="string">
            <text:p>Hiển thị thông báo mất kết nối mạng </text:p>
          </table:table-cell>
          <table:table-cell table:style-name="ce7" table:number-columns-repeated="3"/>
          <table:table-cell table:number-columns-repeated="1016"/>
        </table:table-row>
        <table:table-row table:style-name="ro17">
          <table:table-cell table:style-name="ce7"/>
          <table:table-cell table:style-name="ce33" office:value-type="string">
            <text:p>Khi mạng kém </text:p>
          </table:table-cell>
          <table:table-cell table:style-name="ce41" office:value-type="string">
            <text:p>Mở / tắt mạng chập trờn </text:p>
          </table:table-cell>
          <table:table-cell table:style-name="ce41"/>
          <table:table-cell table:style-name="ce56" office:value-type="string">
            <text:p>Hiển thị thông báo kết nối mạng kém </text:p>
          </table:table-cell>
          <table:table-cell table:style-name="ce7" table:number-columns-repeated="3"/>
          <table:table-cell table:number-columns-repeated="1016"/>
        </table:table-row>
        <table:table-row table:style-name="ro18">
          <table:table-cell table:style-name="ce7"/>
          <table:table-cell table:style-name="ce33" office:value-type="string">
            <text:p>Kill app </text:p>
          </table:table-cell>
          <table:table-cell table:style-name="ce41" office:value-type="string">
            <text:p>1. Vào app </text:p>
            <text:p>2. Vào màn hình tổng hợp </text:p>
            <text:p>3. Kill app</text:p>
            <text:p>4. Vào lại app</text:p>
          </table:table-cell>
          <table:table-cell table:style-name="ce41"/>
          <table:table-cell table:style-name="ce56" office:value-type="string">
            <text:p>Hiển thị màn hình dashboard </text:p>
          </table:table-cell>
          <table:table-cell table:style-name="ce7" table:number-columns-repeated="3"/>
          <table:table-cell table:number-columns-repeated="1016"/>
        </table:table-row>
        <table:table-row table:style-name="ro19">
          <table:table-cell table:style-name="ce7"/>
          <table:table-cell table:style-name="ce33" office:value-type="string">
            <text:p>Thoát app </text:p>
          </table:table-cell>
          <table:table-cell table:style-name="ce41" office:value-type="string">
            <text:p>1. Vào app </text:p>
            <text:p>2. Vào lại app</text:p>
          </table:table-cell>
          <table:table-cell table:style-name="ce41"/>
          <table:table-cell table:style-name="ce56" office:value-type="string">
            <text:p>Hiển thị màn hình đang sử dụng </text:p>
          </table:table-cell>
          <table:table-cell table:style-name="ce7" table:number-columns-repeated="3"/>
          <table:table-cell table:number-columns-repeated="1016"/>
        </table:table-row>
        <table:table-row table:style-name="ro20">
          <table:table-cell table:style-name="ce7"/>
          <table:table-cell table:style-name="ce33" office:value-type="string">
            <text:p>Khi Có thông báo trong app </text:p>
          </table:table-cell>
          <table:table-cell table:style-name="ce41" office:value-type="string">
            <text:p>1. Đang sử dụng app </text:p>
            <text:p>2. Click vào thông báo trong app </text:p>
          </table:table-cell>
          <table:table-cell table:style-name="ce41"/>
          <table:table-cell table:style-name="ce56" office:value-type="string">
            <text:p>-Hiển thị màn hình đang sử dụng </text:p>
            <text:p>- Tắt thông báo </text:p>
            <text:p/>
          </table:table-cell>
          <table:table-cell table:style-name="ce7" table:number-columns-repeated="3"/>
          <table:table-cell table:number-columns-repeated="1016"/>
        </table:table-row>
        <table:table-row table:style-name="ro20">
          <table:table-cell table:style-name="ce7"/>
          <table:table-cell table:style-name="ce33" office:value-type="string">
            <text:p>Khi click vào thông báo ngoài app</text:p>
          </table:table-cell>
          <table:table-cell table:style-name="ce41" office:value-type="string">
            <text:p>1. Đang sử dụng app </text:p>
            <text:p>2. Click vào thông báo ngoài app </text:p>
          </table:table-cell>
          <table:table-cell table:style-name="ce41"/>
          <table:table-cell table:style-name="ce56" office:value-type="string">
            <text:p>- Thoát app </text:p>
          </table:table-cell>
          <table:table-cell table:style-name="ce7" table:number-columns-repeated="3"/>
          <table:table-cell table:number-columns-repeated="1016"/>
        </table:table-row>
        <table:table-row table:style-name="ro21">
          <table:table-cell table:style-name="ce7"/>
          <table:table-cell table:style-name="ce34" office:value-type="string">
            <text:p>Kiểm tra khi vuốt lên </text:p>
          </table:table-cell>
          <table:table-cell table:style-name="ce34" office:value-type="string">
            <text:p>kiểm tra giao diện khi người dùng vuốt lên</text:p>
          </table:table-cell>
          <table:table-cell table:style-name="ce41"/>
          <table:table-cell table:style-name="ce57" office:value-type="string">
            <text:p>- Hiển thị danh sách ĐNTT cho đến khi hết</text:p>
            <text:p>- phân trang hiển thị 10 tờ trình </text:p>
            <text:p>-hiển thị biểu tượng loadmore khi vuốt lên biểu diễn đang load dữ liệu </text:p>
          </table:table-cell>
          <table:table-cell table:style-name="ce7" table:number-columns-repeated="3"/>
          <table:table-cell table:number-columns-repeated="1016"/>
        </table:table-row>
        <table:table-row table:style-name="ro20">
          <table:table-cell table:style-name="ce7"/>
          <table:table-cell table:style-name="ce34" office:value-type="string">
            <text:p>Kiểm tri khi người dùng vuốt xuống</text:p>
          </table:table-cell>
          <table:table-cell table:style-name="ce34" office:value-type="string">
            <text:p>Vuốt xuống </text:p>
          </table:table-cell>
          <table:table-cell table:style-name="ce41"/>
          <table:table-cell table:style-name="ce57" office:value-type="string">
            <text:p>- cập nhật bản khi hiện đang có </text:p>
            <text:p>- hiển thị iconloadmore khi người dừng vuốt xuống</text:p>
          </table:table-cell>
          <table:table-cell table:style-name="ce7" table:number-columns-repeated="3"/>
          <table:table-cell table:number-columns-repeated="1016"/>
        </table:table-row>
        <table:table-row table:style-name="ro19">
          <table:table-cell table:style-name="ce7"/>
          <table:table-cell table:style-name="ce34" office:value-type="string">
            <text:p>Kiểm tra khi người dùng nhẫn giữ vào một ĐNTT </text:p>
          </table:table-cell>
          <table:table-cell table:style-name="ce34" office:value-type="string">
            <text:p>Vuốt xuống </text:p>
          </table:table-cell>
          <table:table-cell table:style-name="ce41"/>
          <table:table-cell table:style-name="ce57" office:value-type="string">
            <text:p>- tờ trình không dịch chuyển, màu ĐNTT thay đổi </text:p>
          </table:table-cell>
          <table:table-cell table:style-name="ce7" table:number-columns-repeated="3"/>
          <table:table-cell table:number-columns-repeated="1016"/>
        </table:table-row>
        <table:table-row table:style-name="ro19">
          <table:table-cell table:style-name="ce7"/>
          <table:table-cell table:style-name="ce34" office:value-type="string">
            <text:p>Kiểm tra khi người dùng vuốt bằng 2 ngón tay </text:p>
          </table:table-cell>
          <table:table-cell table:style-name="ce34" office:value-type="string">
            <text:p>Vuốt bằng 2 ngón tay </text:p>
          </table:table-cell>
          <table:table-cell table:style-name="ce41"/>
          <table:table-cell table:style-name="ce57" office:value-type="string">
            <text:p>- không cho phép hai tờ trình dịch chuyển </text:p>
          </table:table-cell>
          <table:table-cell table:style-name="ce7" table:number-columns-repeated="3"/>
          <table:table-cell table:number-columns-repeated="1016"/>
        </table:table-row>
        <table:table-row table:style-name="ro19">
          <table:table-cell table:style-name="ce7"/>
          <table:table-cell table:style-name="ce34" office:value-type="string">
            <text:p>Kiểm tra khi người dùng vuốt mép trái màn hình </text:p>
          </table:table-cell>
          <table:table-cell table:style-name="ce34" office:value-type="string">
            <text:p>Vuốt mép trái màn hình </text:p>
          </table:table-cell>
          <table:table-cell table:style-name="ce41"/>
          <table:table-cell table:style-name="ce57" office:value-type="string">
            <text:p>- không back lại màn hình home</text:p>
          </table:table-cell>
          <table:table-cell table:style-name="ce7" table:number-columns-repeated="3"/>
          <table:table-cell table:number-columns-repeated="1016"/>
        </table:table-row>
        <table:table-row table:style-name="ro20">
          <table:table-cell table:style-name="ce7"/>
          <table:table-cell table:style-name="ce34" office:value-type="string">
            <text:p>kiểm tra khi người dùng vuốt bằng 2 ngón tay về phía bên phải tại hai ĐNTT</text:p>
          </table:table-cell>
          <table:table-cell table:style-name="ce34" office:value-type="string">
            <text:p>hai ngón tay <text:s/>vuốt vào hai tờ trình </text:p>
          </table:table-cell>
          <table:table-cell table:style-name="ce41"/>
          <table:table-cell table:style-name="ce57" office:value-type="string">
            <text:p><text:s/>không cho phép người dùng thực hiện </text:p>
          </table:table-cell>
          <table:table-cell table:style-name="ce7" table:number-columns-repeated="3"/>
          <table:table-cell table:number-columns-repeated="1016"/>
        </table:table-row>
        <table:table-row table:style-name="ro19">
          <table:table-cell table:style-name="ce7"/>
          <table:table-cell table:style-name="ce34" office:value-type="string">
            <text:p>Kiểm tra khi người dùng vuốt mép phải </text:p>
          </table:table-cell>
          <table:table-cell table:style-name="ce34" office:value-type="string">
            <text:p>Vuốt mép phải màn hình </text:p>
          </table:table-cell>
          <table:table-cell table:style-name="ce41"/>
          <table:table-cell table:style-name="ce57" office:value-type="string">
            <text:p>- không hiển thị màn hình chi tiết một ĐNTT</text:p>
          </table:table-cell>
          <table:table-cell table:style-name="ce7" table:number-columns-repeated="3"/>
          <table:table-cell table:number-columns-repeated="1016"/>
        </table:table-row>
        <table:table-row table:style-name="ro22" table:number-rows-repeated="72">
          <table:table-cell table:style-name="ce7" table:number-columns-repeated="8"/>
          <table:table-cell table:number-columns-repeated="1016"/>
        </table:table-row>
        <table:table-row table:style-name="ro22" table:number-rows-repeated="1048421">
          <table:table-cell table:number-columns-repeated="1024"/>
        </table:table-row>
        <table:table-row table:style-name="ro22">
          <table:table-cell table:number-columns-repeated="1024"/>
        </table:table-row>
      </table:table>
      <table:table table:name="Thông tin chung" table:style-name="ta1" table:print="false">
        <table:table-column table:style-name="co1" table:default-cell-style-name="ce65"/>
        <table:table-column table:style-name="co6" table:number-columns-repeated="2" table:default-cell-style-name="ce65"/>
        <table:table-column table:style-name="co7" table:default-cell-style-name="ce65"/>
        <table:table-column table:style-name="co8" table:default-cell-style-name="ce65"/>
        <table:table-column table:style-name="co1" table:number-columns-repeated="1019" table:default-cell-style-name="ce65"/>
        <table:table-row table:style-name="ro1">
          <table:table-cell table:style-name="ce35" office:value-type="string" table:number-columns-spanned="5" table:number-rows-spanned="1">
            <text:p>INTEGRATION TEST CASE</text:p>
          </table:table-cell>
          <table:covered-table-cell table:number-columns-repeated="4" table:style-name="ce35"/>
          <table:table-cell table:style-name="ce35"/>
          <table:table-cell table:style-name="ce59"/>
          <table:table-cell table:style-name="ce63"/>
          <table:table-cell table:number-columns-repeated="1016"/>
        </table:table-row>
        <table:table-row table:style-name="ro1">
          <table:table-cell table:style-name="ce2" office:value-type="string">
            <text:p>Screen Name</text:p>
          </table:table-cell>
          <table:table-cell table:style-name="ce47" office:value-type="string" table:number-columns-spanned="2" table:number-rows-spanned="1">
            <text:p>ĐNTT- Thông tin chung</text:p>
          </table:table-cell>
          <table:covered-table-cell table:style-name="ce47"/>
          <table:table-cell table:style-name="ce118" office:value-type="string">
            <text:p>Creater</text:p>
          </table:table-cell>
          <table:table-cell table:style-name="ce47" office:value-type="string">
            <text:p>Longth</text:p>
          </table:table-cell>
          <table:table-cell table:style-name="ce47" table:number-columns-repeated="3"/>
          <table:table-cell table:number-columns-repeated="1016"/>
        </table:table-row>
        <table:table-row table:style-name="ro1">
          <table:table-cell table:style-name="ce2" office:value-type="string">
            <text:p>Screen Code</text:p>
          </table:table-cell>
          <table:table-cell table:style-name="ce80" office:value-type="string" table:number-columns-spanned="2" table:number-rows-spanned="1">
            <text:p><text:span text:style-name="T3">ĐNTT- Thông tin chung</text:span></text:p>
          </table:table-cell>
          <table:covered-table-cell table:style-name="ce47"/>
          <table:table-cell table:style-name="ce118" office:value-type="string">
            <text:p>Create Date</text:p>
          </table:table-cell>
          <table:table-cell table:style-name="ce46" office:value-type="date" office:date-value="2020-03-23">
            <text:p>03/23/2020</text:p>
          </table:table-cell>
          <table:table-cell table:style-name="ce46"/>
          <table:table-cell table:style-name="ce60"/>
          <table:table-cell table:style-name="ce63"/>
          <table:table-cell table:number-columns-repeated="1016"/>
        </table:table-row>
        <table:table-row table:style-name="ro23">
          <table:table-cell table:style-name="ce2" office:value-type="string">
            <text:p>Test requirement</text:p>
          </table:table-cell>
          <table:table-cell table:style-name="ce47" table:number-columns-spanned="2" table:number-rows-spanned="1"/>
          <table:covered-table-cell table:style-name="ce47"/>
          <table:table-cell table:style-name="ce118" office:value-type="string">
            <text:p>Updater</text:p>
          </table:table-cell>
          <table:table-cell table:style-name="ce47" table:number-columns-repeated="2"/>
          <table:table-cell table:style-name="ce60"/>
          <table:table-cell table:style-name="ce63"/>
          <table:table-cell table:number-columns-repeated="1016"/>
        </table:table-row>
        <table:table-row table:style-name="ro1">
          <table:table-cell table:style-name="ce2" office:value-type="string">
            <text:p>Version</text:p>
          </table:table-cell>
          <table:table-cell table:style-name="ce47" office:value-type="float" office:value="1" table:number-columns-spanned="2" table:number-rows-spanned="1">
            <text:p>1</text:p>
          </table:table-cell>
          <table:covered-table-cell table:style-name="ce47"/>
          <table:table-cell table:style-name="ce118" office:value-type="string">
            <text:p>Update Date</text:p>
          </table:table-cell>
          <table:table-cell table:style-name="ce47" table:number-columns-repeated="2"/>
          <table:table-cell table:style-name="ce60"/>
          <table:table-cell table:style-name="ce63"/>
          <table:table-cell table:number-columns-repeated="1016"/>
        </table:table-row>
        <table:table-row table:style-name="ro1">
          <table:table-cell table:style-name="ce2" office:value-type="string">
            <text:p>Tester</text:p>
          </table:table-cell>
          <table:table-cell table:style-name="ce47" office:value-type="string">
            <text:p>Longth</text:p>
          </table:table-cell>
          <table:table-cell table:style-name="ce47" table:number-columns-repeated="4"/>
          <table:table-cell table:style-name="ce60"/>
          <table:table-cell table:style-name="ce63"/>
          <table:table-cell table:number-columns-repeated="1016"/>
        </table:table-row>
        <table:table-row table:style-name="ro1">
          <table:table-cell table:style-name="ce35" office:value-type="string">
            <text:p>Pass</text:p>
          </table:table-cell>
          <table:table-cell table:style-name="ce14" office:value-type="string">
            <text:p>Fail</text:p>
          </table:table-cell>
          <table:table-cell table:style-name="ce35" office:value-type="string">
            <text:p>Untested</text:p>
          </table:table-cell>
          <table:table-cell table:style-name="ce35" office:value-type="string">
            <text:p>N/A</text:p>
          </table:table-cell>
          <table:table-cell table:style-name="ce35" office:value-type="string">
            <text:p>Number of Test cases</text:p>
          </table:table-cell>
          <table:table-cell table:style-name="ce35"/>
          <table:table-cell table:style-name="ce61" table:number-columns-repeated="2"/>
          <table:table-cell table:number-columns-repeated="1016"/>
        </table:table-row>
        <table:table-row table:style-name="ro1">
          <table:table-cell table:style-name="ce48"/>
          <table:table-cell table:style-name="ce81"/>
          <table:table-cell table:style-name="ce48" table:number-columns-repeated="4"/>
          <table:table-cell table:style-name="ce61" table:number-columns-repeated="2"/>
          <table:table-cell table:number-columns-repeated="1016"/>
        </table:table-row>
        <table:table-row table:style-name="ro22">
          <table:table-cell table:number-columns-repeated="1024"/>
        </table:table-row>
        <table:table-row table:style-name="ro24">
          <table:table-cell table:style-name="ce66" office:value-type="string">
            <text:p>Mã trường hợp kiểm thử </text:p>
          </table:table-cell>
          <table:table-cell table:style-name="ce82" office:value-type="string">
            <text:p>Mục đích kiểm thử </text:p>
          </table:table-cell>
          <table:table-cell table:style-name="ce66" office:value-type="string">
            <text:p>Các bước thực hiện </text:p>
          </table:table-cell>
          <table:table-cell table:style-name="ce66" office:value-type="string">
            <text:p>Đầu vào </text:p>
          </table:table-cell>
          <table:table-cell table:style-name="ce66" office:value-type="string">
            <text:p>Kết quả mong muốn </text:p>
          </table:table-cell>
          <table:table-cell table:style-name="ce66" office:value-type="string">
            <text:p>Kết quả </text:p>
          </table:table-cell>
          <table:table-cell table:style-name="ce66" office:value-type="string">
            <text:p>Test date</text:p>
          </table:table-cell>
          <table:table-cell table:style-name="ce66" office:value-type="string">
            <text:p>Note</text:p>
          </table:table-cell>
          <table:table-cell table:number-columns-repeated="1016"/>
        </table:table-row>
        <table:table-row table:style-name="ro25">
          <table:table-cell table:style-name="ce67" office:value-type="string" table:number-columns-spanned="8" table:number-rows-spanned="1">
            <text:p>Kiểm tra giao diện chung </text:p>
          </table:table-cell>
          <table:covered-table-cell table:number-columns-repeated="7" table:style-name="ce83"/>
          <table:table-cell table:number-columns-repeated="1016"/>
        </table:table-row>
        <table:table-row table:style-name="ro26">
          <table:table-cell table:style-name="ce68"/>
          <table:table-cell table:style-name="ce84" office:value-type="string">
            <text:p>Kiểm tra màn hình thông tin chung </text:p>
          </table:table-cell>
          <table:table-cell table:style-name="ce85" office:value-type="string">
            <text:p>1. đăng nhập vào hệ thống. </text:p>
            <text:p>2. click vào ĐNTT</text:p>
            <text:p>3. click vào button + (thêm mới tờ trình)</text:p>
          </table:table-cell>
          <table:table-cell table:style-name="ce84" office:value-type="string">
            <text:p>Đã cài đặt app </text:p>
          </table:table-cell>
          <table:table-cell table:style-name="ce85" office:value-type="string">
            <text:p><text:s/>Hiển thị màn hình giao diện như thiết kế ban đầu bào gồm các trường dữ liệu </text:p>
            <text:p>- Thông tin chung :</text:p>
            <text:p>+ Title Tab: Thông tin chung </text:p>
            <text:p>+ Scroll</text:p>
            <text:p>+ Dropdown: Loại đề nghị </text:p>
            <text:p>+ Ngày chứng từ: Date celendar</text:p>
            <text:p>+ Textsearch : Đơn vị chi trả</text:p>
            <text:p>+ Textbox: Nhập nội dung</text:p>
            <text:p>+ Dropdown: Hình thức chi trả </text:p>
            <text:p>+ Textsearch: Yếu tố chi phí</text:p>
            <text:p>- Thông tin số tiền:</text:p>
            <text:p>+ Dropdown: Tiền tệ</text:p>
            <text:p>+ Textbox: Tỷ giá</text:p>
            <text:p>- Icon mắt thi gọn</text:p>
          </table:table-cell>
          <table:table-cell table:style-name="ce68" table:number-columns-repeated="3"/>
          <table:table-cell table:number-columns-repeated="1016"/>
        </table:table-row>
        <table:table-row table:style-name="ro27">
          <table:table-cell table:style-name="ce68"/>
          <table:table-cell table:style-name="ce84" office:value-type="string">
            <text:p>Kiểm tra màn hình thông tin chi tiết </text:p>
          </table:table-cell>
          <table:table-cell table:style-name="ce85" office:value-type="string">
            <text:p>1. đăng nhập vào hệ thống. </text:p>
            <text:p>2. click vào ĐNTT </text:p>
            <text:p>3. click vào button + (thêm mới tờ trình)</text:p>
          </table:table-cell>
          <table:table-cell table:style-name="ce84" office:value-type="string">
            <text:p>Đã cài đặt app </text:p>
          </table:table-cell>
          <table:table-cell table:style-name="ce85" office:value-type="string">
            <text:p><text:s/>Hiển thị màn hình giao diện như thiết kế ban đầu bào gồm các trường dữ liệu </text:p>
            <text:p>- Thông tin chung :</text:p>
            <text:p>+ Title Tab: Thông tin chung </text:p>
            <text:p>+ Scroll</text:p>
            <text:p>+ Dropdown: Loại đề nghị </text:p>
            <text:p>+ Ngày chứng từ: Date celendar</text:p>
            <text:p>+ Textsearch : Đơn vị chi trả</text:p>
            <text:p>+ Textbox: Nhập nội dung</text:p>
            <text:p>+ Dropdown: Hình thức chi trả </text:p>
            <text:p>+ Textsearch: Yếu tố chi phí</text:p>
            <text:p>- Thông tin số tiền:</text:p>
            <text:p>+ Dropdown: Tiền tệ</text:p>
            <text:p>+ Textbox: Tỷ giá</text:p>
            <text:p>+ Tổng tiền: đề nghị/ được duyệt</text:p>
            <text:p>- Thông tin Vofice</text:p>
            <text:p>+ Số, KH VB trình ký</text:p>
            <text:p>+ Trạng thái ký</text:p>
            <text:p>+ Ngày duyệt: dd/mm/yyyy</text:p>
            <text:p>+ checkbox: đã trình ký</text:p>
            <text:p>- Thông tin trạng thái</text:p>
            <text:p>+ Trạng thái duyệt</text:p>
            <text:p>+ Trạng thái tài liệu</text:p>
            <text:p>+ Trạng thái chi</text:p>
            <text:p>- Icon mắt thi gọn</text:p>
          </table:table-cell>
          <table:table-cell table:style-name="ce68" table:number-columns-repeated="3"/>
          <table:table-cell table:number-columns-repeated="1016"/>
        </table:table-row>
        <table:table-row table:style-name="ro28">
          <table:table-cell table:style-name="ce68"/>
          <table:table-cell table:style-name="ce85" office:value-type="string">
            <text:p>Kiểm tra màn hình danh sách thông tin chi tiết </text:p>
          </table:table-cell>
          <table:table-cell table:style-name="ce85" office:value-type="string">
            <text:p>1. đăng nhập vào hệ thống. </text:p>
            <text:p>2. click vào ĐNTT </text:p>
            <text:p>3. click vào button + (thêm mới tờ trình)</text:p>
            <text:p>4. click vào tab Danh sách thông tin chi tiết </text:p>
          </table:table-cell>
          <table:table-cell table:style-name="ce84" office:value-type="string">
            <text:p>Đã cài đặt app </text:p>
          </table:table-cell>
          <table:table-cell table:style-name="ce85" office:value-type="string">
            <text:p>- Màn hình bao gồm các thông tin như : </text:p>
            <text:p>+ Group thay tháng của ngày lập </text:p>
            <text:p>+ Date : Ngày lập </text:p>
            <text:p>+Text: Nội dung </text:p>
            <text:p><text:s/>+ Text: Số tiền </text:p>
            <text:p>+ Textsearch: <text:s/>Tìm kiếm </text:p>
            <text:p>+Button : <text:s/>Sao chép </text:p>
            <text:p>+ Button : Chỉnh sửa </text:p>
            <text:p>+ Button : Xoá </text:p>
            <text:p>+ Button: Thêm mới </text:p>
          </table:table-cell>
          <table:table-cell table:style-name="ce68" table:number-columns-repeated="3"/>
          <table:table-cell table:number-columns-repeated="1016"/>
        </table:table-row>
        <table:table-row table:style-name="ro28">
          <table:table-cell table:style-name="ce68"/>
          <table:table-cell table:style-name="ce84" office:value-type="string">
            <text:p>kiểm tra màn hình thông tin chi</text:p>
          </table:table-cell>
          <table:table-cell table:style-name="ce85" office:value-type="string">
            <text:p>1. đăng nhập vào hệ thống. </text:p>
            <text:p>2. click vào ĐNTT</text:p>
            <text:p>3. click vào button + (thêm mới tờ trình)</text:p>
            <text:p>4.click vào tab thông tin chi </text:p>
          </table:table-cell>
          <table:table-cell table:style-name="ce84" office:value-type="string">
            <text:p>Đã cài đặt app </text:p>
          </table:table-cell>
          <table:table-cell table:style-name="ce85" office:value-type="string">
            <text:p>- Màn hình bao gồm các thông tin như :</text:p>
            <text:p>+ Text: đơn vị </text:p>
            <text:p>+ Text : loại chứng từ </text:p>
            <text:p>+ Text: Số chứng từ</text:p>
            <text:p>+ Text: Số UNT </text:p>
            <text:p>+ Date: Ngày hoạch toán</text:p>
            <text:p>+ Text: số tiền </text:p>
            <text:p>+ Text: Số TK thanh toán </text:p>
            <text:p>+ Text: Trạng thái hoạch toán </text:p>
            <text:p>+ Text : Nội dung </text:p>
          </table:table-cell>
          <table:table-cell table:style-name="ce68" table:number-columns-repeated="3"/>
          <table:table-cell table:number-columns-repeated="1016"/>
        </table:table-row>
        <table:table-row table:style-name="ro29">
          <table:table-cell table:style-name="ce68"/>
          <table:table-cell table:style-name="ce84" office:value-type="string">
            <text:p>Kiểm chan màn hình danh sách thông tin chi </text:p>
          </table:table-cell>
          <table:table-cell table:style-name="ce85" office:value-type="string">
            <text:p>1. đăng nhập vào hệ thống. </text:p>
            <text:p>2. click vào ĐNTT </text:p>
            <text:p>3. click vào button + (thêm mới tờ trình)</text:p>
            <text:p>4.click vào tab thông tin chi </text:p>
          </table:table-cell>
          <table:table-cell table:style-name="ce84" office:value-type="string">
            <text:p>Đã cài đặt app </text:p>
          </table:table-cell>
          <table:table-cell table:style-name="ce85" office:value-type="string">
            <text:p>- Màn hình hiển thị bao gồm các thông tin như: </text:p>
            <text:p>+ Group : tháng/ năm </text:p>
            <text:p>+ Date : Thời gian </text:p>
            <text:p>+ Text: Số tờ trình </text:p>
            <text:p>+ Text: Nội dung </text:p>
            <text:p>+ Text Trạng thái/ ngày tạo </text:p>
            <text:p>+ Text số tiền </text:p>
          </table:table-cell>
          <table:table-cell table:style-name="ce68" table:number-columns-repeated="3"/>
          <table:table-cell table:number-columns-repeated="1016"/>
        </table:table-row>
        <table:table-row table:style-name="ro30">
          <table:table-cell table:style-name="ce68"/>
          <table:table-cell table:style-name="ce84" office:value-type="string">
            <text:p>Kiểm tra màn hình đính kèm </text:p>
          </table:table-cell>
          <table:table-cell table:style-name="ce85" office:value-type="string">
            <text:p>1. đăng nhập vào hệ thống. </text:p>
            <text:p>2. click vào ĐNTT</text:p>
            <text:p>3. click vào button + (thêm mới tờ trình)</text:p>
            <text:p>4. click vào file đính kèm </text:p>
          </table:table-cell>
          <table:table-cell table:style-name="ce84" office:value-type="string">
            <text:p>Đã cài đặt app </text:p>
          </table:table-cell>
          <table:table-cell table:style-name="ce85" office:value-type="string">
            <text:p>-Màn hình hiển thị nội dung tệp/file đính kèm dưới dạng view chi tiết, cho phép người dùng có thể đọc hết toàn bộ file đã đính kèm </text:p>
            <text:p>- Danh sách các file đính kèm ( nếu có) </text:p>
            <text:p>- Button tuỳ chọn : Đính kèm / trình ký/ Chọn người ký </text:p>
          </table:table-cell>
          <table:table-cell table:style-name="ce68" table:number-columns-repeated="3"/>
          <table:table-cell table:number-columns-repeated="1016"/>
        </table:table-row>
        <table:table-row table:style-name="ro31">
          <table:table-cell table:style-name="ce68"/>
          <table:table-cell table:style-name="ce86" office:value-type="string">
            <text:p>Kiểm tra bố cục, font chữ, chính tả</text:p>
          </table:table-cell>
          <table:table-cell table:style-name="ce86" office:value-type="string">
            <text:p>1. Kiểm tra về bố cục, font chữ, chính tả, màu chữ</text:p>
            <text:p/>
          </table:table-cell>
          <table:table-cell table:style-name="ce119" office:value-type="string">
            <text:p>- Có ĐNTT</text:p>
          </table:table-cell>
          <table:table-cell table:style-name="ce86"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style-name="ce68" table:number-columns-repeated="3"/>
          <table:table-cell table:number-columns-repeated="1016"/>
        </table:table-row>
        <table:table-row table:style-name="ro31">
          <table:table-cell table:style-name="ce68"/>
          <table:table-cell table:style-name="ce87" office:value-type="string">
            <text:p>Kiểm tra căn lề các thông tin hiển thị</text:p>
          </table:table-cell>
          <table:table-cell table:style-name="ce87" office:value-type="string">
            <text:p>Kiểm tra căn lề</text:p>
          </table:table-cell>
          <table:table-cell table:style-name="ce119"/>
          <table:table-cell table:style-name="ce87" office:value-type="string">
            <text:p/>
            <text:p>'-Text: căn lề trái</text:p>
            <text:p>-HeaderName căn trái và bôi đậm </text:p>
            <text:p>-Ngày tháng năm: dd/mm/yyyy</text:p>
            <text:p>-Title : hiển thị đầy đủ thông tin </text:p>
            <text:p>-Content: hiển thị đầy đủ</text:p>
            <text:p>-Số tiền: <text:s/>kiểu dữ liệu xxx.xxx.xxx</text:p>
            <text:p/>
            <text:p/>
          </table:table-cell>
          <table:table-cell table:style-name="ce68" table:number-columns-repeated="3"/>
          <table:table-cell table:number-columns-repeated="1016"/>
        </table:table-row>
        <table:table-row table:style-name="ro25">
          <table:table-cell table:style-name="ce69" office:value-type="string" table:number-columns-spanned="8" table:number-rows-spanned="1">
            <text:p>Kiểm tra các trường dữ liệu </text:p>
          </table:table-cell>
          <table:covered-table-cell table:number-columns-repeated="7" table:style-name="ce68"/>
          <table:table-cell table:number-columns-repeated="1016"/>
        </table:table-row>
        <table:table-row table:style-name="ro25">
          <table:table-cell table:style-name="ce70" office:value-type="string" table:number-columns-spanned="8" table:number-rows-spanned="1">
            <text:p>Màn hình thông tin chung </text:p>
          </table:table-cell>
          <table:covered-table-cell table:style-name="ce88"/>
          <table:covered-table-cell table:style-name="ce111"/>
          <table:covered-table-cell table:number-columns-repeated="2" table:style-name="ce120"/>
          <table:covered-table-cell table:number-columns-repeated="3" table:style-name="ce68"/>
          <table:table-cell table:number-columns-repeated="1016"/>
        </table:table-row>
        <table:table-row table:style-name="ro32">
          <table:table-cell table:style-name="ce71"/>
          <table:table-cell table:style-name="ce71" office:value-type="string">
            <text:p>Kiểm tra pop-up Loại đề nghị</text:p>
          </table:table-cell>
          <table:table-cell table:style-name="ce89" office:value-type="string">
            <text:p>1. Đăng nhập vào hệ thống </text:p>
            <text:p>2. click vào ĐNTT</text:p>
            <text:p>3. click vào button thêm mới ĐNTT</text:p>
            <text:p>4. click vào Loại đề nghị</text:p>
          </table:table-cell>
          <table:table-cell table:style-name="ce71"/>
          <table:table-cell table:style-name="ce89" office:value-type="string">
            <text:p>1. Hiển thị popup bao gồm các thông tin </text:p>
            <text:p>+ <text:s/>Tilter : Phòng ban </text:p>
            <text:p>+ Button đóng : </text:p>
            <text:p>+ TextSearch : Tìm kiếm đề nghị</text:p>
            <text:p>+ View : danh sách đền nghị có sẵn </text:p>
          </table:table-cell>
          <table:table-cell table:style-name="ce68" table:number-columns-repeated="3"/>
          <table:table-cell table:number-columns-repeated="1016"/>
        </table:table-row>
        <table:table-row table:style-name="ro33">
          <table:table-cell table:style-name="ce71"/>
          <table:table-cell table:style-name="ce89" office:value-type="string">
            <text:p>Kiểm tra dữ liệu đổ về đơn vị chi trả</text:p>
          </table:table-cell>
          <table:table-cell table:style-name="ce89" office:value-type="string">
            <text:p>1. Đăng nhập vào hệ thống </text:p>
            <text:p>2. click vào ĐNTT</text:p>
            <text:p>3. click vào button thêm mới ĐNTT</text:p>
            <text:p>4. click vào Đơn vị chi trả </text:p>
          </table:table-cell>
          <table:table-cell table:style-name="ce71"/>
          <table:table-cell table:style-name="ce89" office:value-type="string">
            <text:p>1. Kiểu dữ Liệu String </text:p>
            <text:p>2. Không quá 50 ký tự </text:p>
            <text:p>3. Mặc định là Dơn vị chi trả</text:p>
            <text:p>4. Lấy dừ liệu từ trường C_Control_Department_ID trong bảng C_Statemen</text:p>
          </table:table-cell>
          <table:table-cell table:style-name="ce68" table:number-columns-repeated="3"/>
          <table:table-cell table:number-columns-repeated="1016"/>
        </table:table-row>
        <table:table-row table:style-name="ro33">
          <table:table-cell table:style-name="ce71"/>
          <table:table-cell table:style-name="ce71" office:value-type="string">
            <text:p>Kiểm tra trường Hình thức chi trả</text:p>
          </table:table-cell>
          <table:table-cell table:style-name="ce89" office:value-type="string">
            <text:p>1. Đăng nhập vào hệ thống </text:p>
            <text:p>2. click vào tờ trình </text:p>
            <text:p>3. click vào button thêm mới tờ trình </text:p>
            <text:p>4. click vào hình thức chi trả</text:p>
          </table:table-cell>
          <table:table-cell table:style-name="ce71"/>
          <table:table-cell table:style-name="ce89" office:value-type="string">
            <text:p>1. hiển thị dropdown bao gồm thông tin các hình thức chi trả </text:p>
            <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trường yếu tố chi phí</text:p>
          </table:table-cell>
          <table:table-cell table:style-name="ce89" office:value-type="string">
            <text:p>1. Đăng nhập vào hệ thống </text:p>
            <text:p>2. click vào ĐNTT</text:p>
            <text:p>3. click vào button thêm mới ĐNTT</text:p>
            <text:p>4. click vào yếu tố chi phí </text:p>
          </table:table-cell>
          <table:table-cell table:style-name="ce71"/>
          <table:table-cell table:style-name="ce89" office:value-type="string">
            <text:p>1. Hiển thị danh sách yếu tố chi phí</text:p>
            <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trường ngày chứng từ</text:p>
          </table:table-cell>
          <table:table-cell table:style-name="ce89" office:value-type="string">
            <text:p>1. Đăng nhập vào hệ thống </text:p>
            <text:p>2. click vào ĐNTT</text:p>
            <text:p>3. click vào button thêm mới tờ trình </text:p>
            <text:p>4. click vào Ngày chứng từ</text:p>
          </table:table-cell>
          <table:table-cell table:style-name="ce71"/>
          <table:table-cell table:style-name="ce89" office:value-type="string">
            <text:p>1. Mặc định kiểu dữ liệu Data Calendar </text:p>
            <text:p>2. Lưu vào trường Trans_Date trong bảng C_Statment </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trường Nội dung </text:p>
          </table:table-cell>
          <table:table-cell table:style-name="ce89" office:value-type="string">
            <text:p>1. Đăng nhập vào hệ thống </text:p>
            <text:p>2. click vào ĐNTT</text:p>
            <text:p>3. click vào button thêm mới ĐNTT</text:p>
            <text:p>4. click vào Nhập nội dung <text:s/></text:p>
          </table:table-cell>
          <table:table-cell table:style-name="ce71"/>
          <table:table-cell table:style-name="ce89" office:value-type="string">
            <text:p>1. Mặc định là kiểu dữ liệu String </text:p>
            <text:p>2. Không quá 250 ký tự </text:p>
            <text:p>3. Lưu <text:s/>vào trường Description vào Bảng C_Statment </text:p>
          </table:table-cell>
          <table:table-cell table:style-name="ce68" table:number-columns-repeated="3"/>
          <table:table-cell table:number-columns-repeated="1016"/>
        </table:table-row>
        <table:table-row table:style-name="ro32">
          <table:table-cell table:style-name="ce71"/>
          <table:table-cell table:style-name="ce71" office:value-type="string">
            <text:p>Kiếm tra trường Tiền tệ</text:p>
          </table:table-cell>
          <table:table-cell table:style-name="ce89" office:value-type="string">
            <text:p>1. Đăng nhập vào hệ thống </text:p>
            <text:p>2. click vào ĐNTT </text:p>
            <text:p>3. click vào button thêm mới ĐNTT</text:p>
            <text:p>4. click vào tiền tệ </text:p>
          </table:table-cell>
          <table:table-cell table:style-name="ce71"/>
          <table:table-cell table:style-name="ce89" office:value-type="string">
            <text:p>Hiển thị tdanh sách tiền tệ đang có</text:p>
          </table:table-cell>
          <table:table-cell table:style-name="ce68" table:number-columns-repeated="3"/>
          <table:table-cell table:number-columns-repeated="1016"/>
        </table:table-row>
        <table:table-row table:style-name="ro32">
          <table:table-cell table:style-name="ce71"/>
          <table:table-cell table:style-name="ce71" office:value-type="string">
            <text:p>Kiếm tra trường tỷ giá</text:p>
          </table:table-cell>
          <table:table-cell table:style-name="ce89" office:value-type="string">
            <text:p>1. Đăng nhập vào hệ thống </text:p>
            <text:p>2. click vào ĐNTT </text:p>
            <text:p>3. click vào button thêm mới ĐNTT</text:p>
            <text:p>4. click vào tỷ giá</text:p>
          </table:table-cell>
          <table:table-cell table:style-name="ce71"/>
          <table:table-cell table:style-name="ce89" office:value-type="string">
            <text:p>Dữ liệu String</text:p>
          </table:table-cell>
          <table:table-cell table:style-name="ce68" table:number-columns-repeated="3"/>
          <table:table-cell table:number-columns-repeated="1016"/>
        </table:table-row>
        <table:table-row table:style-name="ro25">
          <table:table-cell table:style-name="ce70" office:value-type="string" table:number-columns-spanned="8" table:number-rows-spanned="1">
            <text:p>Màn hình thông tin chi tiết </text:p>
          </table:table-cell>
          <table:covered-table-cell table:style-name="ce88"/>
          <table:covered-table-cell table:style-name="ce89"/>
          <table:covered-table-cell table:number-columns-repeated="2" table:style-name="ce71"/>
          <table:covered-table-cell table:number-columns-repeated="3" table:style-name="ce68"/>
          <table:table-cell table:number-columns-repeated="1016"/>
        </table:table-row>
        <table:table-row table:style-name="ro33">
          <table:table-cell table:style-name="ce71"/>
          <table:table-cell table:style-name="ce71" office:value-type="string">
            <text:p>Kiểm tra trường nội dung nhập </text:p>
          </table:table-cell>
          <table:table-cell table:style-name="ce89" office:value-type="string">
            <text:p>1. Đăng nhập vào hệ thống </text:p>
            <text:p>2. click vào ĐNTT</text:p>
            <text:p>3. click vào button thêm mới ĐNTT</text:p>
            <text:p>4. Kiểm tra trường nội dung nhập</text:p>
          </table:table-cell>
          <table:table-cell table:style-name="ce71"/>
          <table:table-cell table:style-name="ce89" office:value-type="string">
            <text:p>1. Hiển thị dưới dạng text </text:p>
            <text:p>2. Không quá 500 ký tự </text:p>
            <text:p>3.Dữ liệu ở cột nội dung <text:s/>được get từ trường Description bảng C_Statement_Line</text:p>
          </table:table-cell>
          <table:table-cell table:style-name="ce68" table:number-columns-repeated="3"/>
          <table:table-cell table:number-columns-repeated="1016"/>
        </table:table-row>
        <table:table-row table:style-name="ro33">
          <table:table-cell table:style-name="ce71"/>
          <table:table-cell table:style-name="ce71" office:value-type="string">
            <text:p>Kiểm tra trường tổng tiền đề nghị</text:p>
          </table:table-cell>
          <table:table-cell table:style-name="ce89" office:value-type="string">
            <text:p>1. Đăng nhập vào hệ thống </text:p>
            <text:p>2. click vào ĐNTT</text:p>
            <text:p>3. click vào button thêm mới ĐNTT</text:p>
            <text:p>4. Kiểm tra trường tổng tiền đề nghị</text:p>
          </table:table-cell>
          <table:table-cell table:style-name="ce71"/>
          <table:table-cell table:style-name="ce89" office:value-type="string">
            <text:p>1. Hiển thị dưới dạng text</text:p>
          </table:table-cell>
          <table:table-cell table:style-name="ce68" table:number-columns-repeated="3"/>
          <table:table-cell table:number-columns-repeated="1016"/>
        </table:table-row>
        <table:table-row table:style-name="ro33">
          <table:table-cell table:style-name="ce71"/>
          <table:table-cell table:style-name="ce71" office:value-type="string">
            <text:p>Kiểm tra trường hợp đồng</text:p>
          </table:table-cell>
          <table:table-cell table:style-name="ce89" office:value-type="string">
            <text:p>1. Đăng nhập vào hệ thống </text:p>
            <text:p>2. click vào ĐNTT</text:p>
            <text:p>3. click vào button thêm mới ĐNTT</text:p>
            <text:p>4. Kiểm tra trường Hợp đồng</text:p>
          </table:table-cell>
          <table:table-cell table:style-name="ce71"/>
          <table:table-cell table:style-name="ce89" office:value-type="string">
            <text:p>1. Hiển thị dưới dạng text</text:p>
          </table:table-cell>
          <table:table-cell table:style-name="ce68" table:number-columns-repeated="3"/>
          <table:table-cell table:number-columns-repeated="1016"/>
        </table:table-row>
        <table:table-row table:style-name="ro33">
          <table:table-cell table:style-name="ce71"/>
          <table:table-cell table:style-name="ce71" office:value-type="string">
            <text:p>Kiểm tra trường kỳ thanh toán</text:p>
          </table:table-cell>
          <table:table-cell table:style-name="ce89" office:value-type="string">
            <text:p>1. Đăng nhập vào hệ thống </text:p>
            <text:p>2. click vào ĐNTT</text:p>
            <text:p>3. click vào button thêm mới ĐNTT</text:p>
            <text:p>4. Kiểm tra trường kỳ thanh toán</text:p>
          </table:table-cell>
          <table:table-cell table:style-name="ce71"/>
          <table:table-cell table:style-name="ce89"/>
          <table:table-cell table:style-name="ce68" table:number-columns-repeated="3"/>
          <table:table-cell table:number-columns-repeated="1016"/>
        </table:table-row>
        <table:table-row table:style-name="ro32">
          <table:table-cell table:style-name="ce71"/>
          <table:table-cell table:style-name="ce71" office:value-type="string">
            <text:p>Kiểm tra trường dự án</text:p>
          </table:table-cell>
          <table:table-cell table:style-name="ce89" office:value-type="string">
            <text:p>1. Đăng nhập vào hệ thống </text:p>
            <text:p>2. click vào ĐNTT</text:p>
            <text:p>3. click vào button thêm mới ĐNTT</text:p>
            <text:p>4. Kiểm tra trường dự án</text:p>
          </table:table-cell>
          <table:table-cell table:style-name="ce71"/>
          <table:table-cell table:style-name="ce125" office:value-type="string">
            <text:p><text:span text:style-name="T8">Chọn từ danh mục dự án</text:span></text:p>
            <text:p><text:span text:style-name="T9">Mặc định lấy theo hợp </text:span><text:span text:style-name="T9">đồng </text:span><text:span text:style-name="T9">(C_Contract.C_Project_I</text:span><text:span text:style-name="T9">D)</text:span></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trường vị trí</text:p>
          </table:table-cell>
          <table:table-cell table:style-name="ce89" office:value-type="string">
            <text:p>1. Đăng nhập vào hệ thống </text:p>
            <text:p>2. click vào ĐNTT</text:p>
            <text:p>3. click vào button thêm mới ĐNTT</text:p>
            <text:p>4. Kiểm tra trường vị trí</text:p>
          </table:table-cell>
          <table:table-cell table:style-name="ce71"/>
          <table:table-cell table:style-name="ce89"/>
          <table:table-cell table:style-name="ce68" table:number-columns-repeated="3"/>
          <table:table-cell table:number-columns-repeated="1016"/>
        </table:table-row>
        <table:table-row table:style-name="ro34">
          <table:table-cell table:style-name="ce71"/>
          <table:table-cell table:style-name="ce71" office:value-type="string">
            <text:p>Kiểm tra trường tờ trình</text:p>
          </table:table-cell>
          <table:table-cell table:style-name="ce89" office:value-type="string">
            <text:p>1. Đăng nhập vào hệ thống </text:p>
            <text:p>2. click vào ĐNTT</text:p>
            <text:p>3. click vào button thêm mới ĐNTT</text:p>
            <text:p>4. Kiểm tra trường tờ trình</text:p>
          </table:table-cell>
          <table:table-cell table:style-name="ce71"/>
          <table:table-cell table:style-name="ce125" office:value-type="string">
            <text:p><text:span text:style-name="T9">Lọc các tờ trình thỏa mãn </text:span><text:span text:style-name="T9">các điều kiện sau:</text:span></text:p>
            <text:p><text:span text:style-name="T9">+ Tờ trình có trạng thái </text:span><text:span text:style-name="T9">tài liệu là “Đã hoàn </text:span><text:span text:style-name="T9">thành”</text:span></text:p>
            <text:p><text:span text:style-name="T9">+ Lọc trong danh mục có </text:span><text:span text:style-name="T9">phòng ban hoặc phòng </text:span><text:span text:style-name="T9">ban chia sẻ thuộc danh </text:span><text:span text:style-name="T9">sách phòng ban User </text:span><text:span text:style-name="T9">chọn để đăng nhập </text:span></text:p>
            <text:p><text:span text:style-name="T9">+ Ngày lập của Tờ trình </text:span><text:span text:style-name="T9">không vượt quá ngày lập </text:span><text:span text:style-name="T9">của Đề nghị</text:span></text:p>
            <text:p><text:span text:style-name="T9">+ Tờ trình chưa được </text:span><text:span text:style-name="T9">tích chọn Đã kết thúc</text:span></text:p>
            <text:p><text:span text:style-name="T9">+ Tờ trình được ký duyệt </text:span><text:span text:style-name="T9">VOffice</text:span></text:p>
            <text:p><text:span text:style-name="T9">Đánh đúng số tờ</text:span></text:p>
          </table:table-cell>
          <table:table-cell table:style-name="ce68" table:number-columns-repeated="3"/>
          <table:table-cell table:number-columns-repeated="1016"/>
        </table:table-row>
        <table:table-row table:style-name="ro35">
          <table:table-cell table:style-name="ce71"/>
          <table:table-cell table:style-name="ce71" office:value-type="string">
            <text:p>Kiểm tra trường dđối tượng công nợ</text:p>
          </table:table-cell>
          <table:table-cell table:style-name="ce89" office:value-type="string">
            <text:p>1. Đăng nhập vào hệ thống </text:p>
            <text:p>2. click vào ĐNTT</text:p>
            <text:p>3. click vào button thêm mới ĐNTT</text:p>
            <text:p>4. Kiểm tra trường đối tượng công nợ</text:p>
          </table:table-cell>
          <table:table-cell table:style-name="ce71"/>
          <table:table-cell table:style-name="ce89" office:value-type="string">
            <text:p>1. Hiển thị dưới dạng textsearch đối tượng công nợ</text:p>
            <text:p><text:span text:style-name="T9">Mặc định = người yêu </text:span><text:span text:style-name="T9">cầu của đề nghị, được </text:span><text:span text:style-name="T9">chọn lại. </text:span></text:p>
            <text:p><text:span text:style-name="T9">Cách mặc định như sau:</text:span></text:p>
            <text:p><text:span text:style-name="T9">+ Mặc định trường </text:span><text:span text:style-name="T9">c_bpartner_Id theo </text:span><text:span text:style-name="T9">requester_id bằng việc </text:span><text:span text:style-name="T9">map username của </text:span><text:span text:style-name="T9">requester_id với </text:span><text:span text:style-name="T9">employee_code của bảng </text:span><text:span text:style-name="T9">bpartner (hiệu lực = Y), </text:span><text:span text:style-name="T9">nếu tìm được nhiều hơn </text:span><text:span text:style-name="T9">1 c_bpartner thì ưu tiên </text:span><text:span text:style-name="T9">lấy theo thứ tự:</text:span></text:p>
            <text:p><text:span text:style-name="T9">- Phòng ban trùng </text:span><text:span text:style-name="T9">phòng/ban khai báo ở </text:span><text:span text:style-name="T9">ad_user</text:span></text:p>
          </table:table-cell>
          <table:table-cell table:style-name="ce68" table:number-columns-repeated="3"/>
          <table:table-cell table:number-columns-repeated="1016"/>
        </table:table-row>
        <table:table-row table:style-name="ro36">
          <table:table-cell table:style-name="ce71"/>
          <table:table-cell table:style-name="ce71" office:value-type="string">
            <text:p>Kiểm tra trường tài khoản ngân hàng thụ hưởng</text:p>
          </table:table-cell>
          <table:table-cell table:style-name="ce89" office:value-type="string">
            <text:p>1. Đăng nhập vào hệ thống </text:p>
            <text:p>2. click vào ĐNTT</text:p>
            <text:p>3. click vào button thêm mới ĐNTT</text:p>
            <text:p>4. Kiểm tra trường tài khoản ngân hàng thụ hưởng</text:p>
          </table:table-cell>
          <table:table-cell table:style-name="ce71"/>
          <table:table-cell table:style-name="ce89" office:value-type="string">
            <text:p>1. Hiển thị dưới dạng textsearch</text:p>
            <text:p><text:span text:style-name="T10">Lọc theo tài khoản của </text:span><text:span text:style-name="T10">đối tượng công nợ. </text:span><text:span text:style-name="T10">Lấy giá trị mặc định. </text:span><text:span text:style-name="T10">(Bảng </text:span><text:span text:style-name="T10">c_bpartner_bank)</text:span></text:p>
            <text:p><text:span text:style-name="T10">Chỉ hiển thị với loại đề </text:span><text:span text:style-name="T10">nghị “Thanh toán cho </text:span><text:span text:style-name="T10">đối tác” hoặc “Chuyển </text:span><text:span text:style-name="T10">tiền tạm ứng”</text:span></text:p>
            <text:p><text:span text:style-name="T10">Thông tin hiển thị </text:span><text:span text:style-name="T10">gồm: Số tài khoản </text:span><text:span text:style-name="T10">ngân hàng – Tên người </text:span><text:span text:style-name="T10">thụ hưởng (tên tài </text:span><text:span text:style-name="T10">khoản) – Tên ngân </text:span><text:span text:style-name="T10">hàng</text:span></text:p>
          </table:table-cell>
          <table:table-cell table:style-name="ce68" table:number-columns-repeated="3"/>
          <table:table-cell table:number-columns-repeated="1016"/>
        </table:table-row>
        <table:table-row table:style-name="ro37">
          <table:table-cell table:style-name="ce71"/>
          <table:table-cell table:style-name="ce71" office:value-type="string">
            <text:p>Kiẻm tra trường tên chủ tài khoản</text:p>
          </table:table-cell>
          <table:table-cell table:style-name="ce89" office:value-type="string">
            <text:p>1. Đăng nhập vào hệ thống </text:p>
            <text:p>2. click vào ĐNTT</text:p>
            <text:p>3. click vào button thêm mới ĐNTT</text:p>
            <text:p>4. Kiểm tra trường tên chủ tài khoản</text:p>
          </table:table-cell>
          <table:table-cell table:style-name="ce71"/>
          <table:table-cell table:style-name="ce89" office:value-type="string">
            <text:p>1. Hiển thị dưới dạng textbox </text:p>
            <text:p><text:span text:style-name="T9">2. Lấy theo Tên tài khoản </text:span><text:span text:style-name="T9">của tài khoản ngân hàng </text:span><text:span text:style-name="T9">hoặc tài khoản ngân hàng </text:span><text:span text:style-name="T9">của đối tượng công nợ </text:span><text:span text:style-name="T9">đã chọn ở bước trước</text:span></text:p>
            <text:p><text:span text:style-name="T9">(c_bank_account.Accoun</text:span><text:span text:style-name="T9">t_Name hoặc </text:span><text:span text:style-name="T9">c_bpartner_bank.Name)</text:span></text:p>
            <text:p><text:span text:style-name="T9">Hiển thị với các loại đề </text:span><text:span text:style-name="T9">nghị: “</text:span><text:span text:style-name="T10">Chuyển tiền nội </text:span><text:span text:style-name="T10">bộ”, “Chuyển tiền </text:span><text:span text:style-name="T10">lương nội bộ”, “Thanh </text:span><text:span text:style-name="T10">toán cho đối tác”, </text:span><text:span text:style-name="T10">“Chuyển tiền tạm ứng”</text:span></text:p>
          </table:table-cell>
          <table:table-cell table:style-name="ce68" table:number-columns-repeated="3"/>
          <table:table-cell table:number-columns-repeated="1016"/>
        </table:table-row>
        <table:table-row table:style-name="ro38">
          <table:table-cell table:style-name="ce72"/>
          <table:table-cell table:style-name="ce90" office:value-type="string">
            <text:p>Kiểm tra trường số tài khoản</text:p>
          </table:table-cell>
          <table:table-cell table:style-name="ce89" office:value-type="string">
            <text:p>1. Đăng nhập vào hệ thống </text:p>
            <text:p>2. click vào ĐNTT</text:p>
            <text:p>3. click vào button thêm mới ĐNTT</text:p>
            <text:p>4. Kiểm tra trường số tài khoản</text:p>
          </table:table-cell>
          <table:table-cell table:style-name="ce71"/>
          <table:table-cell table:style-name="ce89" office:value-type="string">
            <text:p>1.Hiển thị dưới dạng textbox.</text:p>
            <text:p>2. <text:span text:style-name="T9">Lấy theo số tài khoản </text:span><text:span text:style-name="T9">của tài khoản ngân hàng </text:span><text:span text:style-name="T9">hoặc tài khoản ngân hàng </text:span><text:span text:style-name="T9">của đối tượng công nợ </text:span><text:span text:style-name="T9">đã chọn ở bước trước</text:span></text:p>
            <text:p><text:span text:style-name="T9">Hiển thị với các loại: </text:span><text:span text:style-name="T9">“</text:span><text:span text:style-name="T10">Chuyển tiền nội bộ”, </text:span><text:span text:style-name="T10">“Chuyển tiền lương </text:span><text:span text:style-name="T10">nội bộ”, “Thanh toán </text:span><text:span text:style-name="T10">cho đối tác”, “Chuyển </text:span><text:span text:style-name="T10">tiền tạm ứng”</text:span></text:p>
          </table:table-cell>
          <table:table-cell table:style-name="ce68" table:number-columns-repeated="3"/>
          <table:table-cell table:number-columns-repeated="1016"/>
        </table:table-row>
        <table:table-row table:style-name="ro39">
          <table:table-cell table:style-name="ce72"/>
          <table:table-cell table:style-name="ce90" office:value-type="string">
            <text:p>Kiểm tra trường ngân hàng</text:p>
          </table:table-cell>
          <table:table-cell table:style-name="ce89" office:value-type="string">
            <text:p>1. Đăng nhập vào hệ thống </text:p>
            <text:p>2. click vào ĐNTT</text:p>
            <text:p>3. click vào button thêm mới ĐNTT</text:p>
            <text:p>4. Kiểm tra trường ngân hàng</text:p>
          </table:table-cell>
          <table:table-cell table:style-name="ce71"/>
          <table:table-cell table:style-name="ce126" office:value-type="string">
            <text:p><text:span text:style-name="T9">Lấy theo ngân hàng được </text:span><text:span text:style-name="T9">xác định theo theo tài </text:span><text:span text:style-name="T9">khoản ngân hàng hoặc tài </text:span><text:span text:style-name="T9">khoản ngân hàng của đối </text:span><text:span text:style-name="T9">tượng công nợ đã chọn ở </text:span><text:span text:style-name="T9">bước trước</text:span></text:p>
            <text:p><text:span text:style-name="T9">Nếu người dùng chọn lại </text:span><text:span text:style-name="T9">ngân hàng thì thực hiện </text:span><text:span text:style-name="T9">cập nhật các trường Tên </text:span><text:span text:style-name="T9">ngân hàng, mã ngân hàng </text:span><text:span text:style-name="T9">(tên viết tắt – </text:span><text:span text:style-name="T9">short_name), citad của đề </text:span><text:span text:style-name="T9">nghị theo thiết lập tại </text:span><text:span text:style-name="T9">danh mục ngân hàng.</text:span></text:p>
            <text:p><text:span text:style-name="T9">Hiển thị với các loại: </text:span><text:span text:style-name="T9">“</text:span><text:span text:style-name="T10">Chuyển tiền nội bộ”, </text:span><text:span text:style-name="T10">“Chuyển tiền</text:span></text:p>
          </table:table-cell>
          <table:table-cell table:style-name="ce68" table:number-columns-repeated="3"/>
          <table:table-cell table:number-columns-repeated="1016"/>
        </table:table-row>
        <table:table-row table:style-name="ro40">
          <table:table-cell table:style-name="ce72"/>
          <table:table-cell table:style-name="ce90" office:value-type="string">
            <text:p>Kiểm tra trường Khoản mục phí</text:p>
          </table:table-cell>
          <table:table-cell table:style-name="ce89" office:value-type="string">
            <text:p>1. Đăng nhập vào hệ thống </text:p>
            <text:p>2. click vào ĐNTT</text:p>
            <text:p>3. click vào button thêm mới ĐNTT</text:p>
            <text:p>4. Kiểm tra trường khoản mục phí</text:p>
          </table:table-cell>
          <table:table-cell table:style-name="ce71"/>
          <table:table-cell table:style-name="ce89" office:value-type="string">
            <text:p>1. Hiển thị dưới dạng String</text:p>
            <text:p>2. <text:span text:style-name="T9">Giới hạn các khoản </text:span><text:span text:style-name="T9">mục phí có trong các chi </text:span><text:span text:style-name="T9">tiết của tờ trình</text:span></text:p>
            <text:p><text:span text:style-name="T9">Nếu chỉ xác định 01 </text:span><text:span text:style-name="T9">khoản mục thì thực hiện </text:span><text:span text:style-name="T9">lấy làm mặc định</text:span></text:p>
            <text:p><text:span text:style-name="T9">Chỉ user kế toán cấp mới </text:span><text:span text:style-name="T9">được sửa sau CO</text:span></text:p>
            <text:p/>
            <text:p/>
          </table:table-cell>
          <table:table-cell table:style-name="ce68" table:number-columns-repeated="3"/>
          <table:table-cell table:number-columns-repeated="1016"/>
        </table:table-row>
        <table:table-row table:style-name="ro41">
          <table:table-cell table:style-name="ce72"/>
          <table:table-cell table:style-name="ce90" office:value-type="string">
            <text:p>Kiểm tra trường Nguồn kinh phí</text:p>
          </table:table-cell>
          <table:table-cell table:style-name="ce89" office:value-type="string">
            <text:p>1. Đăng nhập vào hệ thống </text:p>
            <text:p>2. click vào ĐNTT</text:p>
            <text:p>3. click vào button thêm mới ĐNTT</text:p>
            <text:p>4. Kiểm tra trường nguồn kinh phí</text:p>
          </table:table-cell>
          <table:table-cell table:style-name="ce71"/>
          <table:table-cell table:style-name="ce89" office:value-type="string">
            <text:p>1hHiển thị dưới dạng String</text:p>
            <text:p>2. <text:span text:style-name="T9">Giới hạn các nguồn </text:span><text:span text:style-name="T9">kinh phí có trong các chi </text:span><text:span text:style-name="T9">tiết của tờ trình</text:span></text:p>
            <text:p><text:span text:style-name="T9">Nếu chỉ xác định 01 </text:span><text:span text:style-name="T9">nguồn thì thực hiện lấy </text:span><text:span text:style-name="T9">làm mặc định</text:span></text:p>
            <text:p><text:span text:style-name="T9">Chỉ user kế toán cấp mới </text:span><text:span text:style-name="T9">được sửa sau CO</text:span></text:p>
          </table:table-cell>
          <table:table-cell table:style-name="ce68" table:number-columns-repeated="3"/>
          <table:table-cell table:number-columns-repeated="1016"/>
        </table:table-row>
        <table:table-row table:style-name="ro42">
          <table:table-cell table:style-name="ce72"/>
          <table:table-cell table:style-name="ce90" office:value-type="string">
            <text:p>Kiểm tra trường loại chi</text:p>
          </table:table-cell>
          <table:table-cell table:style-name="ce89" office:value-type="string">
            <text:p>1. Đăng nhập vào hệ thống </text:p>
            <text:p>2. click vào ĐNTT</text:p>
            <text:p>3. click vào button thêm mới ĐNTT</text:p>
            <text:p>4. Kiểm tra trường loại chi</text:p>
          </table:table-cell>
          <table:table-cell table:style-name="ce71"/>
          <table:table-cell table:style-name="ce89" office:value-type="string">
            <text:p>1. Hiển thị dưới dạng String</text:p>
            <text:p>2. <text:span text:style-name="T9">Danh mục loại chi</text:span></text:p>
            <text:p><text:span text:style-name="T9">Chỉ user kế toán cấp mới </text:span><text:span text:style-name="T9">được sửa sau CO</text:span></text:p>
            <text:p><text:span text:style-name="T9">Bắt buộc nhập khi </text:span><text:span text:style-name="T9">chuyển trạng thái duyệt = </text:span><text:span text:style-name="T9">‘Đã duyệt’</text:span></text:p>
          </table:table-cell>
          <table:table-cell table:style-name="ce68" table:number-columns-repeated="3"/>
          <table:table-cell table:number-columns-repeated="1016"/>
        </table:table-row>
        <table:table-row table:style-name="ro43">
          <table:table-cell table:style-name="ce72"/>
          <table:table-cell table:style-name="ce90" office:value-type="string">
            <text:p>Kiểm tra trường dđơn vị nhận nợ</text:p>
          </table:table-cell>
          <table:table-cell table:style-name="ce89" office:value-type="string">
            <text:p>1. Đăng nhập vào hệ thống </text:p>
            <text:p>2. click vào ĐNTT</text:p>
            <text:p>3. click vào button thêm mới ĐNTT</text:p>
            <text:p>4. Kiểm tra trường đơn vị nhận nợ</text:p>
          </table:table-cell>
          <table:table-cell table:style-name="ce71"/>
          <table:table-cell table:style-name="ce89" office:value-type="string">
            <text:p>1. Hiển thị dưới dạngString</text:p>
            <text:p><text:span text:style-name="T9">.Chỉ user kế toán cấp </text:span><text:span text:style-name="T9">mới được sửa sau CO.</text:span></text:p>
            <text:p><text:span text:style-name="T9">Hiển thị và bắt buộc nhập </text:span><text:span text:style-name="T9">trong trường hợp chứng </text:span><text:span text:style-name="T9">từ đã CO (docstatus = </text:span><text:span text:style-name="T9">CO) với các loại chi:</text:span></text:p>
            <text:p><text:span text:style-name="T9">- Chi tiền cho đối tác cấp </text:span><text:span text:style-name="T9">dưới, báo nợ qua công ty </text:span><text:span text:style-name="T9">(C_IN_OUTCOME_TYP</text:span><text:span text:style-name="T9">E .value = </text:span><text:span text:style-name="T9">CTDT_CD_BNCTY)</text:span></text:p>
            <text:p><text:span text:style-name="T9">- Chuyển tiền cho đối tác </text:span><text:span text:style-name="T9">cấp dưới</text:span></text:p>
          </table:table-cell>
          <table:table-cell table:style-name="ce68" table:number-columns-repeated="3"/>
          <table:table-cell table:number-columns-repeated="1016"/>
        </table:table-row>
        <table:table-row table:style-name="ro33">
          <table:table-cell table:style-name="ce72"/>
          <table:table-cell table:style-name="ce91" office:value-type="string">
            <text:p>Kiểm tra trường thông tin quyết toán</text:p>
          </table:table-cell>
          <table:table-cell table:style-name="ce89" office:value-type="string">
            <text:p>1. Đăng nhập vào hệ thống </text:p>
            <text:p>2. click vào ĐNTT</text:p>
            <text:p>3. click vào button thêm mới ĐNTT</text:p>
            <text:p>4. Kiểm tra trường thời hạn quyết toán</text:p>
          </table:table-cell>
          <table:table-cell table:style-name="ce71"/>
          <table:table-cell table:style-name="ce127" office:value-type="string">
            <text:p><text:span text:style-name="T9">Thời hạn thực hiện lập </text:span><text:span text:style-name="T9">bảng THTT liên quan tới </text:span><text:span text:style-name="T9">đề nghị</text:span></text:p>
          </table:table-cell>
          <table:table-cell table:style-name="ce68" table:number-columns-repeated="3"/>
          <table:table-cell table:number-columns-repeated="1016"/>
        </table:table-row>
        <table:table-row table:style-name="ro25">
          <table:table-cell table:style-name="ce70" office:value-type="string" table:number-columns-spanned="8" table:number-rows-spanned="1">
            <text:p>Kiểm tra màn hình danh sách thông tin chi tiết </text:p>
          </table:table-cell>
          <table:covered-table-cell table:style-name="ce88"/>
          <table:covered-table-cell table:style-name="ce89"/>
          <table:covered-table-cell table:style-name="ce71"/>
          <table:covered-table-cell table:style-name="ce123"/>
          <table:covered-table-cell table:number-columns-repeated="3" table:style-name="ce68"/>
          <table:table-cell table:number-columns-repeated="1016"/>
        </table:table-row>
        <table:table-row table:style-name="ro42">
          <table:table-cell table:style-name="ce72"/>
          <table:table-cell table:style-name="ce90" office:value-type="string">
            <text:p>Kiểm tra trường ngày lập </text:p>
          </table:table-cell>
          <table:table-cell table:style-name="ce89" office:value-type="string">
            <text:p>1. Đăng nhập vào hệ thống </text:p>
            <text:p>2. click vào ĐNTT</text:p>
            <text:p>3. click vào thông tin chi tiết</text:p>
            <text:p>4. Kiểm tra trường ngày lập</text:p>
          </table:table-cell>
          <table:table-cell table:style-name="ce71" office:value-type="string">
            <text:p>Đã tồn tại bản ghi trước đó </text:p>
          </table:table-cell>
          <table:table-cell table:style-name="ce123" office:value-type="string">
            <text:p>1. Hiển thị dạng date </text:p>
            <text:p>2. Lấy theo tab thông tin chi tiết </text:p>
            <text:p>3. Dữ liệu cột được lưu tại trường Trans_Date tại bảng C_Statement_Line</text:p>
            <text:p/>
          </table:table-cell>
          <table:table-cell table:style-name="ce68" table:number-columns-repeated="3"/>
          <table:table-cell table:number-columns-repeated="1016"/>
        </table:table-row>
        <table:table-row table:style-name="ro44">
          <table:table-cell table:style-name="ce72"/>
          <table:table-cell table:style-name="ce90" office:value-type="string">
            <text:p>Kiểm tra trường nội dung </text:p>
          </table:table-cell>
          <table:table-cell table:style-name="ce89" office:value-type="string">
            <text:p>1. Đăng nhập vào hệ thống </text:p>
            <text:p>2. click vào ĐNTT</text:p>
            <text:p>3. click vào thông tin chi tiết</text:p>
            <text:p>4. Kiểm tra trường nội dung</text:p>
          </table:table-cell>
          <table:table-cell table:style-name="ce71" office:value-type="string">
            <text:p>Đã tồn tại bản ghi trước đó </text:p>
          </table:table-cell>
          <table:table-cell table:style-name="ce123" office:value-type="string">
            <text:p>1. Hiển thị dạng text, không quá 250 ký tự </text:p>
            <text:p>2. Lấy theo tab thông tin chi tiết </text:p>
            <text:p>3. Dữ liệu cột được lưu tại trường Description tại bảng C_Statement_Line</text:p>
            <text:p/>
          </table:table-cell>
          <table:table-cell table:style-name="ce68" table:number-columns-repeated="3"/>
          <table:table-cell table:number-columns-repeated="1016"/>
        </table:table-row>
        <table:table-row table:style-name="ro28">
          <table:table-cell table:style-name="ce72"/>
          <table:table-cell table:style-name="ce90" office:value-type="string">
            <text:p>Kiểm tra trường số tiền </text:p>
          </table:table-cell>
          <table:table-cell table:style-name="ce89" office:value-type="string">
            <text:p>1. Đăng nhập vào hệ thống </text:p>
            <text:p>2. click vào ĐNTT</text:p>
            <text:p>3. click vào thông tin chi tiết</text:p>
            <text:p>4. Kiểm tra trường số tiền</text:p>
          </table:table-cell>
          <table:table-cell table:style-name="ce71" office:value-type="string">
            <text:p>Đã tồn tại bản ghi trước đó </text:p>
          </table:table-cell>
          <table:table-cell table:style-name="ce123" office:value-type="string">
            <text:p>1. Mặc định là Tổng tiền đề nghị, hiển thị dạng number, không quá 20 ký tự. </text:p>
            <text:p>2. Nếu ở tab TT chung Trạng thái duyệt = “Đã duyệt” <text:s/>-&gt; Lấy Tổng tiền được duyệt </text:p>
            <text:p>3. Nếu ở tab TT chung Trạng thái duyệt &lt;&gt; “Đã duyệt” -&gt; Lấy Tổng tiền đề nghị </text:p>
            <text:p/>
          </table:table-cell>
          <table:table-cell table:style-name="ce68" table:number-columns-repeated="3"/>
          <table:table-cell table:number-columns-repeated="1016"/>
        </table:table-row>
        <table:table-row table:style-name="ro32">
          <table:table-cell table:style-name="ce72"/>
          <table:table-cell table:style-name="ce90" office:value-type="string">
            <text:p>Kiểm tra button tìm kiếm </text:p>
          </table:table-cell>
          <table:table-cell table:style-name="ce89" office:value-type="string">
            <text:p>1. Đăng nhập vào hệ thống </text:p>
            <text:p>2. click vào ĐNTT</text:p>
            <text:p>3. click vào thông tin chi tiết</text:p>
            <text:p>4. Kiểm tra button tìm kiếm</text:p>
          </table:table-cell>
          <table:table-cell table:style-name="ce71" office:value-type="string">
            <text:p>Đã tồn tại bản ghi trước đó </text:p>
          </table:table-cell>
          <table:table-cell table:style-name="ce123" office:value-type="string">
            <text:p>1. Hiển thị textsearch tìm kiếm </text:p>
            <text:p>2. hiển thị hypertext :"Nhập thông tin tờ trình cần tìm kiếm"</text:p>
            <text:p>3. Không quá 250 ký tự</text:p>
          </table:table-cell>
          <table:table-cell table:style-name="ce68" table:number-columns-repeated="3"/>
          <table:table-cell table:number-columns-repeated="1016"/>
        </table:table-row>
        <table:table-row table:style-name="ro33">
          <table:table-cell table:style-name="ce72"/>
          <table:table-cell table:style-name="ce90" office:value-type="string">
            <text:p>Kiểm tra button sao chép</text:p>
          </table:table-cell>
          <table:table-cell table:style-name="ce89" office:value-type="string">
            <text:p>1. Đăng nhập vào hệ thống </text:p>
            <text:p>2. click vào ĐNTT</text:p>
            <text:p>3. click vào thông tin chi tiết</text:p>
            <text:p>4. vuốt sang trái</text:p>
            <text:p>5. kiếm tra button sao chép</text:p>
          </table:table-cell>
          <table:table-cell table:style-name="ce71" office:value-type="string">
            <text:p>Đã tồn tại bản ghi trước đó </text:p>
          </table:table-cell>
          <table:table-cell table:style-name="ce128" office:value-type="string">
            <text:p>1. Hiển thị button sao chép, cho phép người dùng sao chép thông tin ĐNTT</text:p>
          </table:table-cell>
          <table:table-cell table:style-name="ce68" table:number-columns-repeated="3"/>
          <table:table-cell table:number-columns-repeated="1016"/>
        </table:table-row>
        <table:table-row table:style-name="ro33">
          <table:table-cell table:style-name="ce72"/>
          <table:table-cell table:style-name="ce90" office:value-type="string">
            <text:p>Kiểm tra button chỉnh sửa </text:p>
          </table:table-cell>
          <table:table-cell table:style-name="ce89" office:value-type="string">
            <text:p>1. Đăng nhập vào hệ thống </text:p>
            <text:p>2. click vào ĐNTT</text:p>
            <text:p>3. click vào thông tin chi tiết</text:p>
            <text:p>4. vuốt sang trái</text:p>
            <text:p>5. kiếm tra button sửa</text:p>
          </table:table-cell>
          <table:table-cell table:style-name="ce71" office:value-type="string">
            <text:p>Đã tồn tại bản ghi trước đó </text:p>
          </table:table-cell>
          <table:table-cell table:style-name="ce128" office:value-type="string">
            <text:p>1. Hiển thị button chỉnh sửa cho phép người dùng chỉnh sửa thông tin ĐNTT</text:p>
          </table:table-cell>
          <table:table-cell table:style-name="ce68" table:number-columns-repeated="3"/>
          <table:table-cell table:number-columns-repeated="1016"/>
        </table:table-row>
        <table:table-row table:style-name="ro33">
          <table:table-cell table:style-name="ce72"/>
          <table:table-cell table:style-name="ce90" office:value-type="string">
            <text:p>Kiểm tra button chỉnh sửa </text:p>
          </table:table-cell>
          <table:table-cell table:style-name="ce89" office:value-type="string">
            <text:p>1. Đăng nhập vào hệ thống </text:p>
            <text:p>2. click vào ĐNTT</text:p>
            <text:p>3. click vào thông tin chi tiết</text:p>
            <text:p>4. vuốt sang trái</text:p>
            <text:p>5. kiếm tra button sửa</text:p>
          </table:table-cell>
          <table:table-cell table:style-name="ce71"/>
          <table:table-cell table:style-name="ce128" office:value-type="string">
            <text:p>1. Hiển thị màn hình thêm mới Tab thông tin chi tiết </text:p>
          </table:table-cell>
          <table:table-cell table:style-name="ce68" table:number-columns-repeated="3"/>
          <table:table-cell table:number-columns-repeated="1016"/>
        </table:table-row>
        <table:table-row table:style-name="ro33">
          <table:table-cell table:style-name="ce72"/>
          <table:table-cell table:style-name="ce90" office:value-type="string">
            <text:p>Kiểm tra buton xoá </text:p>
          </table:table-cell>
          <table:table-cell table:style-name="ce89" office:value-type="string">
            <text:p>1. Đăng nhập vào hệ thống </text:p>
            <text:p>2. click vào ĐNTT</text:p>
            <text:p>3. click vào thông tin chi tiết</text:p>
            <text:p>4. vuốt sang trái</text:p>
            <text:p>5. kiếm tra button xóa</text:p>
          </table:table-cell>
          <table:table-cell table:style-name="ce71" office:value-type="string">
            <text:p>Đã tồn tại bản ghi trước đó </text:p>
          </table:table-cell>
          <table:table-cell table:style-name="ce128" office:value-type="string">
            <text:p>1. Hiển thị button xoá , cho phép người dùng xoá thông tin ĐNTT</text:p>
          </table:table-cell>
          <table:table-cell table:style-name="ce68" table:number-columns-repeated="3"/>
          <table:table-cell table:number-columns-repeated="1016"/>
        </table:table-row>
        <table:table-row table:style-name="ro45">
          <table:table-cell table:style-name="ce73" office:value-type="string" table:number-columns-spanned="8" table:number-rows-spanned="1">
            <text:p>Màn hình tab thông tin chi</text:p>
          </table:table-cell>
          <table:covered-table-cell table:style-name="ce88"/>
          <table:covered-table-cell table:style-name="ce89"/>
          <table:covered-table-cell table:number-columns-repeated="2" table:style-name="ce71"/>
          <table:covered-table-cell table:number-columns-repeated="3" table:style-name="ce68"/>
          <table:table-cell table:number-columns-repeated="1016"/>
        </table:table-row>
        <table:table-row table:style-name="ro46">
          <table:table-cell table:style-name="ce71"/>
          <table:table-cell table:style-name="ce89" office:value-type="string">
            <text:p>Kiểm tra view các dòng chi tiết phiếu thu /chi gắn với tờ trình </text:p>
          </table:table-cell>
          <table:table-cell table:style-name="ce89" office:value-type="string">
            <text:p>1. Đăng nhập vào hệ thống </text:p>
            <text:p>2. click vào ĐNTT</text:p>
            <text:p>3. click vào thông tin chi</text:p>
            <text:p/>
          </table:table-cell>
          <table:table-cell table:style-name="ce71" office:value-type="string">
            <text:p>Đã tồn tại bản ghi trước đó </text:p>
          </table:table-cell>
          <table:table-cell table:style-name="ce89" office:value-type="string">
            <text:p>1. Hiển thị các trường dữ liệu trên màn hình nhập liệu đầy đủ, chi tiết theo như thiết kế ban đầu </text:p>
          </table:table-cell>
          <table:table-cell table:style-name="ce68" table:number-columns-repeated="3"/>
          <table:table-cell table:number-columns-repeated="1016"/>
        </table:table-row>
        <table:table-row table:style-name="ro42">
          <table:table-cell table:style-name="ce71"/>
          <table:table-cell table:style-name="ce71" office:value-type="string">
            <text:p>Kiểm tra trường đơn vị </text:p>
          </table:table-cell>
          <table:table-cell table:style-name="ce89" office:value-type="string">
            <text:p>1. Đăng nhập vào hệ thống </text:p>
            <text:p>2. click vào ĐNTT</text:p>
            <text:p>3. click vào thông tin chi</text:p>
            <text:p/>
          </table:table-cell>
          <table:table-cell table:style-name="ce71" office:value-type="string">
            <text:p>Đã tồn tại bản ghi trước đó </text:p>
          </table:table-cell>
          <table:table-cell table:style-name="ce123" office:value-type="string">
            <text:p>1. Hiển thị dạng text</text:p>
            <text:p>2. Tối đa 50 ký tự </text:p>
            <text:p>3. Dữ liệu cột được lưu tại trường AD_Org_ID tại bảng C_Statement_Line</text:p>
            <text:p/>
          </table:table-cell>
          <table:table-cell table:style-name="ce68" table:number-columns-repeated="3"/>
          <table:table-cell table:number-columns-repeated="1016"/>
        </table:table-row>
        <table:table-row table:style-name="ro42">
          <table:table-cell table:style-name="ce71"/>
          <table:table-cell table:style-name="ce71" office:value-type="string">
            <text:p>Kiểm tra trường số chứng từ</text:p>
          </table:table-cell>
          <table:table-cell table:style-name="ce89" office:value-type="string">
            <text:p>1. Đăng nhập vào hệ thống </text:p>
            <text:p>2. click vào ĐNTT</text:p>
            <text:p>3. click vào thông tin chi</text:p>
            <text:p/>
          </table:table-cell>
          <table:table-cell table:style-name="ce71" office:value-type="string">
            <text:p>Đã tồn tại bản ghi trước đó </text:p>
          </table:table-cell>
          <table:table-cell table:style-name="ce123" office:value-type="string">
            <text:p>1. Hiển thị dạng text</text:p>
            <text:p>2. Tối đa 20 ký tự </text:p>
            <text:p>3. Dữ liệu cột được lưu tại trường Document_No tại bảng C_Statement_Line</text:p>
            <text:p/>
          </table:table-cell>
          <table:table-cell table:style-name="ce68" table:number-columns-repeated="3"/>
          <table:table-cell table:number-columns-repeated="1016"/>
        </table:table-row>
        <table:table-row table:style-name="ro46">
          <table:table-cell table:style-name="ce71"/>
          <table:table-cell table:style-name="ce71" office:value-type="string">
            <text:p>Kiểm tra trường ngày hoạch toán</text:p>
          </table:table-cell>
          <table:table-cell table:style-name="ce89" office:value-type="string">
            <text:p>1. Đăng nhập vào hệ thống </text:p>
            <text:p>2. click vào ĐNTT</text:p>
            <text:p>3. click vào thông tin chi</text:p>
            <text:p/>
          </table:table-cell>
          <table:table-cell table:style-name="ce71" office:value-type="string">
            <text:p>Đã tồn tại bản ghi trước đó </text:p>
          </table:table-cell>
          <table:table-cell table:style-name="ce123" office:value-type="string">
            <text:p>1. Hiển thị dạng Date</text:p>
            <text:p>2. Get dữ liệu từ ngày hoạch toán phiếu thu/chi</text:p>
          </table:table-cell>
          <table:table-cell table:style-name="ce68" table:number-columns-repeated="3"/>
          <table:table-cell table:number-columns-repeated="1016"/>
        </table:table-row>
        <table:table-row table:style-name="ro47">
          <table:table-cell table:style-name="ce71"/>
          <table:table-cell table:style-name="ce71" office:value-type="string">
            <text:p>Kiểm tra trường số tiên </text:p>
          </table:table-cell>
          <table:table-cell table:style-name="ce89" office:value-type="string">
            <text:p>1. Đăng nhập vào hệ thống </text:p>
            <text:p>2. click vào ĐNTT</text:p>
            <text:p>3. click vào thông tin chi</text:p>
            <text:p/>
          </table:table-cell>
          <table:table-cell table:style-name="ce71" office:value-type="string">
            <text:p>Đã tồn tại bản ghi trước đó </text:p>
          </table:table-cell>
          <table:table-cell table:style-name="ce123" office:value-type="string">
            <text:p>1. Hiển thị dạng số</text:p>
            <text:p>2. Tối đa 10 ký tự </text:p>
            <text:p>3. Số tiền nguyên tệ dòng chi tiết</text:p>
            <text:p/>
          </table:table-cell>
          <table:table-cell table:style-name="ce68" table:number-columns-repeated="3"/>
          <table:table-cell table:number-columns-repeated="1016"/>
        </table:table-row>
        <table:table-row table:style-name="ro47">
          <table:table-cell table:style-name="ce72"/>
          <table:table-cell table:style-name="ce90" office:value-type="string">
            <text:p>Kiểm tra trường trạng thái hoạch toán </text:p>
          </table:table-cell>
          <table:table-cell table:style-name="ce89" office:value-type="string">
            <text:p>1. Đăng nhập vào hệ thống </text:p>
            <text:p>2. click vào ĐNTT</text:p>
            <text:p>3. click vào thông tin chi</text:p>
            <text:p/>
          </table:table-cell>
          <table:table-cell table:style-name="ce71" office:value-type="string">
            <text:p>Đã tồn tại bản ghi trước đó </text:p>
          </table:table-cell>
          <table:table-cell table:style-name="ce123" office:value-type="string">
            <text:p>1. Hiển thị dạng text</text:p>
            <text:p>2. Trạng thái hạch toán chứng từ thu/chie</text:p>
            <text:p/>
          </table:table-cell>
          <table:table-cell table:style-name="ce68" table:number-columns-repeated="3"/>
          <table:table-cell table:number-columns-repeated="1016"/>
        </table:table-row>
        <table:table-row table:style-name="ro25">
          <table:table-cell table:style-name="ce70" office:value-type="string" table:number-columns-spanned="8" table:number-rows-spanned="1">
            <text:p>Đính kèm </text:p>
          </table:table-cell>
          <table:covered-table-cell table:style-name="ce88"/>
          <table:covered-table-cell table:style-name="ce89"/>
          <table:covered-table-cell table:number-columns-repeated="2" table:style-name="ce71"/>
          <table:covered-table-cell table:number-columns-repeated="3" table:style-name="ce68"/>
          <table:table-cell table:number-columns-repeated="1016"/>
        </table:table-row>
        <table:table-row table:style-name="ro46">
          <table:table-cell table:style-name="ce71"/>
          <table:table-cell table:style-name="ce89" office:value-type="string">
            <text:p>Kiểm tra màn hình khi chưa có bản ghi đính kèm</text:p>
          </table:table-cell>
          <table:table-cell table:style-name="ce89" office:value-type="string">
            <text:p>1. Đăng nhập vào hệ thống </text:p>
            <text:p>2. click vào ĐNTT</text:p>
            <text:p>3. click vào đính kèm</text:p>
            <text:p/>
          </table:table-cell>
          <table:table-cell table:style-name="ce71" office:value-type="string">
            <text:p>Chưa có file nào được đính kèm </text:p>
          </table:table-cell>
          <table:table-cell table:style-name="ce71" office:value-type="string">
            <text:p>Màn hình hiển thị text chưa có tài liệu đính kèm </text:p>
          </table:table-cell>
          <table:table-cell table:style-name="ce68" table:number-columns-repeated="3"/>
          <table:table-cell table:number-columns-repeated="1016"/>
        </table:table-row>
        <table:table-row table:style-name="ro46">
          <table:table-cell table:style-name="ce71"/>
          <table:table-cell table:style-name="ce89" office:value-type="string">
            <text:p>Kiểm tra màn hình khi có bản ghi đính kèm </text:p>
          </table:table-cell>
          <table:table-cell table:style-name="ce89" office:value-type="string">
            <text:p>1. Đăng nhập vào hệ thống </text:p>
            <text:p>2. click vào ĐNTT</text:p>
            <text:p>3. click vào đính kèm</text:p>
            <text:p/>
          </table:table-cell>
          <table:table-cell table:style-name="ce71"/>
          <table:table-cell table:style-name="ce89" office:value-type="string">
            <text:p>1. Hiển thị danh sách các file đính kèm </text:p>
            <text:p>2. Nội dung 1 file đính kèm </text:p>
          </table:table-cell>
          <table:table-cell table:style-name="ce68" table:number-columns-repeated="3"/>
          <table:table-cell table:number-columns-repeated="1016"/>
        </table:table-row>
        <table:table-row table:style-name="ro29">
          <table:table-cell table:style-name="ce71" table:number-columns-spanned="1" table:number-rows-spanned="2"/>
          <table:table-cell table:style-name="ce89" office:value-type="string" table:number-columns-spanned="1" table:number-rows-spanned="2">
            <text:p>Kiểm tra thêm mới file đính kèm </text:p>
          </table:table-cell>
          <table:table-cell table:style-name="ce89" office:value-type="string">
            <text:p>1. Đăng nhập vào hệ thống </text:p>
            <text:p>2. click vào ĐNTT</text:p>
            <text:p>3. click vào tab đính kèm </text:p>
            <text:p>4. click vào button tuỳ chọn (+)</text:p>
            <text:p>5. Click vào button đính kèm </text:p>
            <text:p><text:s/></text:p>
          </table:table-cell>
          <table:table-cell table:style-name="ce71"/>
          <table:table-cell table:style-name="ce89" office:value-type="string">
            <text:p>1. Hiển thị nguồn lấy dữ liệu bao gồm : </text:p>
            <text:p>+ Thư viện ảnh </text:p>
            <text:p>+ File </text:p>
            <text:p>+ Button X (thoát)</text:p>
          </table:table-cell>
          <table:table-cell table:style-name="ce68" table:number-columns-repeated="3"/>
          <table:table-cell table:number-columns-repeated="1016"/>
        </table:table-row>
        <table:table-row table:style-name="ro1">
          <table:covered-table-cell table:style-name="ce71"/>
          <table:covered-table-cell table:style-name="ce92"/>
          <table:table-cell table:style-name="ce89" office:value-type="string">
            <text:p>6. Click vào button X</text:p>
          </table:table-cell>
          <table:table-cell table:style-name="ce71"/>
          <table:table-cell table:style-name="ce89" office:value-type="string">
            <text:p>1. Huỷ thao tác vừa thực hiện </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file đính kèm từ chụp ảnh </text:p>
          </table:table-cell>
          <table:table-cell table:style-name="ce89" office:value-type="string">
            <text:p>1. Đăng nhập vào hệ thống </text:p>
            <text:p>2. click vào ĐNTT</text:p>
            <text:p>3. click vào tab đính kèm </text:p>
            <text:p><text:s/>4. Chọn đính kèm -&gt; chọn đính kèm từ chụp ảnh </text:p>
          </table:table-cell>
          <table:table-cell table:style-name="ce71"/>
          <table:table-cell table:style-name="ce89" office:value-type="string">
            <text:p>1. Hiển thị nguồn lấy dữ liệu cho phép người dùng chụp ảnh </text:p>
            <text:p>2. Chụp được ảnh và lưu vào danh sách file đính kèm </text:p>
            <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file đính kèm từ thu viện <text:s/>ảnh </text:p>
          </table:table-cell>
          <table:table-cell table:style-name="ce89" office:value-type="string">
            <text:p>1. Đăng nhập vào hệ thống </text:p>
            <text:p>2. click vào ĐNTT</text:p>
            <text:p>3. click vào tab đính kèm </text:p>
            <text:p><text:s/>4. Chọn đính kèm -&gt; chọn đính kèm từ thư viện ảnh </text:p>
          </table:table-cell>
          <table:table-cell table:style-name="ce71"/>
          <table:table-cell table:style-name="ce89" office:value-type="string">
            <text:p>1. Hiển thị nguồn lấy dữ liệu cho phép người dùng chọn ảnh từ thư viện ảnh </text:p>
            <text:p>2. Người dùng có thể chọn ảnh có trong thư viện </text:p>
            <text:p>3. Không giới hạn số ảnh chọn </text:p>
          </table:table-cell>
          <table:table-cell table:style-name="ce68" table:number-columns-repeated="3"/>
          <table:table-cell table:number-columns-repeated="1016"/>
        </table:table-row>
        <table:table-row table:style-name="ro28">
          <table:table-cell table:style-name="ce71"/>
          <table:table-cell table:style-name="ce71" office:value-type="string">
            <text:p>Kiểm tra file đính kèm chọn từ thư mục </text:p>
          </table:table-cell>
          <table:table-cell table:style-name="ce89" office:value-type="string">
            <text:p>1. Đăng nhập vào hệ thống </text:p>
            <text:p>2. click vào ĐNTT</text:p>
            <text:p>3. click vào tab đính kèm </text:p>
            <text:p><text:s/>4. Chọn đính kèm -&gt; chọn đính kèm từ thư mục </text:p>
          </table:table-cell>
          <table:table-cell table:style-name="ce71"/>
          <table:table-cell table:style-name="ce89" office:value-type="string">
            <text:p>1. Hiển thị nguồn lấy dữ liệu cho phép người dùng <text:s/>đính kèm từ thư mục: </text:p>
            <text:p>+Tất cả </text:p>
            <text:p>+ File PDF </text:p>
            <text:p>+ File Excel </text:p>
            <text:p>+ File Doc <text:s/></text:p>
            <text:p>+ Tải file </text:p>
            <text:p>2. hiển thị thư mục cho phép người dùng chọn </text:p>
            <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tải file </text:p>
          </table:table-cell>
          <table:table-cell table:style-name="ce89" office:value-type="string">
            <text:p>1. Đăng nhập vào hệ thống </text:p>
            <text:p>2. click vào ĐNTT </text:p>
            <text:p>3. click vào tab đính kèm </text:p>
            <text:p><text:s/>4. Chọn đính kèm -&gt; chọn đính kèm từ thư mục </text:p>
          </table:table-cell>
          <table:table-cell table:style-name="ce71"/>
          <table:table-cell table:style-name="ce89" office:value-type="string">
            <text:p>1. Hiển thị button tải file </text:p>
            <text:p>2. Cho phép người dùng tải dữ liệu lên </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button chọn người ký </text:p>
          </table:table-cell>
          <table:table-cell table:style-name="ce89" office:value-type="string">
            <text:p>1. Đăng nhập vào hệ thống </text:p>
            <text:p>2. click vào ĐNTT</text:p>
            <text:p>3. click vào button tuỳ chọn -&gt; chọn người ký </text:p>
            <text:p><text:s/></text:p>
          </table:table-cell>
          <table:table-cell table:style-name="ce71"/>
          <table:table-cell table:style-name="ce89" office:value-type="string">
            <text:p>1. Cho phép người dùng click vào button chọn người ký </text:p>
            <text:p>2. Hiển thị popup chọn người ký </text:p>
          </table:table-cell>
          <table:table-cell table:style-name="ce68" table:number-columns-repeated="3"/>
          <table:table-cell table:number-columns-repeated="1016"/>
        </table:table-row>
        <table:table-row table:style-name="ro32">
          <table:table-cell table:style-name="ce71"/>
          <table:table-cell table:style-name="ce71" office:value-type="string">
            <text:p>Kiểm tra button trình ký </text:p>
          </table:table-cell>
          <table:table-cell table:style-name="ce89" office:value-type="string">
            <text:p>1. Đăng nhập vào hệ thống </text:p>
            <text:p>2. click vào ĐNTT</text:p>
            <text:p>3. click vào button tuỳ chọn -&gt; chọn trình ký </text:p>
            <text:p><text:s/></text:p>
          </table:table-cell>
          <table:table-cell table:style-name="ce71"/>
          <table:table-cell table:style-name="ce71" office:value-type="string">
            <text:p>1. Hiển thị popup trình ký </text:p>
          </table:table-cell>
          <table:table-cell table:style-name="ce68" table:number-columns-repeated="3"/>
          <table:table-cell table:number-columns-repeated="1016"/>
        </table:table-row>
        <table:table-row table:style-name="ro33">
          <table:table-cell table:style-name="ce71"/>
          <table:table-cell table:style-name="ce71" office:value-type="string">
            <text:p>Kiểm tra button xoá file đính kèm </text:p>
          </table:table-cell>
          <table:table-cell table:style-name="ce89" office:value-type="string">
            <text:p>1. Đăng nhập vào hệ thống </text:p>
            <text:p>2. click vào ĐNTT</text:p>
            <text:p>3. tại danh sách file đính kèm -&gt; vuốt sang trái </text:p>
            <text:p>4. Click vào button xoá </text:p>
            <text:p><text:s/></text:p>
          </table:table-cell>
          <table:table-cell table:style-name="ce71" office:value-type="string">
            <text:p>Tồn tại danh sách file đính kèm trước đó </text:p>
          </table:table-cell>
          <table:table-cell table:style-name="ce89" office:value-type="string">
            <text:p>Màn hình hiển thị thông báo xác nhận "Bạn có chắc chắn muốn xoá file đính kèm hay không"</text:p>
          </table:table-cell>
          <table:table-cell table:style-name="ce68" table:number-columns-repeated="3"/>
          <table:table-cell table:number-columns-repeated="1016"/>
        </table:table-row>
        <table:table-row table:style-name="ro25">
          <table:table-cell table:style-name="ce69" office:value-type="string" table:number-columns-spanned="8" table:number-rows-spanned="1">
            <text:p>Kiểm tra chức năng </text:p>
          </table:table-cell>
          <table:covered-table-cell table:number-columns-repeated="6" table:style-name="ce93"/>
          <table:covered-table-cell table:style-name="ce136"/>
          <table:table-cell table:number-columns-repeated="1016"/>
        </table:table-row>
        <table:table-row table:style-name="ro25">
          <table:table-cell table:style-name="ce70" office:value-type="string" table:number-columns-spanned="8" table:number-rows-spanned="1">
            <text:p>Kiểm tra chức năng tại màn hình Thông tin chung </text:p>
          </table:table-cell>
          <table:covered-table-cell table:style-name="ce94"/>
          <table:covered-table-cell table:style-name="ce112"/>
          <table:covered-table-cell table:number-columns-repeated="5" table:style-name="ce121"/>
          <table:table-cell table:number-columns-repeated="1016"/>
        </table:table-row>
        <table:table-row table:style-name="ro32">
          <table:table-cell table:style-name="ce68"/>
          <table:table-cell table:style-name="ce89" office:value-type="string" table:number-columns-spanned="1" table:number-rows-spanned="3">
            <text:p>Kiểm tra chức năng Lưu ĐNTT</text:p>
          </table:table-cell>
          <table:table-cell table:style-name="ce96" office:value-type="string">
            <text:p>1. Đăng nhập vào hệ thống </text:p>
            <text:p>2. Click vào ĐNTT </text:p>
            <text:p>3. Click vào nhập thông tin chung </text:p>
            <text:p>4. Nhấn lưu </text:p>
          </table:table-cell>
          <table:table-cell table:style-name="ce75"/>
          <table:table-cell table:style-name="ce96" office:value-type="string">
            <text:p>Màn hình hiển thị thông báo xác nhận "Bạn có chắc chắn muốn lưu tờ trình này?"</text:p>
          </table:table-cell>
          <table:table-cell table:style-name="ce68" table:number-columns-repeated="3"/>
          <table:table-cell table:number-columns-repeated="1016"/>
        </table:table-row>
        <table:table-row table:style-name="ro24">
          <table:table-cell table:style-name="ce68"/>
          <table:covered-table-cell table:style-name="ce95"/>
          <table:table-cell table:style-name="ce96" office:value-type="string">
            <text:p>5. Người dùng click vào nút đồng ý </text:p>
          </table:table-cell>
          <table:table-cell table:style-name="ce75"/>
          <table:table-cell table:style-name="ce96" office:value-type="string">
            <text:p>1. Hiển thị button Lưu </text:p>
            <text:p>2. Bản ghi được lưu thành công, hiển thị thông báo lưu thành công tờ trình</text:p>
          </table:table-cell>
          <table:table-cell table:style-name="ce68" table:number-columns-repeated="3"/>
          <table:table-cell table:number-columns-repeated="1016"/>
        </table:table-row>
        <table:table-row table:style-name="ro23">
          <table:table-cell table:style-name="ce68"/>
          <table:covered-table-cell table:style-name="ce92"/>
          <table:table-cell table:style-name="ce96" office:value-type="string">
            <text:p>5. Người dùng click vào nút huỷ </text:p>
          </table:table-cell>
          <table:table-cell table:style-name="ce75"/>
          <table:table-cell table:style-name="ce96" office:value-type="string">
            <text:p>Huỷ thao tác vừa thực hiện </text:p>
          </table:table-cell>
          <table:table-cell table:style-name="ce68" table:number-columns-repeated="3"/>
          <table:table-cell table:number-columns-repeated="1016"/>
        </table:table-row>
        <table:table-row table:style-name="ro48">
          <table:table-cell table:style-name="ce68"/>
          <table:table-cell table:style-name="ce75" office:value-type="string">
            <text:p>Kiểm tra chức năng hoàn thành </text:p>
          </table:table-cell>
          <table:table-cell table:style-name="ce96" office:value-type="string">
            <text:p>1. Đăng nhập vào hệ thống </text:p>
            <text:p>2. Click vào ĐNTT</text:p>
            <text:p>3. Click vào nhập thông tin chung </text:p>
            <text:p>4. Nhấn CO</text:p>
          </table:table-cell>
          <table:table-cell table:style-name="ce75"/>
          <table:table-cell table:style-name="ce96" office:value-type="string">
            <text:p>1. Chuyển trạng thái chứng từ sang Hoàn thành</text:p>
            <text:p>2. Không cho phép sửa các trường dữ liệu ở tất cả các tab (trừ trường được quy định sửa dành cho user phòng tài chính)</text:p>
            <text:p>3. Hiển thị chức năng Hủy hoàn thành (RA)</text:p>
            <text:p>4. Chỉ cho CO thành công khi bản ghi có dữ liệu Tab chi tiết.</text:p>
            <text:p>5. Không cho CO bản ghi nếu (xem chi tiết điều kiện CO tờ trình bên dưới):</text:p>
            <text:p>+ Kiểm tra chưa có ngân sách đã duyệt hoặc ngân sách bị khóa</text:p>
            <text:p>+ Vượt ngân sách</text:p>
          </table:table-cell>
          <table:table-cell table:style-name="ce68" table:number-columns-repeated="3"/>
          <table:table-cell table:number-columns-repeated="1016"/>
        </table:table-row>
        <table:table-row table:style-name="ro49">
          <table:table-cell table:style-name="ce68"/>
          <table:table-cell table:style-name="ce96" office:value-type="string">
            <text:p>Kiểm tra CO khi chưa có ngân sách được duyệt </text:p>
          </table:table-cell>
          <table:table-cell table:style-name="ce96" office:value-type="string">
            <text:p>1. Đăng nhập vào hệ thống </text:p>
            <text:p>2. Click vào ĐNTT</text:p>
            <text:p>3. Click vào nhập thông tin chung </text:p>
            <text:p>4. Nhấn CO </text:p>
          </table:table-cell>
          <table:table-cell table:style-name="ce96" office:value-type="string">
            <text:p>Select nvl(Is_Locked,'N') Is_Locked <text:s/></text:p>
            <text:p><text:s/>from NS_PLAN pl </text:p>
            <text:p><text:s/>inner join C_DOCUMENT_TYPE cdt on pl.C_DOCUMENT_TYPE_ID = cdt.C_DOCUMENT_TYPE_ID </text:p>
            <text:p><text:s/>inner join C_QUARTER q on pl.NS_QUARTER_ID <text:s/>= q.C_QUARTER_ID </text:p>
            <text:p><text:s/>Where pl.AD_Org_ID = :adorgid </text:p>
            <text:p><text:s/>and pl.C_DEPARTMENT_ID = :cdepartmentid </text:p>
            <text:p><text:s/>and pl.ISACTIVE = 'Y' </text:p>
            <text:p><text:s/>and pl.IS_DELETED = 'N' </text:p>
            <text:p><text:s/>and cdt.Value = 'KHQ' </text:p>
            <text:p><text:s/>and Q.START_DATE &lt;= :transdate </text:p>
            <text:p><text:s/>and Q.END_DATE &gt;= :transdate </text:p>
            <text:p><text:s/>and PL.APPROVED_STATUS = 'AP' </text:p>
            <text:p><text:s/>and VERSION_NO = 1</text:p>
            <text:p/>
          </table:table-cell>
          <table:table-cell table:style-name="ce96" office:value-type="string">
            <text:p>-<text:tab/>Nếu tồn tại ít nhất 1 bản ghi C_STATEMENT_LINE_ID thỏa mãn có IS_DELETED = ‘N’ &amp; C_BUDGET_ID = 2 thì:</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ext:p>Nếu không tìm thấy bản ghi NS_PLAN_ID nào thỏa mãn  Hiển thị thông báo lỗi: ‘Không CO được bản ghi do chưa có ngân sách quý được duyệt’</text:p>
          </table:table-cell>
          <table:table-cell table:style-name="ce68" table:number-columns-repeated="3"/>
          <table:table-cell table:number-columns-repeated="1016"/>
        </table:table-row>
        <table:table-row table:style-name="ro36">
          <table:table-cell table:style-name="ce68"/>
          <table:table-cell table:style-name="ce75" office:value-type="string">
            <text:p>Kiểm tra chức năng huỷ hoàn thành (RA)</text:p>
          </table:table-cell>
          <table:table-cell table:style-name="ce96" office:value-type="string">
            <text:p>1. Đăng nhập vào hệ thống </text:p>
            <text:p>2. Click vào ĐNTT</text:p>
            <text:p>3. Click vào nhập thông tin chung </text:p>
            <text:p>4. Click vào một bản ghi đang có trạng thái CO</text:p>
            <text:p>5. Nhấn RA</text:p>
          </table:table-cell>
          <table:table-cell table:style-name="ce75" office:value-type="string">
            <text:p>Có tờ trình đang ở trạng thái CO</text:p>
          </table:table-cell>
          <table:table-cell table:style-name="ce96" office:value-type="string">
            <text:p>1. Chuyển trạng thái chứng từ sang ‘Nháp’. Hiển thị chức năng ‘Hoàn thành’</text:p>
            <text:p>2. Chỉ được chuyển trong các trường hợp sau:</text:p>
            <text:p>•<text:tab/>Dữ liệu tờ trình chưa được sử dụng tại các phần: Đề nghị chuyển tiền, Bảng tổng hợp thanh toán, Phiếu chi</text:p>
            <text:p>•<text:tab/>Bản ghi có trạng thái duyệt = Chưa duyệt</text:p>
            <text:p>•<text:tab/>User nào tạo thì User đó mới được hủy</text:p>
            <text:p>3. Không RA khi IsSignerRecord = Y (đã trình ký)</text:p>
          </table:table-cell>
          <table:table-cell table:style-name="ce68" table:number-columns-repeated="3"/>
          <table:table-cell table:number-columns-repeated="1016"/>
        </table:table-row>
        <table:table-row table:style-name="ro33">
          <table:table-cell table:style-name="ce68"/>
          <table:table-cell table:style-name="ce75" office:value-type="string">
            <text:p>Đính kèm </text:p>
          </table:table-cell>
          <table:table-cell table:style-name="ce96" office:value-type="string">
            <text:p>1. Đăng nhập vào hệ thống </text:p>
            <text:p>2. Click vào ĐNTT</text:p>
            <text:p>3. Click vào nhập thông tin chung </text:p>
            <text:p>4. Click vào đính kèm </text:p>
            <text:p/>
          </table:table-cell>
          <table:table-cell table:style-name="ce75"/>
          <table:table-cell table:style-name="ce96" office:value-type="string">
            <text:p>1. Cho phép đính kèm theo 3 lựa chọn:</text:p>
            <text:p>•<text:tab/>Chụp ảnh</text:p>
            <text:p>•<text:tab/>Chọn từ thư viện ảnh</text:p>
            <text:p>•<text:tab/>Chọn từ thư mục</text:p>
            <text:p>2. Sau khi chọn file thành công, lưu vào Danh sách đính kèm</text:p>
          </table:table-cell>
          <table:table-cell table:style-name="ce68" table:number-columns-repeated="3"/>
          <table:table-cell table:number-columns-repeated="1016"/>
        </table:table-row>
        <table:table-row table:style-name="ro28">
          <table:table-cell table:style-name="ce68"/>
          <table:table-cell table:style-name="ce75" office:value-type="string">
            <text:p>Phiếu in </text:p>
          </table:table-cell>
          <table:table-cell table:style-name="ce96" office:value-type="string">
            <text:p>1. Đăng nhập vào hệ thống </text:p>
            <text:p>2. Click vào ĐNTT</text:p>
            <text:p>3. Click vào nhập thông tin chung </text:p>
            <text:p>4. Trình ký trên phiếu in </text:p>
            <text:p>5. Chuyển sang màn hình phiếu in, chọn mẫu muốn in -&gt; Đính kèm mẫu này vào danh sách đính kèm.</text:p>
            <text:p/>
          </table:table-cell>
          <table:table-cell table:style-name="ce75"/>
          <table:table-cell table:style-name="ce96" office:value-type="string">
            <text:p>1. Cho phép người dùng in mẫu in vừa đính kèm </text:p>
            <text:p>2. Chỉ hiện button Trình ký trên phiếu in, các chứng từ đính kèm còn lại không hiển thị.</text:p>
            <text:p/>
          </table:table-cell>
          <table:table-cell table:style-name="ce68" table:number-columns-repeated="3"/>
          <table:table-cell table:number-columns-repeated="1016"/>
        </table:table-row>
        <table:table-row table:style-name="ro1">
          <table:table-cell table:style-name="ce68"/>
          <table:table-cell table:style-name="ce97"/>
          <table:table-cell table:style-name="ce96"/>
          <table:table-cell table:style-name="ce75" table:number-columns-repeated="2"/>
          <table:table-cell table:style-name="ce68" table:number-columns-repeated="3"/>
          <table:table-cell table:number-columns-repeated="1016"/>
        </table:table-row>
        <table:table-row table:style-name="ro24">
          <table:table-cell table:style-name="ce68"/>
          <table:table-cell table:style-name="ce98" office:value-type="string" table:number-columns-spanned="1" table:number-rows-spanned="14">
            <text:p>Kiểm tra input khi nhập tìm kiếm </text:p>
          </table:table-cell>
          <table:table-cell table:style-name="ce113" office:value-type="string">
            <text:p>Kiểm tra khi không nhập nội dung tìm kiếm</text:p>
          </table:table-cell>
          <table:table-cell table:style-name="ce122"/>
          <table:table-cell table:style-name="ce115" office:value-type="string">
            <text:p>-|Không hiển thị bản ghi nào cả </text:p>
            <text:p>- Hiển thị text yêu cầu người dùng nhập thông tin cần tìm kiếm </text:p>
          </table:table-cell>
          <table:table-cell table:style-name="ce68" table:number-columns-repeated="3"/>
          <table:table-cell table:number-columns-repeated="1016"/>
        </table:table-row>
        <table:table-row table:style-name="ro24">
          <table:table-cell table:style-name="ce68"/>
          <table:covered-table-cell table:style-name="ce99"/>
          <table:table-cell table:style-name="ce113" office:value-type="string">
            <text:p>Kiểm tra khi nhập toàn ký tự Space</text:p>
          </table:table-cell>
          <table:table-cell table:style-name="ce122"/>
          <table:table-cell table:style-name="ce115" office:value-type="string">
            <text:p>-|Không hiển thị bản ghi nào cả </text:p>
            <text:p>- Hiển thị text yêu cầu người dùng nhập thông tin cần tìm kiếm </text:p>
          </table:table-cell>
          <table:table-cell table:style-name="ce68" table:number-columns-repeated="3"/>
          <table:table-cell table:number-columns-repeated="1016"/>
        </table:table-row>
        <table:table-row table:style-name="ro46">
          <table:table-cell table:style-name="ce68"/>
          <table:covered-table-cell table:style-name="ce99"/>
          <table:table-cell table:style-name="ce113" office:value-type="string">
            <text:p>Tìm kiếm khi nhập:</text:p>
            <text:p>- Textbox là một chuỗi có ký tự Space ở đầu và cuối chuỗi</text:p>
          </table:table-cell>
          <table:table-cell table:style-name="ce122"/>
          <table:table-cell table:style-name="ce129" office:value-type="string">
            <text:p>-Không có lỗi</text:p>
            <text:p>-Hiển thị các kết quả tìm kiếm thỏa mãn điều kiện Textbox nhập vào đã được Trim Space ở đầu và cuối chuỗi</text:p>
          </table:table-cell>
          <table:table-cell table:style-name="ce68" table:number-columns-repeated="3"/>
          <table:table-cell table:number-columns-repeated="1016"/>
        </table:table-row>
        <table:table-row table:style-name="ro46">
          <table:table-cell table:style-name="ce68"/>
          <table:covered-table-cell table:style-name="ce99"/>
          <table:table-cell table:style-name="ce114" office:value-type="string">
            <text:p>Tìm kiếm tương đối:</text:p>
            <text:p>- Nhập Textbox là một phần của xâu đã tồn tại</text:p>
          </table:table-cell>
          <table:table-cell table:style-name="ce122"/>
          <table:table-cell table:style-name="ce129" office:value-type="string">
            <text:p>-Hiển thị các kết quả tìm kiếm với Textbox chứa xâu đã nhập không phân biệt chữ hoa, chữ thường</text:p>
            <text:p/>
          </table:table-cell>
          <table:table-cell table:style-name="ce68" table:number-columns-repeated="3"/>
          <table:table-cell table:number-columns-repeated="1016"/>
        </table:table-row>
        <table:table-row table:style-name="ro24">
          <table:table-cell table:style-name="ce68"/>
          <table:covered-table-cell table:style-name="ce99"/>
          <table:table-cell table:style-name="ce114" office:value-type="string">
            <text:p>Tìm kiếm khi nhập Textbox là:</text:p>
            <text:p>- Tiếng việt có dấu</text:p>
          </table:table-cell>
          <table:table-cell table:style-name="ce122"/>
          <table:table-cell table:style-name="ce130" office:value-type="string">
            <text:p>Kết quả tìm kiếm chính xác</text:p>
          </table:table-cell>
          <table:table-cell table:style-name="ce68" table:number-columns-repeated="3"/>
          <table:table-cell table:number-columns-repeated="1016"/>
        </table:table-row>
        <table:table-row table:style-name="ro24">
          <table:table-cell table:style-name="ce68"/>
          <table:covered-table-cell table:style-name="ce99"/>
          <table:table-cell table:style-name="ce113" office:value-type="string">
            <text:p>Tìm kiếm khi nhập:</text:p>
            <text:p>- Textbox là các ký tự đặc biệt</text:p>
          </table:table-cell>
          <table:table-cell table:style-name="ce78"/>
          <table:table-cell table:style-name="ce129" office:value-type="string">
            <text:p>- Hiển thị kết quả tìm kiếm thỏa mãn textbox chứa ký tự đã nhập</text:p>
            <text:p>-Các ký tự không bị mã hoá</text:p>
          </table:table-cell>
          <table:table-cell table:style-name="ce68" table:number-columns-repeated="3"/>
          <table:table-cell table:number-columns-repeated="1016"/>
        </table:table-row>
        <table:table-row table:style-name="ro23">
          <table:table-cell table:style-name="ce68"/>
          <table:covered-table-cell table:style-name="ce99"/>
          <table:table-cell table:style-name="ce113" office:value-type="string">
            <text:p>Kiểm tra khi người dùng nhập giá trị maxlength </text:p>
          </table:table-cell>
          <table:table-cell table:style-name="ce78"/>
          <table:table-cell table:style-name="ce129" office:value-type="string">
            <text:p>Không hiển thị kết quả </text:p>
          </table:table-cell>
          <table:table-cell table:style-name="ce68" table:number-columns-repeated="3"/>
          <table:table-cell table:number-columns-repeated="1016"/>
        </table:table-row>
        <table:table-row table:style-name="ro23">
          <table:table-cell table:style-name="ce68"/>
          <table:covered-table-cell table:style-name="ce99"/>
          <table:table-cell table:style-name="ce113" office:value-type="string">
            <text:p>Tìm kiếm khi người dùng nhập số tiền nhỏ hơn 0 </text:p>
          </table:table-cell>
          <table:table-cell table:style-name="ce78"/>
          <table:table-cell table:style-name="ce129" office:value-type="string">
            <text:p>Không hiển thị kết quả </text:p>
          </table:table-cell>
          <table:table-cell table:style-name="ce68" table:number-columns-repeated="3"/>
          <table:table-cell table:number-columns-repeated="1016"/>
        </table:table-row>
        <table:table-row table:style-name="ro23">
          <table:table-cell table:style-name="ce68"/>
          <table:covered-table-cell table:style-name="ce99"/>
          <table:table-cell table:style-name="ce113" office:value-type="string">
            <text:p>Tìm kiếm khi người dùng nhập số tiền nhỏ hơn 0 </text:p>
          </table:table-cell>
          <table:table-cell table:style-name="ce78"/>
          <table:table-cell table:style-name="ce129" office:value-type="string">
            <text:p>Không hiển thị kết quả </text:p>
          </table:table-cell>
          <table:table-cell table:style-name="ce68" table:number-columns-repeated="3"/>
          <table:table-cell table:number-columns-repeated="1016"/>
        </table:table-row>
        <table:table-row table:style-name="ro23">
          <table:table-cell table:style-name="ce68"/>
          <table:covered-table-cell table:style-name="ce99"/>
          <table:table-cell table:style-name="ce113" office:value-type="string">
            <text:p>Kiểm tra khi nhập số tiền không tồn tại trong tờ trình </text:p>
          </table:table-cell>
          <table:table-cell table:style-name="ce78"/>
          <table:table-cell table:style-name="ce129" office:value-type="string">
            <text:p>Không hiển thị kết quả </text:p>
          </table:table-cell>
          <table:table-cell table:style-name="ce68" table:number-columns-repeated="3"/>
          <table:table-cell table:number-columns-repeated="1016"/>
        </table:table-row>
        <table:table-row table:style-name="ro24">
          <table:table-cell table:style-name="ce68"/>
          <table:covered-table-cell table:style-name="ce99"/>
          <table:table-cell table:style-name="ce113" office:value-type="string">
            <text:p>Tìm kiếm khi người dùng nhập số tiền tồn tại trong hệ thống </text:p>
          </table:table-cell>
          <table:table-cell table:style-name="ce78"/>
          <table:table-cell table:style-name="ce129" office:value-type="string">
            <text:p>Hiển thị kết quả tương tứng với số tiền đã nhập </text:p>
          </table:table-cell>
          <table:table-cell table:style-name="ce68" table:number-columns-repeated="3"/>
          <table:table-cell table:number-columns-repeated="1016"/>
        </table:table-row>
        <table:table-row table:style-name="ro23">
          <table:table-cell table:style-name="ce68"/>
          <table:covered-table-cell table:style-name="ce99"/>
          <table:table-cell table:style-name="ce114" office:value-type="string">
            <text:p>Tìm kiếm không phân biệt hoa thường</text:p>
          </table:table-cell>
          <table:table-cell table:style-name="ce78"/>
          <table:table-cell table:style-name="ce130" office:value-type="string">
            <text:p>KQ tìm kiếm không phân biệt hoa thường</text:p>
            <text:p/>
          </table:table-cell>
          <table:table-cell table:style-name="ce68" table:number-columns-repeated="3"/>
          <table:table-cell table:number-columns-repeated="1016"/>
        </table:table-row>
        <table:table-row table:style-name="ro1">
          <table:table-cell table:style-name="ce68"/>
          <table:covered-table-cell table:style-name="ce99"/>
          <table:table-cell table:style-name="ce115" office:value-type="string">
            <text:p>Nhập giá trị có trong DB</text:p>
          </table:table-cell>
          <table:table-cell table:style-name="ce78"/>
          <table:table-cell table:style-name="ce78" office:value-type="string">
            <text:p>Hiển thị bản ghi có trong DB </text:p>
          </table:table-cell>
          <table:table-cell table:style-name="ce68" table:number-columns-repeated="3"/>
          <table:table-cell table:number-columns-repeated="1016"/>
        </table:table-row>
        <table:table-row table:style-name="ro23">
          <table:table-cell table:style-name="ce68"/>
          <table:covered-table-cell table:style-name="ce100"/>
          <table:table-cell table:style-name="ce116" office:value-type="string">
            <text:p>Nhập giá trị không có trong DB</text:p>
          </table:table-cell>
          <table:table-cell table:style-name="ce78"/>
          <table:table-cell table:style-name="ce78" office:value-type="string">
            <text:p>không hiển thị bản ghi nào cả </text:p>
          </table:table-cell>
          <table:table-cell table:style-name="ce68" table:number-columns-repeated="3"/>
          <table:table-cell table:number-columns-repeated="1016"/>
        </table:table-row>
        <table:table-row table:style-name="ro29">
          <table:table-cell table:style-name="ce68"/>
          <table:table-cell table:style-name="ce75" office:value-type="string">
            <text:p>Kiểm tra button sao chép </text:p>
          </table:table-cell>
          <table:table-cell table:style-name="ce96" office:value-type="string">
            <text:p>1. Đăng nhập vào hệ thống <text:s/></text:p>
            <text:p>2. Click vào ĐNTT</text:p>
            <text:p>3. Click vào màn hình danh sách thông tin chi tiết </text:p>
            <text:p>4. Vuốt sang bên trái tại một bản thông tin chi tiết ĐNTT </text:p>
            <text:p>5. Chọn sao chép </text:p>
          </table:table-cell>
          <table:table-cell table:style-name="ce75"/>
          <table:table-cell table:style-name="ce131" office:value-type="string">
            <text:p>Tạo 1 bản ghi mới, copy toàn bộ thông tin ngoại trừ các trường thông tin readonly hoặc tự sinh từ hệ thống</text:p>
          </table:table-cell>
          <table:table-cell table:style-name="ce68" table:number-columns-repeated="3"/>
          <table:table-cell table:number-columns-repeated="1016"/>
        </table:table-row>
        <table:table-row table:style-name="ro29">
          <table:table-cell table:style-name="ce68"/>
          <table:table-cell table:style-name="ce75" office:value-type="string">
            <text:p>Kiểm tra button chỉnh sửa </text:p>
          </table:table-cell>
          <table:table-cell table:style-name="ce96" office:value-type="string">
            <text:p>1. Đăng nhập vào hệ thống <text:s/></text:p>
            <text:p>2. Click vào ĐNTT</text:p>
            <text:p>3. Click vào màn hình danh sách thông tin chi tiết </text:p>
            <text:p>4. Vuốt sang bên trái tại một bản thông tin chi tiết ĐNTT </text:p>
            <text:p>5. Chọn chỉnh sửa </text:p>
          </table:table-cell>
          <table:table-cell table:style-name="ce75"/>
          <table:table-cell table:style-name="ce132" office:value-type="string">
            <text:p>Chuyển sang màn hình <text:s/>Tab Thông tin chi tiết để xem và chỉnh sửa thông tin</text:p>
          </table:table-cell>
          <table:table-cell table:style-name="ce68" table:number-columns-repeated="3"/>
          <table:table-cell table:number-columns-repeated="1016"/>
        </table:table-row>
        <table:table-row table:style-name="ro50">
          <table:table-cell table:style-name="ce68"/>
          <table:table-cell table:style-name="ce96" office:value-type="string">
            <text:p>Kiểm tra button xoá trong trường hợp Người dùng xóa bản ghi C_STATEMENT_LINE_ID có C_STATEMENT_LINE.Direct_Release = N</text:p>
          </table:table-cell>
          <table:table-cell table:style-name="ce96" office:value-type="string">
            <text:p>1. Đăng nhập vào hệ thống <text:s/></text:p>
            <text:p>2. Click vào ĐNTT</text:p>
            <text:p>3. Click vào màn hình danh sách thông tin chi tiết </text:p>
            <text:p>4. Vuốt sang bên trái tại một bản thông tin chi tiết ĐNTT</text:p>
            <text:p>5. Chọn xoá </text:p>
          </table:table-cell>
          <table:table-cell table:style-name="ce75" office:value-type="string">
            <text:p>Chỉ được xoá nếu chứng từ đang ở trạng thái nháp </text:p>
          </table:table-cell>
          <table:table-cell table:style-name="ce96" office:value-type="string">
            <text:p>1. Cập nhật bảng QT_C_MONTH_CONTRACT_DETAIL. </text:p>
            <text:p>2. Căn cứ QT_PLAN_DETAIL_ID của bản ghi C_STATEMENT_LINE_ID bị xóa:</text:p>
            <text:p>•<text:tab/>Cập nhật QT_C_MONTH_CONTRACT_DETAIL.C_Statement_ID = Null</text:p>
            <text:p>•<text:tab/>Cập nhật QT_C_MONTH_CONTRACT_DETAIL.C_Statement_Line_ID = Null</text:p>
          </table:table-cell>
          <table:table-cell table:style-name="ce68" table:number-columns-repeated="3"/>
          <table:table-cell table:number-columns-repeated="1016"/>
        </table:table-row>
        <table:table-row table:style-name="ro51">
          <table:table-cell table:style-name="ce68"/>
          <table:table-cell table:style-name="ce96" office:value-type="string">
            <text:p>Kiểm tra button xoá trong trường hợp Người dùng xóa bản ghi C_STATEMENT_LINE_ID có C_STATEMENT_LINE.Direct_Release = Y:</text:p>
          </table:table-cell>
          <table:table-cell table:style-name="ce96" office:value-type="string">
            <text:p>1. Đăng nhập vào hệ thống <text:s/></text:p>
            <text:p>2. Click vào ĐNTT</text:p>
            <text:p>3. Click vào màn hình danh sách thông tin chi tiết </text:p>
            <text:p>4. Vuốt sang bên trái tại một bản thông tin chi tiết ĐNTT</text:p>
            <text:p>5. Chọn xoá </text:p>
          </table:table-cell>
          <table:table-cell table:style-name="ce75" office:value-type="string">
            <text:p>Chỉ được xoá nếu chứng từ đang ở trạng thái nháp </text:p>
          </table:table-cell>
          <table:table-cell table:style-name="ce96" office:value-type="string">
            <text:p/>
            <text:p>1.<text:tab/>Cập nhật bảng C_STATEMENT_LINE:</text:p>
            <text:p>•<text:tab/>Tìm kiếm các bản ghi có cùng QT_PLAN_ID = C_STATEMENT_LINE.QT_Plan_ID của bản ghi C_STATEMENT_LINE_ID bị xóa: Cập nhật C_STATEMENT_LINE.Is_Deleted = ‘Y’</text:p>
            <text:p>2.<text:tab/>Cập nhật bảng C_STATEMENT:</text:p>
            <text:p>•<text:tab/>Tính toán lại các trường C_STATEMENT.Request_Amount, C_STATEMENT.Approved_Amount, C_STATEMENT.Request_Before_Tax_Amount. C_STATEMENT.Approved_Before_Tax_Amount. C_STATEMENT.Request_Tax_Amount. C_STATEMENT.Approved_Tax_Amount</text:p>
            <text:p>3.<text:tab/>Cập nhật bảng QT_C_MONTH_CONTRACT_DETAIL:</text:p>
            <text:p>Căn cứ QT_PLAN_DETAIL_ID của các bản ghi C_STATEMENT_LINE_ID bị xóa:</text:p>
            <text:p>•<text:tab/>Cập nhật QT_C_MONTH_CONTRACT_DETAIL.C_Statement_ID = Null</text:p>
            <text:p>•<text:tab/>Cập nhật QT_C_MONTH_CONTRACT_DETAIL.C_Statement_Line_ID = Null</text:p>
          </table:table-cell>
          <table:table-cell table:style-name="ce68" table:number-columns-repeated="3"/>
          <table:table-cell table:number-columns-repeated="1016"/>
        </table:table-row>
        <table:table-row table:style-name="ro25">
          <table:table-cell table:style-name="ce70" office:value-type="string" table:number-columns-spanned="8" table:number-rows-spanned="1">
            <text:p>Kiểm tra chức năng tại màn hình thông tin chi tiết </text:p>
          </table:table-cell>
          <table:covered-table-cell table:number-columns-repeated="7" table:style-name="ce68"/>
          <table:table-cell table:number-columns-repeated="1016"/>
        </table:table-row>
        <table:table-row table:style-name="ro32">
          <table:table-cell table:style-name="ce68"/>
          <table:table-cell table:style-name="ce75" office:value-type="string">
            <text:p>Kiểm tra chức năng lưu </text:p>
          </table:table-cell>
          <table:table-cell table:style-name="ce96" office:value-type="string">
            <text:p>1. Đăng nhập vào hệ thống <text:s/></text:p>
            <text:p>2. Click vào ĐNTT</text:p>
            <text:p>3. Nhập thông tin chung </text:p>
            <text:p>4. Nhập thông tin chi tiết </text:p>
            <text:p>5. Nhấn lưu </text:p>
          </table:table-cell>
          <table:table-cell table:style-name="ce75" office:value-type="string">
            <text:p>Dữ liệu được thêm đầy đủ tại toàn bộ các tab thông tin </text:p>
          </table:table-cell>
          <table:table-cell table:style-name="ce133" office:value-type="string">
            <text:p>Lưu thông tin bản ghi của tab chi tiết vào CSDL</text:p>
          </table:table-cell>
          <table:table-cell table:style-name="ce68" table:number-columns-repeated="3"/>
          <table:table-cell table:number-columns-repeated="1016"/>
        </table:table-row>
        <table:table-row table:style-name="ro32">
          <table:table-cell table:style-name="ce68"/>
          <table:table-cell table:style-name="ce75"/>
          <table:table-cell table:style-name="ce96" office:value-type="string">
            <text:p>1. Đăng nhập vào hệ thống <text:s/></text:p>
            <text:p>2. Click vào ĐNTT </text:p>
            <text:p>3. Nhập thông tin chung </text:p>
            <text:p>4. Nhập thông tin chi tiết </text:p>
            <text:p>5. Nhấn lưu </text:p>
          </table:table-cell>
          <table:table-cell table:style-name="ce123" office:value-type="string">
            <text:p><text:span text:style-name="T6"><text:s/></text:span><text:span text:style-name="T7">Nếu C_BUDGET_ID ≠ </text:span><text:span text:style-name="T7">2:</text:span></text:p>
          </table:table-cell>
          <table:table-cell table:style-name="ce123" office:value-type="string">
            <text:p>Không validate các đ/kiện về ngân sách</text:p>
          </table:table-cell>
          <table:table-cell table:style-name="ce68" table:number-columns-repeated="3"/>
          <table:table-cell table:number-columns-repeated="1016"/>
        </table:table-row>
        <table:table-row table:style-name="ro52">
          <table:table-cell table:style-name="ce68"/>
          <table:table-cell table:style-name="ce75"/>
          <table:table-cell table:style-name="ce96" office:value-type="string">
            <text:p>1. Đăng nhập vào hệ thống <text:s/></text:p>
            <text:p>2. Click vào ĐNTT</text:p>
            <text:p>3. Nhập thông tin chung </text:p>
            <text:p>4. Nhập thông tin chi tiết </text:p>
            <text:p>5. Nhấn lưu </text:p>
          </table:table-cell>
          <table:table-cell table:style-name="ce124" office:value-type="string">
            <text:p>Nếu C_BUDGET_ID = 2 &amp; DIRECT_RELEASE = Y</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able:table-cell>
          <table:table-cell table:style-name="ce134" office:value-type="string">
            <text:p>Nếu không tìm thấy bản ghi NS_PLAN_ID nào thỏa mãn à Hiển thị thông báo lỗi: <text:span text:style-name="T11">‘Không lưu </text:span><text:span text:style-name="T11">được bản ghi do chưa có </text:span><text:span text:style-name="T11">ngân sách quý được </text:span><text:span text:style-name="T11">duyệt’</text:span></text:p>
          </table:table-cell>
          <table:table-cell table:style-name="ce68" table:number-columns-repeated="3"/>
          <table:table-cell table:number-columns-repeated="1016"/>
        </table:table-row>
        <table:table-row table:style-name="ro52">
          <table:table-cell table:style-name="ce68"/>
          <table:table-cell table:style-name="ce75"/>
          <table:table-cell table:style-name="ce96" office:value-type="string">
            <text:p>1. Đăng nhập vào hệ thống <text:s/></text:p>
            <text:p>2. Click vào tờ trình </text:p>
            <text:p>3. Nhập thông tin chung </text:p>
            <text:p>4. Nhập thông tin chi tiết </text:p>
            <text:p>5. Nhấn lưu </text:p>
          </table:table-cell>
          <table:table-cell table:style-name="ce124" office:value-type="string">
            <text:p>Nếu C_BUDGET_ID = 2 &amp; DIRECT_RELEASE = Y</text:p>
            <text:p>•<text:tab/>Hệ thống tìm kiếm các bản ghi NS_PLAN_ID thỏa mãn:</text:p>
            <text:p>o<text:tab/>Có AD_ORG_ID = C_STATEMENT.AD_Org_ID</text:p>
            <text:p>o<text:tab/>Có C_DEPARTMENT_ID = C_STATEMENT.C_Control_Department_ID</text:p>
            <text:p>o<text:tab/>Có C_DOCUMENT_TYPE.Value = ‘KHQ’</text:p>
            <text:p>o<text:tab/>Có NS_QUARTER_ID từ bảng C_QUARTER thỏa mãn có C_QUARTER.Start_Date ≤ C_STATEMENT.Trans_Date ≤ C_QUARTER.End_Date</text:p>
            <text:p>o<text:tab/>Có APPROVED_STATUS = ‘AP’</text:p>
            <text:p>o<text:tab/>Có VERSION_NO = 1</text:p>
          </table:table-cell>
          <table:table-cell table:style-name="ce134" office:value-type="string">
            <text:p>Nếu bản ghi NS_PLAN_ID có IS_LOCKED = Y à Hiển thị thông báo lỗi: <text:span text:style-name="T11">‘Không </text:span><text:span text:style-name="T11">lưu được bản ghi do ngân </text:span><text:span text:style-name="T11">sách quý đã bị khóa’</text:span></text:p>
          </table:table-cell>
          <table:table-cell table:style-name="ce68" table:number-columns-repeated="3"/>
          <table:table-cell table:number-columns-repeated="1016"/>
        </table:table-row>
        <table:table-row table:style-name="ro29">
          <table:table-cell table:style-name="ce68"/>
          <table:table-cell table:style-name="ce75"/>
          <table:table-cell table:style-name="ce96" office:value-type="string">
            <text:p>1. Đăng nhập vào hệ thống <text:s/></text:p>
            <text:p>2. Click vào ĐNTT</text:p>
            <text:p>3. Nhập thông tin chung </text:p>
            <text:p>4. Nhập thông tin chi tiết </text:p>
            <text:p>5. Nhấn lưu </text:p>
          </table:table-cell>
          <table:table-cell table:style-name="ce124" office:value-type="string">
            <text:p>Nếu C_BUDGET_ID = 2 &amp; DIRECT_RELEASE = N</text:p>
          </table:table-cell>
          <table:table-cell table:style-name="ce96" office:value-type="string">
            <text:p>Nếu C_STATEMENT_LINE.Remain_Amount &lt; C_STATEMENT_LINE. Approved_Before_Tax_Amount * C_STATEMENT_LINE.Currency_Rate  Hiển thị thông báo lỗi: ‘Không lưu được bản ghi do chi phí tờ trình vượt ngân sách’</text:p>
          </table:table-cell>
          <table:table-cell table:style-name="ce68" table:number-columns-repeated="3"/>
          <table:table-cell table:number-columns-repeated="1016"/>
        </table:table-row>
        <table:table-row table:style-name="ro32">
          <table:table-cell table:style-name="ce68"/>
          <table:table-cell table:style-name="ce75" office:value-type="string">
            <text:p>Kiểm tra chức năng Hoàn thành (CO)</text:p>
          </table:table-cell>
          <table:table-cell table:style-name="ce96" office:value-type="string">
            <text:p>1. Đăng nhập vào hệ thống <text:s/></text:p>
            <text:p>2. Click vào ĐNTT</text:p>
            <text:p>3. Nhập thông tin chung </text:p>
            <text:p>4. Nhập thông tin chi tiết </text:p>
            <text:p>5. Nhấn lưu </text:p>
          </table:table-cell>
          <table:table-cell table:style-name="ce96" office:value-type="string">
            <text:p>Nhập đầy đủ thông tin tại các tab thông tin chung, thông tin chi tiết </text:p>
          </table:table-cell>
          <table:table-cell table:style-name="ce75" office:value-type="string">
            <text:p>Giống tab thông tin chung </text:p>
          </table:table-cell>
          <table:table-cell table:style-name="ce68" table:number-columns-repeated="3"/>
          <table:table-cell table:number-columns-repeated="1016"/>
        </table:table-row>
        <table:table-row table:style-name="ro32">
          <table:table-cell table:style-name="ce68"/>
          <table:table-cell table:style-name="ce75" office:value-type="string">
            <text:p>Huỷ hoàn thành (RA)</text:p>
          </table:table-cell>
          <table:table-cell table:style-name="ce96" office:value-type="string">
            <text:p>1. Đăng nhập vào hệ thống <text:s/></text:p>
            <text:p>2. Click vào ĐNTT</text:p>
            <text:p>3. Nhập thông tin chung </text:p>
            <text:p>4. Nhập thông tin chi tiết </text:p>
            <text:p>5. Nhấn lưu </text:p>
          </table:table-cell>
          <table:table-cell table:style-name="ce75" office:value-type="string">
            <text:p>Đã tồn tại bản ghi đang ở trạng thái CO</text:p>
          </table:table-cell>
          <table:table-cell table:style-name="ce75" office:value-type="string">
            <text:p>Giống tab thông tin chung </text:p>
          </table:table-cell>
          <table:table-cell table:style-name="ce68" table:number-columns-repeated="3"/>
          <table:table-cell table:number-columns-repeated="1016"/>
        </table:table-row>
        <table:table-row table:style-name="ro25">
          <table:table-cell table:style-name="ce74" office:value-type="string" table:number-columns-spanned="8" table:number-rows-spanned="1">
            <text:p>Kiểm tra chức năng tại màn hình danh sách thông tin chi </text:p>
          </table:table-cell>
          <table:covered-table-cell table:style-name="ce101"/>
          <table:covered-table-cell table:style-name="ce96"/>
          <table:covered-table-cell table:number-columns-repeated="2" table:style-name="ce75"/>
          <table:covered-table-cell table:number-columns-repeated="3" table:style-name="ce68"/>
          <table:table-cell table:number-columns-repeated="1016"/>
        </table:table-row>
        <table:table-row table:style-name="ro33">
          <table:table-cell table:style-name="ce75"/>
          <table:table-cell table:style-name="ce96" office:value-type="string">
            <text:p>Hiển thị danh sách thông tin chi </text:p>
          </table:table-cell>
          <table:table-cell table:style-name="ce96" office:value-type="string">
            <text:p>1. Đăng nhập vào hệ thống <text:s/></text:p>
            <text:p>2. Click vào ĐNTT</text:p>
            <text:p>3. Click vào một ĐNTT bất kì </text:p>
            <text:p>4. Click vào tab thông tin chi </text:p>
          </table:table-cell>
          <table:table-cell table:style-name="ce122" office:value-type="string">
            <text:p>Đã tồn tại bản ghi </text:p>
          </table:table-cell>
          <table:table-cell table:style-name="ce75" office:value-type="string">
            <text:p>1. View toàn bộ tờ trình có trong 1 tháng </text:p>
          </table:table-cell>
          <table:table-cell table:style-name="ce68" table:number-columns-repeated="3"/>
          <table:table-cell table:number-columns-repeated="1016"/>
        </table:table-row>
        <table:table-row table:style-name="ro29">
          <table:table-cell table:style-name="ce75"/>
          <table:table-cell table:style-name="ce75" office:value-type="string">
            <text:p>Xem thông tin chi tiết thông tin chi </text:p>
          </table:table-cell>
          <table:table-cell table:style-name="ce96" office:value-type="string">
            <text:p>1. Đăng nhập vào hệ thống <text:s/></text:p>
            <text:p>2. Click vào ĐNTT</text:p>
            <text:p>3. Click vào một ĐNTT bất kì </text:p>
            <text:p>4. Click vào tab thông tin chi </text:p>
            <text:p>5. Click vào xem chi tiết thông tin chi </text:p>
          </table:table-cell>
          <table:table-cell table:style-name="ce122" office:value-type="string">
            <text:p>Đã tồn tại bản ghi </text:p>
          </table:table-cell>
          <table:table-cell table:style-name="ce75" office:value-type="string">
            <text:p>1.View các dòng chi tiết phiếu thu/ chi gắn với tờ trình </text:p>
          </table:table-cell>
          <table:table-cell table:style-name="ce68" table:number-columns-repeated="3"/>
          <table:table-cell table:number-columns-repeated="1016"/>
        </table:table-row>
        <table:table-row table:style-name="ro25">
          <table:table-cell table:style-name="ce74" office:value-type="string" table:number-columns-spanned="8" table:number-rows-spanned="1">
            <text:p>Kiểm tra chức năng tại màn hình đính kèm </text:p>
          </table:table-cell>
          <table:covered-table-cell table:style-name="ce101"/>
          <table:covered-table-cell table:style-name="ce96"/>
          <table:covered-table-cell table:number-columns-repeated="2" table:style-name="ce75"/>
          <table:covered-table-cell table:number-columns-repeated="3" table:style-name="ce68"/>
          <table:table-cell table:number-columns-repeated="1016"/>
        </table:table-row>
        <table:table-row table:style-name="ro30">
          <table:table-cell table:style-name="ce75"/>
          <table:table-cell table:style-name="ce75" office:value-type="string">
            <text:p>Kiểm tra chức năng chụp ảnh đính kèm </text:p>
          </table:table-cell>
          <table:table-cell table:style-name="ce96" office:value-type="string">
            <text:p>1. Đăng nhập vào hệ thống <text:s/></text:p>
            <text:p>2. Click vào ĐNTT</text:p>
            <text:p>3. Click vào một ĐNTT bất kì </text:p>
            <text:p>4. Click vào tab đính kèm </text:p>
            <text:p>5. Chọn vào button đính kèm -&gt; chọn chụp ảnh </text:p>
          </table:table-cell>
          <table:table-cell table:style-name="ce75"/>
          <table:table-cell table:style-name="ce96" office:value-type="string">
            <text:p>1. Không giới hạn số lượng ảnh chụp </text:p>
            <text:p>2. Ảnh sau khi chụp xong được lưu lại Danh sách file đính kèm </text:p>
            <text:p>3. Cho phép ảnh có thể view lại trực tiếp không cần tải về </text:p>
          </table:table-cell>
          <table:table-cell table:style-name="ce68" table:number-columns-repeated="3"/>
          <table:table-cell table:number-columns-repeated="1016"/>
        </table:table-row>
        <table:table-row table:style-name="ro29">
          <table:table-cell table:style-name="ce75"/>
          <table:table-cell table:style-name="ce75" office:value-type="string">
            <text:p>Kiểm tra chức năng chọn ảnh từ thư mục </text:p>
          </table:table-cell>
          <table:table-cell table:style-name="ce96" office:value-type="string">
            <text:p>1. Đăng nhập vào hệ thống <text:s/></text:p>
            <text:p>2. Click vào ĐNTT </text:p>
            <text:p>3. Click vào một ĐNTT bất kì </text:p>
            <text:p>4. Click vào tab đính kèm </text:p>
            <text:p>5. Chọn vào button đính kèm -&gt; chọn ảnh từ thư mục </text:p>
          </table:table-cell>
          <table:table-cell table:style-name="ce75"/>
          <table:table-cell table:style-name="ce96" office:value-type="string">
            <text:p>1. Không giới hạn số lượng ảnh chọn <text:s/></text:p>
            <text:p>2. Ảnh sau khi chọn <text:s/>xong được lưu lại Danh sách file đính kèm </text:p>
            <text:p>3. Cho phép ảnh có thể view lại trực tiếp không cần tải về </text:p>
          </table:table-cell>
          <table:table-cell table:style-name="ce68" table:number-columns-repeated="3"/>
          <table:table-cell table:number-columns-repeated="1016"/>
        </table:table-row>
        <table:table-row table:style-name="ro28">
          <table:table-cell table:style-name="ce75"/>
          <table:table-cell table:style-name="ce102" office:value-type="string" table:number-columns-spanned="1" table:number-rows-spanned="3">
            <text:p>Kiểm tra chức năng chọn file từ thư mục </text:p>
          </table:table-cell>
          <table:table-cell table:style-name="ce96" office:value-type="string">
            <text:p>1. Đăng nhập vào hệ thống <text:s/></text:p>
            <text:p>2. Click vào ĐNTT </text:p>
            <text:p>3. Click vào một ĐNTT bất kì </text:p>
            <text:p>4. Click vào tab đính kèm </text:p>
            <text:p>5. Chọn vào button đính kèm -&gt; chọn file từ thư mục <text:s/></text:p>
            <text:p>6. Hiển thị màn hình Tài liệu </text:p>
          </table:table-cell>
          <table:table-cell table:style-name="ce75"/>
          <table:table-cell table:style-name="ce96" office:value-type="string">
            <text:p>1. Cho phép người dùng chọn file từ các nguồn : </text:p>
            <text:p>+ File PDF</text:p>
            <text:p>+ File Excel</text:p>
            <text:p>+ File Doc </text:p>
            <text:p>2. File sau khi chọn xong được lưu lại danh sách file đính kèm </text:p>
          </table:table-cell>
          <table:table-cell table:style-name="ce68" table:number-columns-repeated="3"/>
          <table:table-cell table:number-columns-repeated="1016"/>
        </table:table-row>
        <table:table-row table:style-name="ro23">
          <table:table-cell table:style-name="ce75"/>
          <table:covered-table-cell table:style-name="ce103"/>
          <table:table-cell table:style-name="ce96" office:value-type="string">
            <text:p>7. Chọn nhiều loại file cùng một lúc </text:p>
          </table:table-cell>
          <table:table-cell table:style-name="ce75"/>
          <table:table-cell table:style-name="ce75" office:value-type="string">
            <text:p>1. Hiển thị toàn bộ các file đã chọn tại màn hình danh sách file đính kèm </text:p>
          </table:table-cell>
          <table:table-cell table:style-name="ce68" table:number-columns-repeated="3"/>
          <table:table-cell table:number-columns-repeated="1016"/>
        </table:table-row>
        <table:table-row table:style-name="ro1">
          <table:table-cell table:style-name="ce75"/>
          <table:covered-table-cell table:style-name="ce104"/>
          <table:table-cell table:style-name="ce96" office:value-type="string">
            <text:p>7. Thoát </text:p>
          </table:table-cell>
          <table:table-cell table:style-name="ce75"/>
          <table:table-cell table:style-name="ce75" office:value-type="string">
            <text:p>Huỷ thao tác vừa thực hiện </text:p>
          </table:table-cell>
          <table:table-cell table:style-name="ce68" table:number-columns-repeated="3"/>
          <table:table-cell table:number-columns-repeated="1016"/>
        </table:table-row>
        <table:table-row table:style-name="ro31">
          <table:table-cell table:style-name="ce75"/>
          <table:table-cell table:style-name="ce102" office:value-type="string" table:number-columns-spanned="1" table:number-rows-spanned="2">
            <text:p>Kiểm tra chức năng tải file </text:p>
          </table:table-cell>
          <table:table-cell table:style-name="ce96" office:value-type="string">
            <text:p>1. Đăng nhập vào hệ thống <text:s/></text:p>
            <text:p>2. Click vào ĐNTT </text:p>
            <text:p>3. Click vào một ĐNTT bất kì </text:p>
            <text:p>4. Click vào tab đính kèm </text:p>
            <text:p>5. Chọn vào button đính kèm -&gt; chọn file từ thư mục <text:s/></text:p>
            <text:p>6. Click vào Tải file </text:p>
          </table:table-cell>
          <table:table-cell table:style-name="ce75"/>
          <table:table-cell table:style-name="ce96" office:value-type="string">
            <text:p>1. Màn hình hiển thị file chọn để tải </text:p>
            <text:p>2. Thực hiện tải file lên và lưu tại danh sách file đính kèm </text:p>
            <text:p>3. Giới hạn dung lượng file không quá 100M </text:p>
            <text:p>4. Tốc độ truyền file không quá 100s</text:p>
          </table:table-cell>
          <table:table-cell table:style-name="ce68" table:number-columns-repeated="3"/>
          <table:table-cell table:number-columns-repeated="1016"/>
        </table:table-row>
        <table:table-row table:style-name="ro1">
          <table:table-cell table:style-name="ce75"/>
          <table:covered-table-cell table:style-name="ce104"/>
          <table:table-cell table:style-name="ce96" office:value-type="string">
            <text:p>6. Thoát </text:p>
          </table:table-cell>
          <table:table-cell table:style-name="ce75"/>
          <table:table-cell table:style-name="ce75" office:value-type="string">
            <text:p>1. Huỷ thao tác vừa thực hiện </text:p>
          </table:table-cell>
          <table:table-cell table:style-name="ce68" table:number-columns-repeated="3"/>
          <table:table-cell table:number-columns-repeated="1016"/>
        </table:table-row>
        <table:table-row table:style-name="ro25">
          <table:table-cell table:style-name="ce76" office:value-type="string" table:number-columns-spanned="8" table:number-rows-spanned="1">
            <text:p>Kiểm tra các ảnh hưởng </text:p>
          </table:table-cell>
          <table:covered-table-cell table:number-columns-repeated="6" table:style-name="ce105"/>
          <table:covered-table-cell table:style-name="ce137"/>
          <table:table-cell table:number-columns-repeated="1016"/>
        </table:table-row>
        <table:table-row table:style-name="ro1">
          <table:table-cell table:style-name="ce77"/>
          <table:table-cell table:style-name="ce33" office:value-type="string">
            <text:p>Khi mất mạng </text:p>
          </table:table-cell>
          <table:table-cell table:style-name="ce78" office:value-type="string">
            <text:p>ND thực hiện tắt mạng </text:p>
          </table:table-cell>
          <table:table-cell table:style-name="ce78"/>
          <table:table-cell table:style-name="ce78" office:value-type="string">
            <text:p>Hiển thị thông báo mất kết nối mạng </text:p>
          </table:table-cell>
          <table:table-cell table:style-name="ce78" table:number-columns-repeated="3"/>
          <table:table-cell table:number-columns-repeated="1016"/>
        </table:table-row>
        <table:table-row table:style-name="ro1">
          <table:table-cell table:style-name="ce77"/>
          <table:table-cell table:style-name="ce33" office:value-type="string">
            <text:p>Khi mạng kém </text:p>
          </table:table-cell>
          <table:table-cell table:style-name="ce78" office:value-type="string">
            <text:p>Mở / tắt mạng chập trờn </text:p>
          </table:table-cell>
          <table:table-cell table:style-name="ce78"/>
          <table:table-cell table:style-name="ce78" office:value-type="string">
            <text:p>Hiển thị thông báo kết nối mạng kém </text:p>
          </table:table-cell>
          <table:table-cell table:style-name="ce78" table:number-columns-repeated="3"/>
          <table:table-cell table:number-columns-repeated="1016"/>
        </table:table-row>
        <table:table-row table:style-name="ro46">
          <table:table-cell table:style-name="ce77"/>
          <table:table-cell table:style-name="ce33" office:value-type="string">
            <text:p>Kill app </text:p>
          </table:table-cell>
          <table:table-cell table:style-name="ce78" office:value-type="string">
            <text:p>1. Vào app </text:p>
            <text:p>2. Vào màn hình tổng hợp </text:p>
            <text:p>3. Kill app</text:p>
            <text:p>4. Vào lại app</text:p>
          </table:table-cell>
          <table:table-cell table:style-name="ce78"/>
          <table:table-cell table:style-name="ce78" office:value-type="string">
            <text:p>Hiển thị màn hình dashboard </text:p>
          </table:table-cell>
          <table:table-cell table:style-name="ce78" table:number-columns-repeated="3"/>
          <table:table-cell table:number-columns-repeated="1016"/>
        </table:table-row>
        <table:table-row table:style-name="ro23">
          <table:table-cell table:style-name="ce77"/>
          <table:table-cell table:style-name="ce33" office:value-type="string">
            <text:p>Thoát app </text:p>
          </table:table-cell>
          <table:table-cell table:style-name="ce78" office:value-type="string">
            <text:p>1. Vào app </text:p>
            <text:p>2. Vào lại app</text:p>
          </table:table-cell>
          <table:table-cell table:style-name="ce78"/>
          <table:table-cell table:style-name="ce78" office:value-type="string">
            <text:p>Hiển thị màn hình đang sử dụng </text:p>
          </table:table-cell>
          <table:table-cell table:style-name="ce78" table:number-columns-repeated="3"/>
          <table:table-cell table:number-columns-repeated="1016"/>
        </table:table-row>
        <table:table-row table:style-name="ro24">
          <table:table-cell table:style-name="ce77"/>
          <table:table-cell table:style-name="ce33" office:value-type="string">
            <text:p>Khi Có thông báo trong app </text:p>
          </table:table-cell>
          <table:table-cell table:style-name="ce78" office:value-type="string">
            <text:p>1. Đang sử dụng app </text:p>
            <text:p>2. Click vào thông báo trong app </text:p>
          </table:table-cell>
          <table:table-cell table:style-name="ce78"/>
          <table:table-cell table:style-name="ce78" office:value-type="string">
            <text:p>-Hiển thị màn hình đang sử dụng </text:p>
            <text:p>- Tắt thông báo </text:p>
            <text:p/>
          </table:table-cell>
          <table:table-cell table:style-name="ce78" table:number-columns-repeated="3"/>
          <table:table-cell table:number-columns-repeated="1016"/>
        </table:table-row>
        <table:table-row table:style-name="ro24">
          <table:table-cell table:style-name="ce77"/>
          <table:table-cell table:style-name="ce33" office:value-type="string">
            <text:p>Khi click vào thông báo ngoài app</text:p>
          </table:table-cell>
          <table:table-cell table:style-name="ce78" office:value-type="string">
            <text:p>1. Đang sử dụng app </text:p>
            <text:p>2. Click vào thông báo ngoài app </text:p>
          </table:table-cell>
          <table:table-cell table:style-name="ce78"/>
          <table:table-cell table:style-name="ce78" office:value-type="string">
            <text:p>- Thoát app </text:p>
          </table:table-cell>
          <table:table-cell table:style-name="ce78" table:number-columns-repeated="3"/>
          <table:table-cell table:number-columns-repeated="1016"/>
        </table:table-row>
        <table:table-row table:style-name="ro32">
          <table:table-cell table:style-name="ce77"/>
          <table:table-cell table:style-name="ce34" office:value-type="string">
            <text:p>Kiểm tra khi vuốt xuống </text:p>
          </table:table-cell>
          <table:table-cell table:style-name="ce34" office:value-type="string">
            <text:p>kiểm tra giao diện khi người dùng vuốt xuống</text:p>
          </table:table-cell>
          <table:table-cell table:style-name="ce78"/>
          <table:table-cell table:style-name="ce34" office:value-type="string">
            <text:p>- Hiển thị danh sách tờ trình cho đến khi hết</text:p>
            <text:p>- phân trang hiển thị 10 tờ trình </text:p>
            <text:p>-hiển thị biểu tượng loadmore khi vuốt xuống biểu diễn đang load dữ liệu </text:p>
          </table:table-cell>
          <table:table-cell table:style-name="ce78" table:number-columns-repeated="3"/>
          <table:table-cell table:number-columns-repeated="1016"/>
        </table:table-row>
        <table:table-row table:style-name="ro24">
          <table:table-cell table:style-name="ce78"/>
          <table:table-cell table:style-name="ce34" office:value-type="string">
            <text:p>Kiểm tri khi người dùng vuốt lên </text:p>
          </table:table-cell>
          <table:table-cell table:style-name="ce34" office:value-type="string">
            <text:p>Vuốt lên </text:p>
          </table:table-cell>
          <table:table-cell table:style-name="ce78"/>
          <table:table-cell table:style-name="ce34" office:value-type="string">
            <text:p>- cập nhật bản khi hiện đang có </text:p>
            <text:p>- hiển thị iconloadmore khi người dừng vuốt lên </text:p>
          </table:table-cell>
          <table:table-cell table:style-name="ce78" table:number-columns-repeated="3"/>
          <table:table-cell table:number-columns-repeated="1016"/>
        </table:table-row>
        <table:table-row table:style-name="ro23">
          <table:table-cell table:style-name="ce78"/>
          <table:table-cell table:style-name="ce34" office:value-type="string">
            <text:p>Kiểm tra khi người dùng nhẫn giữ vào một tờ trình </text:p>
          </table:table-cell>
          <table:table-cell table:style-name="ce34" office:value-type="string">
            <text:p>Vuốt xuống </text:p>
          </table:table-cell>
          <table:table-cell table:style-name="ce78"/>
          <table:table-cell table:style-name="ce34" office:value-type="string">
            <text:p>- tờ trình không dịch chuyển, màu tờ trình thay đổi </text:p>
          </table:table-cell>
          <table:table-cell table:style-name="ce78" table:number-columns-repeated="3"/>
          <table:table-cell table:number-columns-repeated="1016"/>
        </table:table-row>
        <table:table-row table:style-name="ro23">
          <table:table-cell table:style-name="ce78"/>
          <table:table-cell table:style-name="ce34" office:value-type="string">
            <text:p>Kiểm tra khi người dùng vuốt bằng 2 ngón tay </text:p>
          </table:table-cell>
          <table:table-cell table:style-name="ce34" office:value-type="string">
            <text:p>Vuốt bằng 2 ngón tay </text:p>
          </table:table-cell>
          <table:table-cell table:style-name="ce78"/>
          <table:table-cell table:style-name="ce34" office:value-type="string">
            <text:p>- không cho phép hai tờ trình dịch chuyển </text:p>
          </table:table-cell>
          <table:table-cell table:style-name="ce78" table:number-columns-repeated="3"/>
          <table:table-cell table:number-columns-repeated="1016"/>
        </table:table-row>
        <table:table-row table:style-name="ro23">
          <table:table-cell table:style-name="ce78"/>
          <table:table-cell table:style-name="ce34" office:value-type="string">
            <text:p>Kiểm tra khi người dùng vuốt mép trái màn hình </text:p>
          </table:table-cell>
          <table:table-cell table:style-name="ce34" office:value-type="string">
            <text:p>Vuốt mép trái màn hình </text:p>
          </table:table-cell>
          <table:table-cell table:style-name="ce78"/>
          <table:table-cell table:style-name="ce34" office:value-type="string">
            <text:p>- không back lại màn hình home</text:p>
          </table:table-cell>
          <table:table-cell table:style-name="ce78" table:number-columns-repeated="3"/>
          <table:table-cell table:number-columns-repeated="1016"/>
        </table:table-row>
        <table:table-row table:style-name="ro24">
          <table:table-cell table:style-name="ce78"/>
          <table:table-cell table:style-name="ce34" office:value-type="string">
            <text:p>kiểm tra khi người dùng vuốt bằng 2 ngón tay về phía bên phải tại hai tờ trình </text:p>
          </table:table-cell>
          <table:table-cell table:style-name="ce34" office:value-type="string">
            <text:p>hai ngón tay <text:s/>vuốt vào hai tờ trình </text:p>
          </table:table-cell>
          <table:table-cell table:style-name="ce78"/>
          <table:table-cell table:style-name="ce34" office:value-type="string">
            <text:p><text:s/>không cho phép người dùng thực hiện </text:p>
          </table:table-cell>
          <table:table-cell table:style-name="ce78" table:number-columns-repeated="3"/>
          <table:table-cell table:number-columns-repeated="1016"/>
        </table:table-row>
        <table:table-row table:style-name="ro23">
          <table:table-cell table:style-name="ce78"/>
          <table:table-cell table:style-name="ce34" office:value-type="string">
            <text:p>Kiểm tra khi người dùng vuốt mép phải </text:p>
          </table:table-cell>
          <table:table-cell table:style-name="ce34" office:value-type="string">
            <text:p>Vuốt mép phải màn hình </text:p>
          </table:table-cell>
          <table:table-cell table:style-name="ce78"/>
          <table:table-cell table:style-name="ce34" office:value-type="string">
            <text:p>- không hiển thị màn hình chi tiết một tờ trình </text:p>
          </table:table-cell>
          <table:table-cell table:style-name="ce78" table:number-columns-repeated="3"/>
          <table:table-cell table:number-columns-repeated="1016"/>
        </table:table-row>
        <table:table-row table:style-name="ro25">
          <table:table-cell table:style-name="ce79" office:value-type="string" table:number-columns-spanned="8" table:number-rows-spanned="1">
            <text:p>An toàn thông tin </text:p>
          </table:table-cell>
          <table:covered-table-cell table:number-columns-repeated="6" table:style-name="ce106"/>
          <table:covered-table-cell table:style-name="ce138"/>
          <table:table-cell table:number-columns-repeated="1016"/>
        </table:table-row>
        <table:table-row table:style-name="ro53">
          <table:table-cell table:style-name="ce75"/>
          <table:table-cell table:style-name="ce107" office:value-type="string">
            <text:p>Kiểm tra token</text:p>
          </table:table-cell>
          <table:table-cell table:style-name="ce117" office:value-type="string">
            <text:p>Thêm mới và update</text:p>
            <text:p>1.Vào trong form thêm mới hoặc update, kiểm tra xem trong form có trường csrf không(trường này bị hidden, dùng firebug để kiểm tra)</text:p>
            <text:p>2.Thay đổi giá trị của csrf (là giá trị của 1 user khác trên máy khác cũng đang login vào hệ thống)</text:p>
            <text:p>3.Click summit giao dịch</text:p>
          </table:table-cell>
          <table:table-cell table:style-name="ce75"/>
          <table:table-cell table:style-name="ce107" office:value-type="string">
            <text:p>Hệ thôống cho phép thực hiện giao dịch</text:p>
          </table:table-cell>
          <table:table-cell table:style-name="ce75" table:number-columns-repeated="3"/>
          <table:table-cell table:number-columns-repeated="1016"/>
        </table:table-row>
        <table:table-row table:style-name="ro33">
          <table:table-cell table:style-name="ce75"/>
          <table:table-cell table:style-name="ce108" office:value-type="string">
            <text:p>Kiểm tra SQL Injection - Insert</text:p>
          </table:table-cell>
          <table:table-cell table:style-name="ce96" office:value-type="string">
            <text:p>Trong phần thêm mới dữ liệu, nhập thông tin sau vào 1 trường nào đó </text:p>
            <text:p>' + (SELECT</text:p>
            <text:p>TOP 1 FieldName FROM TableName) + '</text:p>
          </table:table-cell>
          <table:table-cell table:style-name="ce75"/>
          <table:table-cell table:style-name="ce75" office:value-type="string">
            <text:p>Hệ thống không cho phép insert hoặc insert đúng dữ liệu nhập vào</text:p>
          </table:table-cell>
          <table:table-cell table:style-name="ce75" table:number-columns-repeated="3"/>
          <table:table-cell table:number-columns-repeated="1016"/>
        </table:table-row>
        <table:table-row table:style-name="ro54">
          <table:table-cell table:style-name="ce75"/>
          <table:table-cell table:style-name="ce109" office:value-type="string" table:number-columns-spanned="1" table:number-rows-spanned="2">
            <text:p>Kiểm tra việc chặn vào các thư mục không được phép</text:p>
          </table:table-cell>
          <table:table-cell table:style-name="ce117" office:value-type="string">
            <text:p>Download file</text:p>
            <text:p><text:s/>- Vào 1 thư mục lưu file</text:p>
            <text:p><text:s/>- Xóa bớt đường dẫn để đến các thư mục cha hoặc vào các thư mục khác mà không có quyền</text:p>
          </table:table-cell>
          <table:table-cell table:style-name="ce117"/>
          <table:table-cell table:style-name="ce117" office:value-type="string">
            <text:p>Hệ thôngs thông báo không được phép </text:p>
          </table:table-cell>
          <table:table-cell table:style-name="ce135" table:number-columns-repeated="3"/>
          <table:table-cell table:number-columns-repeated="1016"/>
        </table:table-row>
        <table:table-row table:style-name="ro55">
          <table:table-cell table:style-name="ce75"/>
          <table:covered-table-cell table:style-name="ce110"/>
          <table:table-cell table:style-name="ce117" office:value-type="string">
            <text:p>Upload file</text:p>
            <text:p>- Upload file</text:p>
            <text:p>- Sửa đường dẫn lưu file bằng firebug vào thư mục không có quyền</text:p>
          </table:table-cell>
          <table:table-cell table:style-name="ce117"/>
          <table:table-cell table:style-name="ce117" office:value-type="string">
            <text:p>Hệ thôngs thông báo không được phép </text:p>
          </table:table-cell>
          <table:table-cell table:style-name="ce75" table:number-columns-repeated="3"/>
          <table:table-cell table:number-columns-repeated="1016"/>
        </table:table-row>
        <table:table-row table:style-name="ro56">
          <table:table-cell table:style-name="ce75"/>
          <table:table-cell table:style-name="ce89" office:value-type="string" table:number-columns-spanned="1" table:number-rows-spanned="3">
            <text:p>Check file type</text:p>
          </table:table-cell>
          <table:table-cell table:style-name="ce117" office:value-type="string">
            <text:p/>
            <text:p>Chỉnh sửa file A.php thành file A.jpg (Hệ thống cho phép file type là .jpg)</text:p>
            <text:p>Vào màn hinh có chức năng upload file</text:p>
            <text:p>Chọn upload file trên</text:p>
            <text:p/>
          </table:table-cell>
          <table:table-cell table:style-name="ce117"/>
          <table:table-cell table:style-name="ce117" office:value-type="string">
            <text:p>Hệ thống không cho phép upload</text:p>
          </table:table-cell>
          <table:table-cell table:style-name="ce75" table:number-columns-repeated="3"/>
          <table:table-cell table:number-columns-repeated="1016"/>
        </table:table-row>
        <table:table-row table:style-name="ro56">
          <table:table-cell table:style-name="ce75"/>
          <table:covered-table-cell table:style-name="ce95"/>
          <table:table-cell table:style-name="ce117" office:value-type="string">
            <text:p/>
            <text:p>Chỉnh sửa file A.jpg thành file A.php (Hệ thống cho phép file type là .jpg)</text:p>
            <text:p>Vào màn hinh có chức năng upload file</text:p>
            <text:p>Chọn upload file trên</text:p>
            <text:p/>
          </table:table-cell>
          <table:table-cell table:style-name="ce117"/>
          <table:table-cell table:style-name="ce117" office:value-type="string">
            <text:p>Hệ thống vẫn cho phép upload bình thường và lưu trong DB file có đuôi là .jpg và mine type=.jpg</text:p>
          </table:table-cell>
          <table:table-cell table:style-name="ce75" table:number-columns-repeated="3"/>
          <table:table-cell table:number-columns-repeated="1016"/>
        </table:table-row>
        <table:table-row table:style-name="ro24">
          <table:table-cell table:style-name="ce75"/>
          <table:covered-table-cell table:style-name="ce92"/>
          <table:table-cell table:style-name="ce117" office:value-type="string">
            <text:p>Thực hiện upload file thực thi .exe,.bat,.php (nhưng đổi đuôi file)</text:p>
          </table:table-cell>
          <table:table-cell table:style-name="ce117"/>
          <table:table-cell table:style-name="ce117" office:value-type="string">
            <text:p>Hệ thống không cho phép upload</text:p>
          </table:table-cell>
          <table:table-cell table:style-name="ce75" table:number-columns-repeated="3"/>
          <table:table-cell table:number-columns-repeated="1016"/>
        </table:table-row>
        <table:table-row table:style-name="ro57">
          <table:table-cell table:style-name="ce75"/>
          <table:table-cell table:style-name="ce75" office:value-type="string">
            <text:p>Xoá Dữ liệu </text:p>
          </table:table-cell>
          <table:table-cell table:style-name="ce117" office:value-type="string">
            <office:annotation draw:style-name="gr1" draw:text-style-name="P1" svg:width="1.8606in" svg:height="2.011in" svg:x="4.6374in" svg:y="155.0571in" draw:caption-point-x="-0.2146in" draw:caption-point-y="-9.087in">
              <dc:creator>25</dc:creator>
              <dc:date>2020-04-04T00:00:00</dc:date>
              <text:p text:style-name="P1"><text:span text:style-name="T1">Viettel:</text:span></text:p>
              <text:p text:style-name="P1"><text:span text:style-name="T2">Câu truy vấn: delete from tableName where id=10 or 1=1</text:span></text:p>
            </office:annotation>
            <text:p>Delete du lieu </text:p>
            <text:p>Ví dụ 1 action xóa có URL như sau: http://www.myhost.com/deleteAction?id=10</text:p>
            <text:p>Khi đó thêm xâu <text:span text:style-name="T4">or 1=1</text:span><text:span text:style-name="T5"> vào </text:span><text:span text:style-name="T5">cuối URL trên</text:span></text:p>
          </table:table-cell>
          <table:table-cell table:style-name="ce75"/>
          <table:table-cell table:style-name="ce117" office:value-type="string">
            <text:p>Hệ thống thông báo ko hợp lệ</text:p>
          </table:table-cell>
          <table:table-cell table:style-name="ce75" table:number-columns-repeated="3"/>
          <table:table-cell table:number-columns-repeated="1016"/>
        </table:table-row>
        <table:table-row table:style-name="ro58">
          <table:table-cell table:style-name="ce75"/>
          <table:table-cell table:style-name="ce75" office:value-type="string">
            <text:p>Insert dữ liệu</text:p>
          </table:table-cell>
          <table:table-cell table:style-name="ce117" office:value-type="string">
            <text:p>Thay tham số của URL theo dữ liệu mà bạn muốn insert vào.</text:p>
            <text:p>Dùng firebug để thay đổi giá trị của các trường mà đc lấy từ DB( ví dụ dữ liệu combobox, checkbox,…) sao cho giá trị đó không tồn tại trong DB</text:p>
          </table:table-cell>
          <table:table-cell table:style-name="ce75"/>
          <table:table-cell table:style-name="ce117" office:value-type="string">
            <text:p>Hệ thống không cho insert và thông báo lỗi cho Client</text:p>
          </table:table-cell>
          <table:table-cell table:style-name="ce75" table:number-columns-repeated="3"/>
          <table:table-cell table:number-columns-repeated="1016"/>
        </table:table-row>
        <table:table-row table:style-name="ro58" table:number-rows-repeated="112">
          <table:table-cell table:style-name="ce68" table:number-columns-repeated="8"/>
          <table:table-cell table:number-columns-repeated="1016"/>
        </table:table-row>
        <table:table-row table:style-name="ro58" table:number-rows-repeated="12">
          <table:table-cell table:number-columns-repeated="5"/>
          <table:table-cell table:style-name="ce68" table:number-columns-repeated="3"/>
          <table:table-cell table:number-columns-repeated="1016"/>
        </table:table-row>
        <table:table-row table:style-name="ro58" table:number-rows-repeated="1048304">
          <table:table-cell table:number-columns-repeated="1024"/>
        </table:table-row>
        <table:table-row table:style-name="ro58">
          <table:table-cell table:number-columns-repeated="1024"/>
        </table:table-row>
      </table:table>
      <table:table table:name="Sheet3" table:style-name="ta1" table:print="false">
        <table:table-column table:style-name="co1" table:default-cell-style-name="Default"/>
        <table:table-row table:style-name="ro2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Roman" svg:font-family="'Times Roman'"/>
    <style:font-face style:name="ＭＳ Ｐゴシック" svg:font-family="'ＭＳ Ｐゴシック'"/>
    <style:font-face style:name="F" svg:font-family="" style:font-family-generic="roman"/>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50P0" style:volatile="true">
      <number:currency-symbol>$</number:currency-symbol>
      <number:number number:decimal-places="2" number:min-integer-digits="1" number:grouping="true"/>
    </number:currency-style>
    <number:currency-style style:name="N150">
      <style:text-properties fo:color="#ff0000"/>
      <number:text>-</number:text>
      <number:currency-symbol>$</number:currency-symbol>
      <number:number number:decimal-places="2" number:min-integer-digits="1" number:grouping="true"/>
      <style:map style:condition="value()&gt;=0" style:apply-style-name="N150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text>$</number:text>
      <number:number number:decimal-places="0" number:min-integer-digits="1" number:grouping="true"/>
      <number:text> </number:text>
    </number:number-style>
    <number:number-style style:name="N132">
      <number:text>($</number:text>
      <number:number number:decimal-places="0" number:min-integer-digits="1" number:grouping="true"/>
      <number:text>)</number:text>
      <style:map style:condition="value()&gt;=0" style:apply-style-name="N132P0"/>
    </number:number-style>
    <number:number-style style:name="N133P0" style:volatile="true">
      <number:text>$</number:text>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number:text>
      <style:map style:condition="value()&gt;=0" style:apply-style-name="N133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0P0" style:volatile="true">
      <number:text> £</number:text>
      <number:number number:decimal-places="0" number:min-integer-digits="1" number:grouping="true"/>
      <number:text> </number:text>
    </number:number-style>
    <number:number-style style:name="N140P1" style:volatile="true">
      <number:text>-£</number:text>
      <number:number number:decimal-places="0" number:min-integer-digits="1" number:grouping="true"/>
      <number:text> </number:text>
    </number:number-style>
    <number:number-style style:name="N140P2" style:volatile="true">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44P0" style:volatile="true">
      <number:day/>
      <number:text>-</number:text>
      <number:month number:textual="true"/>
      <number:text>-</number:text>
      <number:year/>
    </number:date-style>
    <number:text-style style:name="N144">
      <number:text-content/>
      <style:map style:condition="value()&gt;=0" style:apply-style-name="N144P0"/>
    </number:text-style>
    <number:date-style style:name="N145P0" style:volatile="true">
      <number:day/>
      <number:text>-</number:text>
      <number:month number:textual="true"/>
      <number:text>-</number:text>
      <number:year/>
    </number:date-style>
    <number:text-style style:name="N145">
      <number:text-content/>
      <style:map style:condition="value()&gt;=0" style:apply-style-name="N145P0"/>
    </number:text-style>
    <number:number-style style:name="N146P0" style:volatile="true">
      <number:text>Yes</number:text>
    </number:number-style>
    <number:number-style style:name="N146P1" style:volatile="true">
      <number:text>Yes</number:text>
    </number:number-style>
    <number:number-style style:name="N146">
      <number:text>No</number:text>
      <style:map style:condition="value()&gt;0" style:apply-style-name="N146P0"/>
      <style:map style:condition="value()&lt;0" style:apply-style-name="N146P1"/>
    </number:number-style>
    <number:number-style style:name="N147P0" style:volatile="true">
      <number:text>True</number:text>
    </number:number-style>
    <number:number-style style:name="N147P1" style:volatile="true">
      <number:text>True</number:text>
    </number:number-style>
    <number:number-style style:name="N147">
      <number:text>False</number:text>
      <style:map style:condition="value()&gt;0" style:apply-style-name="N147P0"/>
      <style:map style:condition="value()&lt;0" style:apply-style-name="N147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currency-style style:name="N149P0" style:volatile="true">
      <number:currency-symbol>€</number:currency-symbol>
      <number:text> </number:text>
      <number:number number:decimal-places="2" number:min-integer-digits="1" number:grouping="true"/>
      <number:text> </number:text>
    </number:currency-style>
    <number:currency-style style:name="N149">
      <style:text-properties fo:color="#ff0000"/>
      <number:text>(</number:text>
      <number:currency-symbol>€</number:currency-symbol>
      <number:text> </number:text>
      <number:number number:decimal-places="2" number:min-integer-digits="1" number:grouping="true"/>
      <number:text>)</number:text>
      <style:map style:condition="value()&gt;=0" style:apply-style-name="N149P0"/>
    </number:currency-style>
    <number:date-style style:name="N16116" number:language="en">
      <number:day number:style="long"/>
      <number:text>-</number:text>
      <number:month number:textual="true"/>
      <number:text>-</number:text>
      <number:year/>
    </number:date-style>
    <number:date-style style:name="N16117" number:language="en">
      <number:day number:style="long"/>
      <number:text>-</number:text>
      <number:month number:textual="true"/>
    </number:date-style>
    <number:date-style style:name="N16118" number:language="en">
      <number:month number:textual="true"/>
      <number:text>-</number:text>
      <number:year/>
    </number:date-style>
    <number:time-style style:name="N16119" number:language="en">
      <number:hours/>
      <number:text>:</number:text>
      <number:minutes number:style="long"/>
      <number:text> </number:text>
      <number:am-pm/>
    </number:time-style>
    <number:time-style style:name="N16120" number:language="en">
      <number:hours/>
      <number:text>:</number:text>
      <number:minutes number:style="long"/>
      <number:text>:</number:text>
      <number:seconds number:style="long"/>
      <number:text> </number:text>
      <number:am-pm/>
    </number:time-style>
    <number:date-style style:name="N1612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5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name-complex="ＭＳ Ｐゴシック" style:font-size-complex="11pt" style:font-style-complex="normal" style:font-weight-complex="normal"/>
    </style:style>
    <style:style style:name="Normal_5f_Template_5f_UnitTest_20_Case_5f_v0.9" style:display-name="Normal_Template_UnitTest Case_v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name-complex="ＭＳ Ｐゴシック1" style:font-size-complex="11pt" style:font-style-complex="normal" style:font-weight-complex="normal"/>
    </style:style>
    <style:style style:name="Normal_20_3_20_2" style:display-name="Normal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4">04/04/2020</text:date>, <text:time>17:22: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hai  long</meta:initial-creator>
    <meta:creation-date>2020-04-04T14:47:47</meta:creation-date>
    <dc:date>2020-04-04T17:22:16</dc:date>
    <dc:creator>tran hai  long</dc:creator>
    <meta:editing-duration>PT2H3M49S</meta:editing-duration>
    <meta:editing-cycles>6</meta:editing-cycles>
    <meta:generator>OpenOffice/4.1.7$Unix OpenOffice.org_project/417m1$Build-9800</meta:generator>
    <meta:document-statistic meta:table-count="3" meta:cell-count="621" meta:object-count="0"/>
  </office:meta>
</office:document-meta>
</file>